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лавие1" style:master-page-name="MP0" style:family="paragraph">
      <style:paragraph-properties fo:break-before="page" fo:text-align="center" fo:margin-top="0in"/>
    </style:style>
    <style:style style:name="T3" style:parent-style-name="Шрифтнаабзацапоподразбиране" style:family="text">
      <style:text-properties fo:language="en" fo:country="GB"/>
    </style:style>
    <style:style style:name="P4" style:parent-style-name="Standard" style:family="paragraph">
      <style:paragraph-properties fo:line-height="100%"/>
    </style:style>
    <style:style style:name="T5" style:parent-style-name="Шрифтнаабзацапоподразбиране" style:family="text">
      <style:text-properties fo:language="en" fo:country="GB"/>
    </style:style>
    <style:style style:name="T6" style:parent-style-name="Шрифтнаабзацапоподразбиране" style:family="text">
      <style:text-properties fo:font-weight="bold" style:font-weight-asian="bold"/>
    </style:style>
    <style:style style:name="T7" style:parent-style-name="Шрифтнаабзацапоподразбиране" style:family="text">
      <style:text-properties fo:font-weight="bold" style:font-weight-asian="bold"/>
    </style:style>
    <style:style style:name="T8" style:parent-style-name="Шрифтнаабзацапоподразбиране" style:family="text">
      <style:text-properties fo:font-weight="bold" style:font-weight-asian="bold"/>
    </style:style>
    <style:style style:name="T9" style:parent-style-name="Шрифтнаабзацапоподразбиране" style:family="text">
      <style:text-properties fo:font-weight="bold" style:font-weight-asian="bold"/>
    </style:style>
    <style:style style:name="T10" style:parent-style-name="Шрифтнаабзацапоподразбиране" style:family="text">
      <style:text-properties fo:font-weight="bold" style:font-weight-asian="bold"/>
    </style:style>
    <style:style style:name="T11" style:parent-style-name="Шрифтнаабзацапоподразбиране" style:family="text">
      <style:text-properties fo:font-weight="bold" style:font-weight-asian="bold"/>
    </style:style>
    <style:style style:name="T12" style:parent-style-name="Шрифтнаабзацапоподразбиране" style:family="text">
      <style:text-properties fo:font-weight="bold" style:font-weight-asian="bold"/>
    </style:style>
    <style:style style:name="T13" style:parent-style-name="Шрифтнаабзацапоподразбиране" style:family="text">
      <style:text-properties fo:font-weight="bold" style:font-weight-asian="bold"/>
    </style:style>
    <style:style style:name="T14" style:parent-style-name="Шрифтнаабзацапоподразбиране" style:family="text">
      <style:text-properties fo:font-weight="bold" style:font-weight-asian="bold"/>
    </style:style>
    <style:style style:name="P15" style:parent-style-name="Standard" style:family="paragraph">
      <style:paragraph-properties fo:margin-top="0in" fo:margin-bottom="0in"/>
    </style:style>
    <style:style style:name="T16" style:parent-style-name="Шрифтнаабзацапоподразбиране" style:family="text">
      <style:text-properties fo:font-weight="bold" style:font-weight-asian="bold"/>
    </style:style>
    <style:style style:name="T17" style:parent-style-name="Шрифтнаабзацапоподразбиране" style:family="text">
      <style:text-properties fo:font-weight="bold" style:font-weight-asian="bold"/>
    </style:style>
    <style:style style:name="T18" style:parent-style-name="Шрифтнаабзацапоподразбиране" style:family="text">
      <style:text-properties fo:font-weight="bold" style:font-weight-asian="bold"/>
    </style:style>
    <style:style style:name="T19" style:parent-style-name="Шрифтнаабзацапоподразбиране" style:family="text">
      <style:text-properties fo:font-weight="bold" style:font-weight-asian="bold"/>
    </style:style>
    <style:style style:name="T20" style:parent-style-name="Шрифтнаабзацапоподразбиране" style:family="text">
      <style:text-properties fo:font-weight="bold" style:font-weight-asian="bold"/>
    </style:style>
    <style:style style:name="T21" style:parent-style-name="Шрифтнаабзацапоподразбиране" style:family="text">
      <style:text-properties fo:font-weight="bold" style:font-weight-asian="bold"/>
    </style:style>
    <style:style style:name="T22" style:parent-style-name="Шрифтнаабзацапоподразбиране" style:family="text">
      <style:text-properties fo:language="bg" fo:country="BG"/>
    </style:style>
    <style:style style:name="T23" style:parent-style-name="Шрифтнаабзацапоподразбиране" style:family="text">
      <style:text-properties fo:font-weight="bold" style:font-weight-asian="bold"/>
    </style:style>
    <style:style style:name="T24" style:parent-style-name="Шрифтнаабзацапоподразбиране" style:family="text">
      <style:text-properties fo:font-weight="bold" style:font-weight-asian="bold"/>
    </style:style>
    <style:style style:name="T25" style:parent-style-name="Шрифтнаабзацапоподразбиране" style:family="text">
      <style:text-properties fo:font-weight="bold" style:font-weight-asian="bold" fo:font-style="italic" style:font-style-asian="italic" fo:font-size="13pt" style:font-size-asian="13pt"/>
    </style:style>
    <style:style style:name="T26" style:parent-style-name="Шрифтнаабзацапоподразбиране" style:family="text">
      <style:text-properties fo:font-weight="bold" style:font-weight-asian="bold"/>
    </style:style>
    <style:style style:name="T27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28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P29" style:parent-style-name="Standard" style:family="paragraph">
      <style:paragraph-properties fo:margin-top="0in" fo:margin-bottom="0in"/>
    </style:style>
    <style:style style:name="T30" style:parent-style-name="Шрифтнаабзацапоподразбиране" style:family="text">
      <style:text-properties fo:font-weight="bold" style:font-weight-asian="bold"/>
    </style:style>
    <style:style style:name="T31" style:parent-style-name="Шрифтнаабзацапоподразбиране" style:family="text">
      <style:text-properties fo:font-weight="bold" style:font-weight-asian="bold"/>
    </style:style>
    <style:style style:name="T32" style:parent-style-name="Шрифтнаабзацапоподразбиране" style:family="text">
      <style:text-properties fo:font-weight="bold" style:font-weight-asian="bold"/>
    </style:style>
    <style:style style:name="T33" style:parent-style-name="Шрифтнаабзацапоподразбиране" style:family="text">
      <style:text-properties fo:font-weight="bold" style:font-weight-asian="bold"/>
    </style:style>
    <style:style style:name="T34" style:parent-style-name="Шрифтнаабзацапоподразбиране" style:family="text">
      <style:text-properties fo:font-weight="bold" style:font-weight-asian="bold"/>
    </style:style>
    <style:style style:name="T35" style:parent-style-name="Шрифтнаабзацапоподразбиране" style:family="text">
      <style:text-properties fo:font-weight="bold" style:font-weight-asian="bold"/>
    </style:style>
    <style:style style:name="T36" style:parent-style-name="Шрифтнаабзацапоподразбиране" style:family="text">
      <style:text-properties fo:font-weight="bold" style:font-weight-asian="bold"/>
    </style:style>
    <style:style style:name="T37" style:parent-style-name="Шрифтнаабзацапоподразбиране" style:family="text">
      <style:text-properties fo:font-weight="bold" style:font-weight-asian="bold" fo:background-color="#FFCC00"/>
    </style:style>
    <style:style style:name="T38" style:parent-style-name="Шрифтнаабзацапоподразбиране" style:family="text">
      <style:text-properties fo:background-color="#FFCC00" fo:language="bg" fo:country="BG"/>
    </style:style>
    <style:style style:name="T39" style:parent-style-name="Шрифтнаабзацапоподразбиране" style:family="text">
      <style:text-properties fo:language="bg" fo:country="BG"/>
    </style:style>
    <style:style style:name="T40" style:parent-style-name="Шрифтнаабзацапоподразбиране" style:family="text">
      <style:text-properties fo:font-weight="bold" style:font-weight-asian="bold"/>
    </style:style>
    <style:style style:name="T41" style:parent-style-name="Шрифтнаабзацапоподразбиране" style:family="text">
      <style:text-properties fo:font-weight="bold" style:font-weight-asian="bold"/>
    </style:style>
    <style:style style:name="T42" style:parent-style-name="Шрифтнаабзацапоподразбиране" style:family="text">
      <style:text-properties fo:font-weight="bold" style:font-weight-asian="bold"/>
    </style:style>
    <style:style style:name="P43" style:parent-style-name="Standard" style:family="paragraph">
      <style:paragraph-properties fo:margin-top="0in" fo:margin-bottom="0in"/>
    </style:style>
    <style:style style:name="T44" style:parent-style-name="Шрифтнаабзацапоподразбиране" style:family="text">
      <style:text-properties fo:font-weight="bold" style:font-weight-asian="bold"/>
    </style:style>
    <style:style style:name="T45" style:parent-style-name="Шрифтнаабзацапоподразбиране" style:family="text">
      <style:text-properties fo:font-weight="bold" style:font-weight-asian="bold"/>
    </style:style>
    <style:style style:name="T46" style:parent-style-name="Шрифтнаабзацапоподразбиране" style:family="text">
      <style:text-properties fo:font-weight="bold" style:font-weight-asian="bold"/>
    </style:style>
    <style:style style:name="T47" style:parent-style-name="Шрифтнаабзацапоподразбиране" style:family="text">
      <style:text-properties fo:font-weight="bold" style:font-weight-asian="bold"/>
    </style:style>
    <style:style style:name="T48" style:parent-style-name="Шрифтнаабзацапоподразбиране" style:family="text">
      <style:text-properties fo:font-weight="bold" style:font-weight-asian="bold"/>
    </style:style>
    <style:style style:name="T49" style:parent-style-name="Шрифтнаабзацапоподразбиране" style:family="text">
      <style:text-properties fo:font-weight="bold" style:font-weight-asian="bold"/>
    </style:style>
    <style:style style:name="T50" style:parent-style-name="Шрифтнаабзацапоподразбиране" style:family="text">
      <style:text-properties fo:font-weight="bold" style:font-weight-asian="bold"/>
    </style:style>
    <style:style style:name="T51" style:parent-style-name="Шрифтнаабзацапоподразбиране" style:family="text">
      <style:text-properties fo:font-weight="bold" style:font-weight-asian="bold" fo:background-color="#FFCC00"/>
    </style:style>
    <style:style style:name="T52" style:parent-style-name="Шрифтнаабзацапоподразбиране" style:family="text">
      <style:text-properties fo:language="bg" fo:country="BG"/>
    </style:style>
    <style:style style:name="T53" style:parent-style-name="Шрифтнаабзацапоподразбиране" style:family="text">
      <style:text-properties fo:background-color="#FFCC00" fo:language="bg" fo:country="BG"/>
    </style:style>
    <style:style style:name="T54" style:parent-style-name="Шрифтнаабзацапоподразбиране" style:family="text">
      <style:text-properties fo:language="bg" fo:country="BG"/>
    </style:style>
    <style:style style:name="T55" style:parent-style-name="Шрифтнаабзацапоподразбиране" style:family="text">
      <style:text-properties fo:font-weight="bold" style:font-weight-asian="bold"/>
    </style:style>
    <style:style style:name="T56" style:parent-style-name="Шрифтнаабзацапоподразбиране" style:family="text">
      <style:text-properties fo:background-color="#CCFF99"/>
    </style:style>
    <style:style style:name="T57" style:parent-style-name="Шрифтнаабзацапоподразбиране" style:family="text">
      <style:text-properties fo:font-weight="bold" style:font-weight-asian="bold" fo:background-color="#CCFF99"/>
    </style:style>
    <style:style style:name="T58" style:parent-style-name="Шрифтнаабзацапоподразбиране" style:family="text">
      <style:text-properties fo:background-color="#CCFF99"/>
    </style:style>
    <style:style style:name="T59" style:parent-style-name="Шрифтнаабзацапоподразбиране" style:family="text">
      <style:text-properties fo:font-weight="bold" style:font-weight-asian="bold" fo:background-color="#CCFF99"/>
    </style:style>
    <style:style style:name="T60" style:parent-style-name="Шрифтнаабзацапоподразбиране" style:family="text">
      <style:text-properties fo:background-color="#CCFF99"/>
    </style:style>
    <style:style style:name="T61" style:parent-style-name="CodeChar" style:family="text">
      <style:text-properties fo:background-color="#CCFF99"/>
    </style:style>
    <style:style style:name="T62" style:parent-style-name="Шрифтнаабзацапоподразбиране" style:family="text">
      <style:text-properties fo:font-weight="bold" style:font-weight-asian="bold" fo:background-color="#CCFF99"/>
    </style:style>
    <style:style style:name="T63" style:parent-style-name="Шрифтнаабзацапоподразбиране" style:family="text">
      <style:text-properties style:font-name="Wingdings" fo:font-weight="bold" style:font-weight-asian="bold" fo:background-color="#CCFF99"/>
    </style:style>
    <style:style style:name="T64" style:parent-style-name="Шрифтнаабзацапоподразбиране" style:family="text">
      <style:text-properties fo:font-weight="bold" style:font-weight-asian="bold" fo:background-color="#CCFF99"/>
    </style:style>
    <style:style style:name="T65" style:parent-style-name="CodeChar" style:family="text">
      <style:text-properties fo:background-color="#CCFF99"/>
    </style:style>
    <style:style style:name="T66" style:parent-style-name="Шрифтнаабзацапоподразбиране" style:family="text">
      <style:text-properties fo:background-color="#CCFF99"/>
    </style:style>
    <style:style style:name="T67" style:parent-style-name="Шрифтнаабзацапоподразбиране" style:family="text">
      <style:text-properties fo:font-weight="bold" style:font-weight-asian="bold"/>
    </style:style>
    <style:style style:name="P68" style:parent-style-name="Standard" style:family="paragraph">
      <style:paragraph-properties fo:margin-top="0in" fo:margin-bottom="0in"/>
    </style:style>
    <style:style style:name="T69" style:parent-style-name="Шрифтнаабзацапоподразбиране" style:family="text">
      <style:text-properties fo:font-weight="bold" style:font-weight-asian="bold"/>
    </style:style>
    <style:style style:name="T70" style:parent-style-name="Шрифтнаабзацапоподразбиране" style:family="text">
      <style:text-properties fo:font-weight="bold" style:font-weight-asian="bold"/>
    </style:style>
    <style:style style:name="T71" style:parent-style-name="Шрифтнаабзацапоподразбиране" style:family="text">
      <style:text-properties fo:font-weight="bold" style:font-weight-asian="bold"/>
    </style:style>
    <style:style style:name="T72" style:parent-style-name="Шрифтнаабзацапоподразбиране" style:family="text">
      <style:text-properties fo:font-weight="bold" style:font-weight-asian="bold"/>
    </style:style>
    <style:style style:name="T73" style:parent-style-name="Шрифтнаабзацапоподразбиране" style:family="text">
      <style:text-properties fo:font-weight="bold" style:font-weight-asian="bold"/>
    </style:style>
    <style:style style:name="T74" style:parent-style-name="Шрифтнаабзацапоподразбиране" style:family="text">
      <style:text-properties fo:font-weight="bold" style:font-weight-asian="bold"/>
    </style:style>
    <style:style style:name="T75" style:parent-style-name="Шрифтнаабзацапоподразбиране" style:family="text">
      <style:text-properties fo:font-weight="bold" style:font-weight-asian="bold"/>
    </style:style>
    <style:style style:name="T76" style:parent-style-name="Шрифтнаабзацапоподразбиране" style:family="text">
      <style:text-properties style:font-name="Wingdings"/>
    </style:style>
    <style:style style:name="T77" style:parent-style-name="Шрифтнаабзацапоподразбиране" style:family="text">
      <style:text-properties fo:font-weight="bold" style:font-weight-asian="bold"/>
    </style:style>
    <style:style style:name="P78" style:parent-style-name="Заглавие3" style:family="paragraph">
      <style:text-properties fo:background-color="#FFCC00"/>
    </style:style>
    <style:style style:name="T79" style:parent-style-name="Шрифтнаабзацапоподразбиране" style:family="text">
      <style:text-properties fo:font-weight="bold" style:font-weight-asian="bold"/>
    </style:style>
    <style:style style:name="T80" style:parent-style-name="Шрифтнаабзацапоподразбиране" style:family="text">
      <style:text-properties fo:font-weight="bold" style:font-weight-asian="bold"/>
    </style:style>
    <style:style style:name="T81" style:parent-style-name="Шрифтнаабзацапоподразбиране" style:family="text">
      <style:text-properties fo:font-weight="bold" style:font-weight-asian="bold"/>
    </style:style>
    <style:style style:name="P82" style:parent-style-name="Standard" style:family="paragraph">
      <style:paragraph-properties fo:margin-top="0in" fo:margin-bottom="0in" fo:text-indent="0.5in"/>
    </style:style>
    <style:style style:name="T83" style:parent-style-name="Шрифтнаабзацапоподразбиране" style:family="text">
      <style:text-properties fo:font-weight="bold" style:font-weight-asian="bold"/>
    </style:style>
    <style:style style:name="P84" style:parent-style-name="Standard" style:family="paragraph">
      <style:paragraph-properties fo:margin-top="0in" fo:margin-bottom="0in" fo:text-indent="0.5in"/>
    </style:style>
    <style:style style:name="T85" style:parent-style-name="Шрифтнаабзацапоподразбиране" style:family="text">
      <style:text-properties fo:font-weight="bold" style:font-weight-asian="bold"/>
    </style:style>
    <style:style style:name="T86" style:parent-style-name="Шрифтнаабзацапоподразбиране" style:family="text">
      <style:text-properties fo:font-weight="bold" style:font-weight-asian="bold"/>
    </style:style>
    <style:style style:name="P87" style:parent-style-name="Standard" style:family="paragraph">
      <style:paragraph-properties fo:margin-top="0in" fo:margin-bottom="0in" fo:text-indent="0.5in"/>
    </style:style>
    <style:style style:name="T88" style:parent-style-name="Шрифтнаабзацапоподразбиране" style:family="text">
      <style:text-properties fo:font-weight="bold" style:font-weight-asian="bold"/>
    </style:style>
    <style:style style:name="T89" style:parent-style-name="Шрифтнаабзацапоподразбиране" style:family="text">
      <style:text-properties fo:font-weight="bold" style:font-weight-asian="bold"/>
    </style:style>
    <style:style style:name="T90" style:parent-style-name="Шрифтнаабзацапоподразбиране" style:family="text">
      <style:text-properties fo:font-weight="bold" style:font-weight-asian="bold"/>
    </style:style>
    <style:style style:name="T91" style:parent-style-name="Шрифтнаабзацапоподразбиране" style:family="text">
      <style:text-properties fo:font-weight="bold" style:font-weight-asian="bold"/>
    </style:style>
    <style:style style:name="T92" style:parent-style-name="Шрифтнаабзацапоподразбиране" style:family="text">
      <style:text-properties fo:font-weight="bold" style:font-weight-asian="bold"/>
    </style:style>
    <style:style style:name="T93" style:parent-style-name="Шрифтнаабзацапоподразбиране" style:family="text">
      <style:text-properties fo:font-weight="bold" style:font-weight-asian="bold"/>
    </style:style>
    <style:style style:name="T94" style:parent-style-name="Шрифтнаабзацапоподразбиране" style:family="text">
      <style:text-properties fo:font-weight="bold" style:font-weight-asian="bold"/>
    </style:style>
    <style:style style:name="T95" style:parent-style-name="Шрифтнаабзацапоподразбиране" style:family="text">
      <style:text-properties fo:font-weight="bold" style:font-weight-asian="bold"/>
    </style:style>
    <style:style style:name="T96" style:parent-style-name="Шрифтнаабзацапоподразбиране" style:family="text">
      <style:text-properties fo:font-weight="bold" style:font-weight-asian="bold"/>
    </style:style>
    <style:style style:name="T97" style:parent-style-name="Шрифтнаабзацапоподразбиране" style:family="text">
      <style:text-properties fo:font-weight="bold" style:font-weight-asian="bold"/>
    </style:style>
    <style:style style:name="T98" style:parent-style-name="Шрифтнаабзацапоподразбиране" style:family="text">
      <style:text-properties fo:font-weight="bold" style:font-weight-asian="bold"/>
    </style:style>
    <style:style style:name="T99" style:parent-style-name="Шрифтнаабзацапоподразбиране" style:family="text">
      <style:text-properties fo:font-weight="bold" style:font-weight-asian="bold"/>
    </style:style>
    <style:style style:name="T100" style:parent-style-name="Шрифтнаабзацапоподразбиране" style:family="text">
      <style:text-properties fo:font-weight="bold" style:font-weight-asian="bold"/>
    </style:style>
    <style:style style:name="T101" style:parent-style-name="Шрифтнаабзацапоподразбиране" style:family="text">
      <style:text-properties fo:font-weight="bold" style:font-weight-asian="bold"/>
    </style:style>
    <style:style style:name="T102" style:parent-style-name="Шрифтнаабзацапоподразбиране" style:family="text">
      <style:text-properties fo:font-weight="bold" style:font-weight-asian="bold"/>
    </style:style>
    <style:style style:name="T103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104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T105" style:parent-style-name="Шрифтнаабзацапоподразбиране" style:family="text">
      <style:text-properties fo:font-weight="bold" style:font-weight-asian="bold"/>
    </style:style>
    <style:style style:name="T106" style:parent-style-name="Шрифтнаабзацапоподразбиране" style:family="text">
      <style:text-properties fo:font-weight="bold" style:font-weight-asian="bold"/>
    </style:style>
    <style:style style:name="P107" style:parent-style-name="Заглавие3" style:family="paragraph">
      <style:text-properties fo:background-color="#FFCC00"/>
    </style:style>
    <style:style style:name="T108" style:parent-style-name="Шрифтнаабзацапоподразбиране" style:family="text">
      <style:text-properties fo:font-weight="bold" style:font-weight-asian="bold"/>
    </style:style>
    <style:style style:name="T109" style:parent-style-name="Шрифтнаабзацапоподразбиране" style:family="text">
      <style:text-properties fo:font-weight="bold" style:font-weight-asian="bold"/>
    </style:style>
    <style:style style:name="T110" style:parent-style-name="Шрифтнаабзацапоподразбиране" style:family="text">
      <style:text-properties fo:font-weight="bold" style:font-weight-asian="bold"/>
    </style:style>
    <style:style style:name="P111" style:parent-style-name="Списъкнаабзаци" style:family="paragraph">
      <style:paragraph-properties fo:margin-top="0in" fo:margin-bottom="0in"/>
    </style:style>
    <style:style style:name="T112" style:parent-style-name="Шрифтнаабзацапоподразбиране" style:family="text">
      <style:text-properties fo:font-weight="bold" style:font-weight-asian="bold"/>
    </style:style>
    <style:style style:name="P113" style:parent-style-name="Списъкнаабзаци" style:family="paragraph">
      <style:paragraph-properties fo:margin-top="0in" fo:margin-bottom="0in"/>
    </style:style>
    <style:style style:name="T114" style:parent-style-name="Шрифтнаабзацапоподразбиране" style:family="text">
      <style:text-properties fo:font-weight="bold" style:font-weight-asian="bold"/>
    </style:style>
    <style:style style:name="P115" style:parent-style-name="Списъкнаабзаци" style:family="paragraph">
      <style:paragraph-properties fo:margin-top="0in" fo:margin-bottom="0in"/>
    </style:style>
    <style:style style:name="T116" style:parent-style-name="Шрифтнаабзацапоподразбиране" style:family="text">
      <style:text-properties style:font-name="Consolas" fo:font-weight="bold" style:font-weight-asian="bold"/>
    </style:style>
    <style:style style:name="T117" style:parent-style-name="Шрифтнаабзацапоподразбиране" style:family="text">
      <style:text-properties fo:font-weight="bold" style:font-weight-asian="bold"/>
    </style:style>
    <style:style style:name="P118" style:parent-style-name="Списъкнаабзаци" style:family="paragraph">
      <style:paragraph-properties fo:margin-top="0in" fo:margin-bottom="0in"/>
    </style:style>
    <style:style style:name="T119" style:parent-style-name="Шрифтнаабзацапоподразбиране" style:family="text">
      <style:text-properties fo:font-weight="bold" style:font-weight-asian="bold"/>
    </style:style>
    <style:style style:name="P120" style:parent-style-name="Списъкнаабзаци" style:family="paragraph">
      <style:paragraph-properties fo:margin-top="0in" fo:margin-bottom="0in"/>
    </style:style>
    <style:style style:name="T121" style:parent-style-name="Шрифтнаабзацапоподразбиране" style:family="text">
      <style:text-properties fo:font-weight="bold" style:font-weight-asian="bold"/>
    </style:style>
    <style:style style:name="P122" style:parent-style-name="Списъкнаабзаци" style:family="paragraph">
      <style:paragraph-properties fo:margin-top="0in" fo:margin-bottom="0in"/>
    </style:style>
    <style:style style:name="T123" style:parent-style-name="Шрифтнаабзацапоподразбиране" style:family="text">
      <style:text-properties style:font-name="Consolas" fo:font-weight="bold" style:font-weight-asian="bold"/>
    </style:style>
    <style:style style:name="T124" style:parent-style-name="Шрифтнаабзацапоподразбиране" style:family="text">
      <style:text-properties fo:font-weight="bold" style:font-weight-asian="bold"/>
    </style:style>
    <style:style style:name="P125" style:parent-style-name="Списъкнаабзаци" style:family="paragraph">
      <style:paragraph-properties fo:margin-top="0in" fo:margin-bottom="0in"/>
    </style:style>
    <style:style style:name="T126" style:parent-style-name="Шрифтнаабзацапоподразбиране" style:family="text">
      <style:text-properties fo:font-weight="bold" style:font-weight-asian="bold"/>
    </style:style>
    <style:style style:name="P127" style:parent-style-name="Списъкнаабзаци" style:family="paragraph">
      <style:paragraph-properties fo:margin-top="0in" fo:margin-bottom="0in"/>
    </style:style>
    <style:style style:name="T128" style:parent-style-name="Шрифтнаабзацапоподразбиране" style:family="text">
      <style:text-properties fo:font-weight="bold" style:font-weight-asian="bold"/>
    </style:style>
    <style:style style:name="P129" style:parent-style-name="Списъкнаабзаци" style:family="paragraph">
      <style:paragraph-properties fo:margin-top="0in" fo:margin-bottom="0in"/>
    </style:style>
    <style:style style:name="T130" style:parent-style-name="Шрифтнаабзацапоподразбиране" style:family="text">
      <style:text-properties style:font-name="Consolas" fo:font-weight="bold" style:font-weight-asian="bold"/>
    </style:style>
    <style:style style:name="T131" style:parent-style-name="Шрифтнаабзацапоподразбиране" style:family="text">
      <style:text-properties fo:font-weight="bold" style:font-weight-asian="bold"/>
    </style:style>
    <style:style style:name="P132" style:parent-style-name="Списъкнаабзаци" style:family="paragraph">
      <style:paragraph-properties fo:margin-top="0in" fo:margin-bottom="0in"/>
    </style:style>
    <style:style style:name="T133" style:parent-style-name="CodeChar" style:family="text">
      <style:text-properties fo:background-color="#FFCC00"/>
    </style:style>
    <style:style style:name="T134" style:parent-style-name="Шрифтнаабзацапоподразбиране" style:family="text">
      <style:text-properties fo:background-color="#FFCC00"/>
    </style:style>
    <style:style style:name="T135" style:parent-style-name="Шрифтнаабзацапоподразбиране" style:family="text">
      <style:text-properties fo:font-weight="bold" style:font-weight-asian="bold" fo:background-color="#FFCC00"/>
    </style:style>
    <style:style style:name="P136" style:parent-style-name="Списъкнаабзаци" style:family="paragraph">
      <style:paragraph-properties fo:margin-top="0in" fo:margin-bottom="0in"/>
    </style:style>
    <style:style style:name="T137" style:parent-style-name="Шрифтнаабзацапоподразбиране" style:family="text">
      <style:text-properties fo:font-weight="bold" style:font-weight-asian="bold"/>
    </style:style>
    <style:style style:name="T138" style:parent-style-name="Шрифтнаабзацапоподразбиране" style:family="text">
      <style:text-properties fo:font-weight="bold" style:font-weight-asian="bold"/>
    </style:style>
    <style:style style:name="T139" style:parent-style-name="Шрифтнаабзацапоподразбиране" style:family="text">
      <style:text-properties fo:font-weight="bold" style:font-weight-asian="bold"/>
    </style:style>
    <style:style style:name="P140" style:parent-style-name="Списъкнаабзаци" style:family="paragraph">
      <style:paragraph-properties fo:margin-top="0in" fo:margin-bottom="0in"/>
    </style:style>
    <style:style style:name="P141" style:parent-style-name="Списъкнаабзаци" style:family="paragraph">
      <style:paragraph-properties fo:margin-top="0in" fo:margin-bottom="0in"/>
    </style:style>
    <style:style style:name="T142" style:parent-style-name="Шрифтнаабзацапоподразбиране" style:family="text">
      <style:text-properties fo:font-weight="bold" style:font-weight-asian="bold"/>
    </style:style>
    <style:style style:name="T143" style:parent-style-name="Шрифтнаабзацапоподразбиране" style:family="text">
      <style:text-properties fo:font-weight="bold" style:font-weight-asian="bold"/>
    </style:style>
    <style:style style:name="T144" style:parent-style-name="Шрифтнаабзацапоподразбиране" style:family="text">
      <style:text-properties fo:font-weight="bold" style:font-weight-asian="bold"/>
    </style:style>
    <style:style style:name="T145" style:parent-style-name="Шрифтнаабзацапоподразбиране" style:family="text">
      <style:text-properties fo:font-weight="bold" style:font-weight-asian="bold"/>
    </style:style>
    <style:style style:name="T146" style:parent-style-name="Шрифтнаабзацапоподразбиране" style:family="text">
      <style:text-properties fo:font-weight="bold" style:font-weight-asian="bold"/>
    </style:style>
    <style:style style:name="T147" style:parent-style-name="Шрифтнаабзацапоподразбиране" style:family="text">
      <style:text-properties fo:font-weight="bold" style:font-weight-asian="bold"/>
    </style:style>
    <style:style style:name="T148" style:parent-style-name="Шрифтнаабзацапоподразбиране" style:family="text">
      <style:text-properties fo:font-weight="bold" style:font-weight-asian="bold"/>
    </style:style>
    <style:style style:name="T149" style:parent-style-name="Шрифтнаабзацапоподразбиране" style:family="text">
      <style:text-properties fo:font-weight="bold" style:font-weight-asian="bold"/>
    </style:style>
    <style:style style:name="T150" style:parent-style-name="Шрифтнаабзацапоподразбиране" style:family="text">
      <style:text-properties fo:font-weight="bold" style:font-weight-asian="bold"/>
    </style:style>
    <style:style style:name="T151" style:parent-style-name="Шрифтнаабзацапоподразбиране" style:family="text">
      <style:text-properties fo:font-weight="bold" style:font-weight-asian="bold"/>
    </style:style>
    <style:style style:name="T152" style:parent-style-name="Шрифтнаабзацапоподразбиране" style:family="text">
      <style:text-properties fo:font-weight="bold" style:font-weight-asian="bold"/>
    </style:style>
    <style:style style:name="T153" style:parent-style-name="Шрифтнаабзацапоподразбиране" style:family="text">
      <style:text-properties fo:font-weight="bold" style:font-weight-asian="bold"/>
    </style:style>
    <style:style style:name="T154" style:parent-style-name="Шрифтнаабзацапоподразбиране" style:family="text">
      <style:text-properties fo:font-weight="bold" style:font-weight-asian="bold"/>
    </style:style>
    <style:style style:name="T155" style:parent-style-name="Шрифтнаабзацапоподразбиране" style:family="text">
      <style:text-properties fo:font-weight="bold" style:font-weight-asian="bold"/>
    </style:style>
    <style:style style:name="T156" style:parent-style-name="Шрифтнаабзацапоподразбиране" style:family="text">
      <style:text-properties fo:font-weight="bold" style:font-weight-asian="bold"/>
    </style:style>
    <style:style style:name="T157" style:parent-style-name="Шрифтнаабзацапоподразбиране" style:family="text">
      <style:text-properties fo:font-weight="bold" style:font-weight-asian="bold"/>
    </style:style>
    <style:style style:name="T158" style:parent-style-name="Шрифтнаабзацапоподразбиране" style:family="text">
      <style:text-properties fo:font-weight="bold" style:font-weight-asian="bold"/>
    </style:style>
    <style:style style:name="T159" style:parent-style-name="Шрифтнаабзацапоподразбиране" style:family="text">
      <style:text-properties fo:font-weight="bold" style:font-weight-asian="bold"/>
    </style:style>
    <style:style style:name="T160" style:parent-style-name="Шрифтнаабзацапоподразбиране" style:family="text">
      <style:text-properties fo:font-weight="bold" style:font-weight-asian="bold"/>
    </style:style>
    <style:style style:name="T161" style:parent-style-name="Шрифтнаабзацапоподразбиране" style:family="text">
      <style:text-properties fo:font-weight="bold" style:font-weight-asian="bold"/>
    </style:style>
    <style:style style:name="T162" style:parent-style-name="Шрифтнаабзацапоподразбиране" style:family="text">
      <style:text-properties style:font-name="Wingdings"/>
    </style:style>
    <style:style style:name="T163" style:parent-style-name="Шрифтнаабзацапоподразбиране" style:family="text">
      <style:text-properties fo:font-weight="bold" style:font-weight-asian="bold"/>
    </style:style>
    <style:style style:name="T164" style:parent-style-name="Шрифтнаабзацапоподразбиране" style:family="text">
      <style:text-properties fo:font-weight="bold" style:font-weight-asian="bold"/>
    </style:style>
    <style:style style:name="T165" style:parent-style-name="Шрифтнаабзацапоподразбиране" style:family="text">
      <style:text-properties fo:font-weight="bold" style:font-weight-asian="bold"/>
    </style:style>
    <style:style style:name="T166" style:parent-style-name="Шрифтнаабзацапоподразбиране" style:family="text">
      <style:text-properties fo:font-weight="bold" style:font-weight-asian="bold"/>
    </style:style>
    <style:style style:name="T167" style:parent-style-name="Шрифтнаабзацапоподразбиране" style:family="text">
      <style:text-properties fo:font-weight="bold" style:font-weight-asian="bold"/>
    </style:style>
    <style:style style:name="T168" style:parent-style-name="Шрифтнаабзацапоподразбиране" style:family="text">
      <style:text-properties fo:font-weight="bold" style:font-weight-asian="bold"/>
    </style:style>
    <style:style style:name="T169" style:parent-style-name="Шрифтнаабзацапоподразбиране" style:family="text">
      <style:text-properties fo:font-weight="bold" style:font-weight-asian="bold"/>
    </style:style>
    <style:style style:name="T170" style:parent-style-name="Шрифтнаабзацапоподразбиране" style:family="text">
      <style:text-properties style:font-name="Wingdings"/>
    </style:style>
    <style:style style:name="T171" style:parent-style-name="Шрифтнаабзацапоподразбиране" style:family="text">
      <style:text-properties style:font-name="Wingdings"/>
    </style:style>
    <style:style style:name="T172" style:parent-style-name="Шрифтнаабзацапоподразбиране" style:family="text">
      <style:text-properties fo:font-weight="bold" style:font-weight-asian="bold"/>
    </style:style>
    <style:style style:name="T173" style:parent-style-name="Шрифтнаабзацапоподразбиране" style:family="text">
      <style:text-properties fo:font-weight="bold" style:font-weight-asian="bold"/>
    </style:style>
    <style:style style:name="T174" style:parent-style-name="Шрифтнаабзацапоподразбиране" style:family="text">
      <style:text-properties fo:font-weight="bold" style:font-weight-asian="bold"/>
    </style:style>
    <style:style style:name="T175" style:parent-style-name="Heading5Char" style:family="text">
      <style:text-properties fo:font-weight="bold" style:font-weight-asian="bold"/>
    </style:style>
    <style:style style:name="T176" style:parent-style-name="Шрифтнаабзацапоподразбиране" style:family="text">
      <style:text-properties fo:font-weight="bold" style:font-weight-asian="bold"/>
    </style:style>
    <style:style style:name="T177" style:parent-style-name="Шрифтнаабзацапоподразбиране" style:family="text">
      <style:text-properties fo:font-weight="bold" style:font-weight-asian="bold"/>
    </style:style>
    <style:style style:name="T178" style:parent-style-name="Шрифтнаабзацапоподразбиране" style:family="text">
      <style:text-properties fo:font-weight="bold" style:font-weight-asian="bold"/>
    </style:style>
    <style:style style:name="T179" style:parent-style-name="Шрифтнаабзацапоподразбиране" style:family="text">
      <style:text-properties fo:font-weight="bold" style:font-weight-asian="bold"/>
    </style:style>
    <style:style style:name="T180" style:parent-style-name="Шрифтнаабзацапоподразбиране" style:family="text">
      <style:text-properties fo:font-weight="bold" style:font-weight-asian="bold"/>
    </style:style>
    <style:style style:name="T181" style:parent-style-name="Шрифтнаабзацапоподразбиране" style:family="text">
      <style:text-properties fo:font-weight="bold" style:font-weight-asian="bold"/>
    </style:style>
    <style:style style:name="T182" style:parent-style-name="Шрифтнаабзацапоподразбиране" style:family="text">
      <style:text-properties fo:font-weight="bold" style:font-weight-asian="bold"/>
    </style:style>
    <style:style style:name="T183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184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186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188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190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Шрифтнаабзацапоподразбиране" style:family="text">
      <style:text-properties fo:font-weight="bold" style:font-weight-asian="bold"/>
    </style:style>
    <style:style style:name="T192" style:parent-style-name="Шрифтнаабзацапоподразбиране" style:family="text">
      <style:text-properties fo:font-weight="bold" style:font-weight-asian="bold"/>
    </style:style>
    <style:style style:name="T193" style:parent-style-name="Шрифтнаабзацапоподразбиране" style:family="text">
      <style:text-properties fo:font-weight="bold" style:font-weight-asian="bold"/>
    </style:style>
    <style:style style:name="T194" style:parent-style-name="Шрифтнаабзацапоподразбиране" style:family="text">
      <style:text-properties fo:font-weight="bold" style:font-weight-asian="bold"/>
    </style:style>
    <style:style style:name="T195" style:parent-style-name="Шрифтнаабзацапоподразбиране" style:family="text">
      <style:text-properties fo:font-weight="bold" style:font-weight-asian="bold"/>
    </style:style>
    <style:style style:name="T196" style:parent-style-name="Шрифтнаабзацапоподразбиране" style:family="text">
      <style:text-properties fo:font-weight="bold" style:font-weight-asian="bold"/>
    </style:style>
    <style:style style:name="T197" style:parent-style-name="Шрифтнаабзацапоподразбиране" style:family="text">
      <style:text-properties fo:font-weight="bold" style:font-weight-asian="bold"/>
    </style:style>
    <style:style style:name="T198" style:parent-style-name="Шрифтнаабзацапоподразбиране" style:family="text">
      <style:text-properties fo:font-weight="bold" style:font-weight-asian="bold"/>
    </style:style>
    <style:style style:name="T199" style:parent-style-name="Шрифтнаабзацапоподразбиране" style:family="text">
      <style:text-properties fo:font-weight="bold" style:font-weight-asian="bold"/>
    </style:style>
    <style:style style:name="T200" style:parent-style-name="Шрифтнаабзацапоподразбиране" style:family="text">
      <style:text-properties fo:font-weight="bold" style:font-weight-asian="bold"/>
    </style:style>
    <style:style style:name="T201" style:parent-style-name="Шрифтнаабзацапоподразбиране" style:family="text">
      <style:text-properties fo:font-weight="bold" style:font-weight-asian="bold"/>
    </style:style>
    <style:style style:name="T202" style:parent-style-name="Шрифтнаабзацапоподразбиране" style:family="text">
      <style:text-properties fo:font-weight="bold" style:font-weight-asian="bold"/>
    </style:style>
    <style:style style:name="T203" style:parent-style-name="Шрифтнаабзацапоподразбиране" style:family="text">
      <style:text-properties fo:font-weight="bold" style:font-weight-asian="bold"/>
    </style:style>
    <style:style style:name="T204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205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Шрифтнаабзацапоподразбиране" style:family="text">
      <style:text-properties fo:font-weight="bold" style:font-weight-asian="bold"/>
    </style:style>
    <style:style style:name="T207" style:parent-style-name="Шрифтнаабзацапоподразбиране" style:family="text">
      <style:text-properties fo:font-weight="bold" style:font-weight-asian="bold"/>
    </style:style>
    <style:style style:name="T208" style:parent-style-name="Шрифтнаабзацапоподразбиране" style:family="text">
      <style:text-properties fo:font-weight="bold" style:font-weight-asian="bold"/>
    </style:style>
    <style:style style:name="T209" style:parent-style-name="Шрифтнаабзацапоподразбиране" style:family="text">
      <style:text-properties fo:font-weight="bold" style:font-weight-asian="bold"/>
    </style:style>
    <style:style style:name="T210" style:parent-style-name="Шрифтнаабзацапоподразбиране" style:family="text">
      <style:text-properties fo:font-weight="bold" style:font-weight-asian="bold"/>
    </style:style>
    <style:style style:name="T211" style:parent-style-name="Шрифтнаабзацапоподразбиране" style:family="text">
      <style:text-properties fo:font-weight="bold" style:font-weight-asian="bold"/>
    </style:style>
    <style:style style:name="T212" style:parent-style-name="Шрифтнаабзацапоподразбиране" style:family="text">
      <style:text-properties fo:font-weight="bold" style:font-weight-asian="bold"/>
    </style:style>
    <style:style style:name="T213" style:parent-style-name="Шрифтнаабзацапоподразбиране" style:family="text">
      <style:text-properties fo:font-weight="bold" style:font-weight-asian="bold"/>
    </style:style>
    <style:style style:name="T214" style:parent-style-name="Шрифтнаабзацапоподразбиране" style:family="text">
      <style:text-properties fo:font-weight="bold" style:font-weight-asian="bold"/>
    </style:style>
    <style:style style:name="T215" style:parent-style-name="Шрифтнаабзацапоподразбиране" style:family="text">
      <style:text-properties fo:font-weight="bold" style:font-weight-asian="bold"/>
    </style:style>
    <style:style style:name="P216" style:parent-style-name="Standard" style:family="paragraph">
      <style:paragraph-properties>
        <style:tab-stops>
          <style:tab-stop style:type="left" style:position="6.6861in"/>
        </style:tab-stops>
      </style:paragraph-properties>
    </style:style>
    <style:style style:name="T217" style:parent-style-name="Шрифтнаабзацапоподразбиране" style:family="text">
      <style:text-properties fo:font-weight="bold" style:font-weight-asian="bold"/>
    </style:style>
    <style:style style:name="T218" style:parent-style-name="Шрифтнаабзацапоподразбиране" style:family="text">
      <style:text-properties fo:font-weight="bold" style:font-weight-asian="bold"/>
    </style:style>
    <style:style style:name="T219" style:parent-style-name="Шрифтнаабзацапоподразбиране" style:family="text">
      <style:text-properties fo:font-weight="bold" style:font-weight-asian="bold"/>
    </style:style>
    <style:style style:name="T220" style:parent-style-name="Шрифтнаабзацапоподразбиране" style:family="text">
      <style:text-properties fo:font-weight="bold" style:font-weight-asian="bold"/>
    </style:style>
    <style:style style:name="P221" style:parent-style-name="Standard" style:family="paragraph">
      <style:paragraph-properties>
        <style:tab-stops>
          <style:tab-stop style:type="left" style:position="6.6861in"/>
        </style:tab-stops>
      </style:paragraph-properties>
    </style:style>
    <style:style style:name="T222" style:parent-style-name="Шрифтнаабзацапоподразбиране" style:family="text">
      <style:text-properties fo:font-weight="bold" style:font-weight-asian="bold"/>
    </style:style>
    <style:style style:name="T223" style:parent-style-name="Шрифтнаабзацапоподразбиране" style:family="text">
      <style:text-properties fo:font-weight="bold" style:font-weight-asian="bold"/>
    </style:style>
    <style:style style:name="T224" style:parent-style-name="Шрифтнаабзацапоподразбиране" style:family="text">
      <style:text-properties fo:font-weight="bold" style:font-weight-asian="bold"/>
    </style:style>
    <style:style style:name="T225" style:parent-style-name="Шрифтнаабзацапоподразбиране" style:family="text">
      <style:text-properties fo:font-weight="bold" style:font-weight-asian="bold"/>
    </style:style>
    <style:style style:name="T226" style:parent-style-name="Шрифтнаабзацапоподразбиране" style:family="text">
      <style:text-properties style:font-name="Consolas" style:font-name-complex="Consolas" fo:color="#0000FF" fo:font-size="9.5pt" style:font-size-asian="9.5pt" style:font-size-complex="9.5pt"/>
    </style:style>
    <style:style style:name="T227" style:parent-style-name="Шрифтнаабзацапоподразбиране" style:family="text">
      <style:text-properties style:font-name="Consolas" style:font-name-complex="Consolas" fo:color="#000000" fo:font-size="9.5pt" style:font-size-asian="9.5pt" style:font-size-complex="9.5pt"/>
    </style:style>
    <style:style style:name="T228" style:parent-style-name="Шрифтнаабзацапоподразбиране" style:family="text">
      <style:text-properties fo:font-weight="bold" style:font-weight-asian="bold"/>
    </style:style>
    <style:style style:name="T229" style:parent-style-name="Шрифтнаабзацапоподразбиране" style:family="text">
      <style:text-properties fo:font-weight="bold" style:font-weight-asian="bold"/>
    </style:style>
    <style:style style:name="T230" style:parent-style-name="Шрифтнаабзацапоподразбиране" style:family="text">
      <style:text-properties fo:font-weight="bold" style:font-weight-asian="bold"/>
    </style:style>
    <style:style style:name="T231" style:parent-style-name="Шрифтнаабзацапоподразбиране" style:family="text">
      <style:text-properties fo:font-weight="bold" style:font-weight-asian="bold"/>
    </style:style>
    <style:style style:name="T232" style:parent-style-name="Шрифтнаабзацапоподразбиране" style:family="text">
      <style:text-properties fo:font-weight="bold" style:font-weight-asian="bold"/>
    </style:style>
    <style:style style:name="T233" style:parent-style-name="Шрифтнаабзацапоподразбиране" style:family="text">
      <style:text-properties fo:font-weight="bold" style:font-weight-asian="bold"/>
    </style:style>
    <style:style style:name="T234" style:parent-style-name="Шрифтнаабзацапоподразбиране" style:family="text">
      <style:text-properties fo:font-weight="bold" style:font-weight-asian="bold"/>
    </style:style>
    <style:style style:name="T235" style:parent-style-name="Шрифтнаабзацапоподразбиране" style:family="text">
      <style:text-properties fo:font-weight="bold" style:font-weight-asian="bold"/>
    </style:style>
    <style:style style:name="T236" style:parent-style-name="Шрифтнаабзацапоподразбиране" style:family="text">
      <style:text-properties fo:font-weight="bold" style:font-weight-asian="bold"/>
    </style:style>
    <style:style style:name="T237" style:parent-style-name="Шрифтнаабзацапоподразбиране" style:family="text">
      <style:text-properties fo:font-weight="bold" style:font-weight-asian="bold"/>
    </style:style>
    <style:style style:name="T238" style:parent-style-name="Шрифтнаабзацапоподразбиране" style:family="text">
      <style:text-properties fo:font-weight="bold" style:font-weight-asian="bold" fo:font-style="italic" style:font-style-asian="italic"/>
    </style:style>
    <style:style style:name="T239" style:parent-style-name="CodeChar" style:family="text">
      <style:text-properties fo:font-style="italic" style:font-style-asian="italic"/>
    </style:style>
    <style:style style:name="T240" style:parent-style-name="Шрифтнаабзацапоподразбиране" style:family="text">
      <style:text-properties fo:font-weight="bold" style:font-weight-asian="bold" fo:font-style="italic" style:font-style-asian="italic"/>
    </style:style>
    <style:style style:name="T241" style:parent-style-name="Шрифтнаабзацапоподразбиране" style:family="text">
      <style:text-properties fo:font-weight="bold" style:font-weight-asian="bold"/>
    </style:style>
    <style:style style:name="T242" style:parent-style-name="Шрифтнаабзацапоподразбиране" style:family="text">
      <style:text-properties fo:font-weight="bold" style:font-weight-asian="bold"/>
    </style:style>
    <style:style style:name="TableColumn244" style:family="table-column">
      <style:table-column-properties style:column-width="3.1687in" style:use-optimal-column-width="false"/>
    </style:style>
    <style:style style:name="Table243" style:family="table">
      <style:table-properties style:width="3.1687in" fo:margin-left="0in" table:align="left"/>
    </style:style>
    <style:style style:name="TableRow245" style:family="table-row">
      <style:table-row-properties style:min-row-height="0.2041in" style:use-optimal-row-height="false"/>
    </style:style>
    <style:style style:name="TableCell246" style:family="table-cell">
      <style:table-cell-properties fo:border="0.0069in solid #00000A" fo:background-color="#D9D9D9" style:writing-mode="lr-tb" fo:padding-top="0.0784in" fo:padding-left="0.059in" fo:padding-bottom="0.0784in" fo:padding-right="0.059in"/>
    </style:style>
    <style:style style:name="P247" style:parent-style-name="Code" style:family="paragraph">
      <style:paragraph-properties fo:text-align="center" fo:margin-top="0in" fo:margin-bottom="0in" fo:line-height="100%"/>
    </style:style>
    <style:style style:name="TableRow248" style:family="table-row">
      <style:table-row-properties style:min-row-height="0.6833in" style:use-optimal-row-height="false"/>
    </style:style>
    <style:style style:name="TableCell249" style:family="table-cell">
      <style:table-cell-properties fo:border="0.0069in solid #00000A" style:writing-mode="lr-tb" fo:padding-top="0.0784in" fo:padding-left="0.059in" fo:padding-bottom="0.0784in" fo:padding-right="0.059in"/>
    </style:style>
    <style:style style:name="P250" style:parent-style-name="Standard" style:family="paragraph">
      <style:paragraph-properties fo:margin-top="0in" fo:margin-bottom="0in" fo:line-height="100%"/>
    </style:style>
    <style:style style:name="T25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5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5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5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55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5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57" style:parent-style-name="Standard" style:family="paragraph">
      <style:paragraph-properties fo:margin-top="0in" fo:margin-bottom="0in" fo:line-height="100%"/>
    </style:style>
    <style:style style:name="T25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59" style:parent-style-name="Standard" style:family="paragraph">
      <style:paragraph-properties fo:margin-top="0in" fo:margin-bottom="0in" fo:line-height="100%"/>
    </style:style>
    <style:style style:name="T26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6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6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6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6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65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26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67" style:parent-style-name="Standard" style:family="paragraph">
      <style:paragraph-properties fo:margin-top="0in" fo:margin-bottom="0in" fo:line-height="100%"/>
    </style:style>
    <style:style style:name="T26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69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270" style:parent-style-name="Standard" style:family="paragraph">
      <style:paragraph-properties fo:margin-top="0in" fo:margin-bottom="0in" fo:line-height="100%"/>
    </style:style>
    <style:style style:name="T27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7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7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7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75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7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77" style:parent-style-name="Standard" style:family="paragraph">
      <style:paragraph-properties fo:margin-top="0in" fo:margin-bottom="0in" fo:line-height="100%"/>
    </style:style>
    <style:style style:name="T27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79" style:parent-style-name="Standard" style:family="paragraph">
      <style:paragraph-properties fo:margin-top="0in" fo:margin-bottom="0in" fo:line-height="100%"/>
    </style:style>
    <style:style style:name="T28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8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8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8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8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85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28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87" style:parent-style-name="Standard" style:family="paragraph">
      <style:paragraph-properties fo:margin-top="0in" fo:margin-bottom="0in" fo:line-height="100%"/>
    </style:style>
    <style:style style:name="T28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89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290" style:parent-style-name="Standard" style:family="paragraph">
      <style:paragraph-properties fo:margin-top="0in" fo:margin-bottom="0in" fo:line-height="100%"/>
    </style:style>
    <style:style style:name="T29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9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9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9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295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29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97" style:parent-style-name="Standard" style:family="paragraph">
      <style:paragraph-properties fo:margin-top="0in" fo:margin-bottom="0in" fo:line-height="100%"/>
    </style:style>
    <style:style style:name="T29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299" style:parent-style-name="Standard" style:family="paragraph">
      <style:paragraph-properties fo:margin-top="0in" fo:margin-bottom="0in" fo:line-height="100%"/>
    </style:style>
    <style:style style:name="T30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0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0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0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0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05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30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07" style:parent-style-name="Standard" style:family="paragraph">
      <style:paragraph-properties fo:margin-top="0in" fo:margin-bottom="0in" fo:line-height="100%"/>
    </style:style>
    <style:style style:name="T30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09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310" style:parent-style-name="Standard" style:family="paragraph">
      <style:paragraph-properties fo:margin-top="0in" fo:margin-bottom="0in" fo:line-height="100%"/>
    </style:style>
    <style:style style:name="T31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1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1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1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15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1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17" style:parent-style-name="Standard" style:family="paragraph">
      <style:paragraph-properties fo:margin-top="0in" fo:margin-bottom="0in" fo:line-height="100%"/>
    </style:style>
    <style:style style:name="T31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19" style:parent-style-name="Standard" style:family="paragraph">
      <style:paragraph-properties fo:margin-top="0in" fo:margin-bottom="0in" fo:line-height="100%"/>
    </style:style>
    <style:style style:name="T32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2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2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2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2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25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32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27" style:parent-style-name="Standard" style:family="paragraph">
      <style:paragraph-properties fo:margin-top="0in" fo:margin-bottom="0in" fo:line-height="100%"/>
    </style:style>
    <style:style style:name="T32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29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330" style:parent-style-name="Standard" style:family="paragraph">
      <style:paragraph-properties fo:margin-top="0in" fo:margin-bottom="0in" fo:line-height="100%"/>
    </style:style>
    <style:style style:name="T33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3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3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3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35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3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37" style:parent-style-name="Standard" style:family="paragraph">
      <style:paragraph-properties fo:margin-top="0in" fo:margin-bottom="0in" fo:line-height="100%"/>
    </style:style>
    <style:style style:name="T33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39" style:parent-style-name="Standard" style:family="paragraph">
      <style:paragraph-properties fo:margin-top="0in" fo:margin-bottom="0in" fo:line-height="100%"/>
    </style:style>
    <style:style style:name="T34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4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4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4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4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45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34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47" style:parent-style-name="Standard" style:family="paragraph">
      <style:paragraph-properties fo:margin-top="0in" fo:margin-bottom="0in" fo:line-height="100%"/>
    </style:style>
    <style:style style:name="T34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49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350" style:parent-style-name="Standard" style:family="paragraph">
      <style:paragraph-properties fo:margin-top="0in" fo:margin-bottom="0in" fo:line-height="100%"/>
    </style:style>
    <style:style style:name="T35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5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5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5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55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5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57" style:parent-style-name="Standard" style:family="paragraph">
      <style:paragraph-properties fo:margin-top="0in" fo:margin-bottom="0in" fo:line-height="100%"/>
    </style:style>
    <style:style style:name="T35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59" style:parent-style-name="Standard" style:family="paragraph">
      <style:paragraph-properties fo:margin-top="0in" fo:margin-bottom="0in" fo:line-height="100%"/>
    </style:style>
    <style:style style:name="T36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6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6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6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6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65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36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67" style:parent-style-name="Standard" style:family="paragraph">
      <style:paragraph-properties fo:margin-top="0in" fo:margin-bottom="0in" fo:line-height="100%"/>
    </style:style>
    <style:style style:name="T36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69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370" style:parent-style-name="Standard" style:family="paragraph">
      <style:paragraph-properties fo:margin-top="0in" fo:margin-bottom="0in" fo:line-height="100%"/>
    </style:style>
    <style:style style:name="T37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7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7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7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75" style:parent-style-name="Standard" style:family="paragraph">
      <style:paragraph-properties fo:margin-top="0in" fo:margin-bottom="0in" fo:line-height="100%"/>
    </style:style>
    <style:style style:name="T37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77" style:parent-style-name="Standard" style:family="paragraph">
      <style:paragraph-properties fo:margin-top="0in" fo:margin-bottom="0in" fo:line-height="100%"/>
    </style:style>
    <style:style style:name="T37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79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8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8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8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83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38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85" style:parent-style-name="Standard" style:family="paragraph">
      <style:paragraph-properties fo:margin-top="0in" fo:margin-bottom="0in" fo:line-height="100%"/>
    </style:style>
    <style:style style:name="T38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87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388" style:parent-style-name="Standard" style:family="paragraph">
      <style:paragraph-properties fo:margin-top="0in" fo:margin-bottom="0in" fo:line-height="100%"/>
    </style:style>
    <style:style style:name="T389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9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9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9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9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39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95" style:parent-style-name="Standard" style:family="paragraph">
      <style:paragraph-properties fo:margin-top="0in" fo:margin-bottom="0in" fo:line-height="100%"/>
    </style:style>
    <style:style style:name="T39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397" style:parent-style-name="Standard" style:family="paragraph">
      <style:paragraph-properties fo:margin-top="0in" fo:margin-bottom="0in" fo:line-height="100%"/>
    </style:style>
    <style:style style:name="T39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399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0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0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0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03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40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05" style:parent-style-name="Standard" style:family="paragraph">
      <style:paragraph-properties fo:margin-top="0in" fo:margin-bottom="0in" fo:line-height="100%"/>
    </style:style>
    <style:style style:name="T40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07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408" style:parent-style-name="Standard" style:family="paragraph">
      <style:paragraph-properties fo:margin-top="0in" fo:margin-bottom="0in" fo:line-height="100%"/>
    </style:style>
    <style:style style:name="T409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1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11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12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13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14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15" style:parent-style-name="Standard" style:family="paragraph">
      <style:paragraph-properties fo:margin-top="0in" fo:margin-bottom="0in" fo:line-height="100%"/>
    </style:style>
    <style:style style:name="T41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17" style:parent-style-name="Standard" style:family="paragraph">
      <style:paragraph-properties fo:margin-top="0in" fo:margin-bottom="0in" fo:line-height="100%"/>
    </style:style>
    <style:style style:name="T418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19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20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21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22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423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24" style:parent-style-name="Standard" style:family="paragraph">
      <style:paragraph-properties fo:margin-top="0in" fo:margin-bottom="0in" fo:line-height="100%"/>
    </style:style>
    <style:style style:name="T425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26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427" style:parent-style-name="Standard" style:family="paragraph">
      <style:paragraph-properties fo:margin-top="0in" fo:margin-bottom="0in" fo:line-height="100%"/>
    </style:style>
    <style:style style:name="T428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29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30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31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32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33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34" style:parent-style-name="Standard" style:family="paragraph">
      <style:paragraph-properties fo:margin-top="0in" fo:margin-bottom="0in" fo:line-height="100%"/>
    </style:style>
    <style:style style:name="T435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36" style:parent-style-name="Standard" style:family="paragraph">
      <style:paragraph-properties fo:margin-top="0in" fo:margin-bottom="0in" fo:line-height="100%"/>
    </style:style>
    <style:style style:name="T437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38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39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40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41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42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443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44" style:parent-style-name="Standard" style:family="paragraph">
      <style:paragraph-properties fo:margin-top="0in" fo:margin-bottom="0in" fo:line-height="100%"/>
    </style:style>
    <style:style style:name="T445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46" style:parent-style-name="Standard" style:family="paragraph">
      <style:paragraph-properties fo:margin-top="0in" fo:margin-bottom="0in" fo:line-height="100%"/>
      <style:text-properties style:font-name="Consolas" style:font-name-complex="Consolas" fo:color="#000000" fo:font-size="8.5pt" style:font-size-asian="8.5pt" style:font-size-complex="9.5pt"/>
    </style:style>
    <style:style style:name="P447" style:parent-style-name="Standard" style:family="paragraph">
      <style:paragraph-properties fo:margin-top="0in" fo:margin-bottom="0in" fo:line-height="100%"/>
    </style:style>
    <style:style style:name="T448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49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50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51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52" style:parent-style-name="Standard" style:family="paragraph">
      <style:paragraph-properties fo:margin-top="0in" fo:margin-bottom="0in" fo:line-height="100%"/>
    </style:style>
    <style:style style:name="T453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54" style:parent-style-name="Standard" style:family="paragraph">
      <style:paragraph-properties fo:margin-top="0in" fo:margin-bottom="0in" fo:line-height="100%"/>
    </style:style>
    <style:style style:name="T455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56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57" style:parent-style-name="Шрифтнаабзацапоподразбиране" style:family="text">
      <style:text-properties style:font-name="Consolas" style:font-name-complex="Consolas" fo:color="#0000FF" fo:font-size="8.5pt" style:font-size-asian="8.5pt" style:font-size-complex="9.5pt"/>
    </style:style>
    <style:style style:name="T458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T459" style:parent-style-name="Шрифтнаабзацапоподразбиране" style:family="text">
      <style:text-properties style:font-name="Consolas" style:font-name-complex="Consolas" fo:font-weight="bold" style:font-weight-asian="bold" style:font-weight-complex="bold" fo:color="#008DD9" fo:font-size="8.5pt" style:font-size-asian="8.5pt" style:font-size-complex="9.5pt"/>
    </style:style>
    <style:style style:name="T460" style:parent-style-name="Шрифтнаабзацапоподразбиране" style:family="text">
      <style:text-properties style:font-name="Consolas" style:font-name-complex="Consolas" fo:color="#000000" fo:font-size="8.5pt" style:font-size-asian="8.5pt" style:font-size-complex="9.5pt"/>
    </style:style>
    <style:style style:name="P461" style:parent-style-name="Code" style:family="paragraph">
      <style:paragraph-properties fo:line-height="100%"/>
    </style:style>
    <style:style style:name="T462" style:parent-style-name="Шрифтнаабзацапоподразбиране" style:family="text">
      <style:text-properties style:font-name-complex="Consolas" fo:font-weight="normal" style:font-weight-asian="normal" fo:color="#000000" fo:font-size="8.5pt" style:font-size-asian="8.5pt" style:font-size-complex="9.5pt"/>
    </style:style>
    <style:style style:name="T463" style:parent-style-name="Шрифтнаабзацапоподразбиране" style:family="text">
      <style:text-properties fo:font-weight="bold" style:font-weight-asian="bold"/>
    </style:style>
    <style:style style:name="T464" style:parent-style-name="Шрифтнаабзацапоподразбиране" style:family="text">
      <style:text-properties fo:font-weight="bold" style:font-weight-asian="bold"/>
    </style:style>
    <style:style style:name="T465" style:parent-style-name="Шрифтнаабзацапоподразбиране" style:family="text">
      <style:text-properties fo:font-weight="bold" style:font-weight-asian="bold"/>
    </style:style>
    <style:style style:name="T466" style:parent-style-name="Шрифтнаабзацапоподразбиране" style:family="text">
      <style:text-properties fo:font-weight="bold" style:font-weight-asian="bold"/>
    </style:style>
    <style:style style:name="T467" style:parent-style-name="Шрифтнаабзацапоподразбиране" style:family="text">
      <style:text-properties fo:font-weight="bold" style:font-weight-asian="bold"/>
    </style:style>
    <style:style style:name="T468" style:parent-style-name="Шрифтнаабзацапоподразбиране" style:family="text">
      <style:text-properties fo:font-weight="bold" style:font-weight-asian="bold"/>
    </style:style>
    <style:style style:name="T469" style:parent-style-name="Шрифтнаабзацапоподразбиране" style:family="text">
      <style:text-properties fo:font-weight="bold" style:font-weight-asian="bold"/>
    </style:style>
    <style:style style:name="P470" style:parent-style-name="Списъкнаабзаци" style:family="paragraph">
      <style:paragraph-properties fo:margin-top="0in" fo:margin-bottom="0in"/>
    </style:style>
    <style:style style:name="T471" style:parent-style-name="Шрифтнаабзацапоподразбиране" style:family="text">
      <style:text-properties fo:font-weight="bold" style:font-weight-asian="bold"/>
    </style:style>
    <style:style style:name="P472" style:parent-style-name="Списъкнаабзаци" style:family="paragraph">
      <style:paragraph-properties fo:margin-top="0in" fo:margin-bottom="0in"/>
    </style:style>
    <style:style style:name="T473" style:parent-style-name="Шрифтнаабзацапоподразбиране" style:family="text">
      <style:text-properties fo:font-weight="bold" style:font-weight-asian="bold"/>
    </style:style>
    <style:style style:name="P474" style:parent-style-name="Списъкнаабзаци" style:family="paragraph">
      <style:paragraph-properties fo:margin-top="0in" fo:margin-bottom="0in"/>
    </style:style>
    <style:style style:name="T475" style:parent-style-name="Шрифтнаабзацапоподразбиране" style:family="text">
      <style:text-properties fo:font-weight="bold" style:font-weight-asian="bold"/>
    </style:style>
    <style:style style:name="T476" style:parent-style-name="Шрифтнаабзацапоподразбиране" style:family="text">
      <style:text-properties fo:font-weight="bold" style:font-weight-asian="bold"/>
    </style:style>
    <style:style style:name="T477" style:parent-style-name="Шрифтнаабзацапоподразбиране" style:family="text">
      <style:text-properties fo:font-weight="bold" style:font-weight-asian="bold"/>
    </style:style>
    <style:style style:name="T478" style:parent-style-name="Шрифтнаабзацапоподразбиране" style:family="text">
      <style:text-properties fo:font-weight="bold" style:font-weight-asian="bold"/>
    </style:style>
    <style:style style:name="T479" style:parent-style-name="Шрифтнаабзацапоподразбиране" style:family="text">
      <style:text-properties fo:font-weight="bold" style:font-weight-asian="bold"/>
    </style:style>
    <style:style style:name="T480" style:parent-style-name="Шрифтнаабзацапоподразбиране" style:family="text">
      <style:text-properties fo:font-weight="bold" style:font-weight-asian="bold"/>
    </style:style>
    <style:style style:name="T481" style:parent-style-name="Шрифтнаабзацапоподразбиране" style:family="text">
      <style:text-properties fo:font-weight="bold" style:font-weight-asian="bold"/>
    </style:style>
    <style:style style:name="P482" style:parent-style-name="Списъкнаабзаци" style:family="paragraph">
      <style:paragraph-properties fo:margin-top="0in" fo:margin-bottom="0in"/>
    </style:style>
    <style:style style:name="T483" style:parent-style-name="Шрифтнаабзацапоподразбиране" style:family="text">
      <style:text-properties fo:font-weight="bold" style:font-weight-asian="bold"/>
    </style:style>
    <style:style style:name="T484" style:parent-style-name="Шрифтнаабзацапоподразбиране" style:family="text">
      <style:text-properties fo:font-weight="bold" style:font-weight-asian="bold"/>
    </style:style>
    <style:style style:name="T485" style:parent-style-name="Шрифтнаабзацапоподразбиране" style:family="text">
      <style:text-properties fo:font-weight="bold" style:font-weight-asian="bold"/>
    </style:style>
    <style:style style:name="T486" style:parent-style-name="Шрифтнаабзацапоподразбиране" style:family="text">
      <style:text-properties fo:font-weight="bold" style:font-weight-asian="bold"/>
    </style:style>
    <style:style style:name="T487" style:parent-style-name="Шрифтнаабзацапоподразбиране" style:family="text">
      <style:text-properties fo:font-weight="bold" style:font-weight-asian="bold"/>
    </style:style>
    <style:style style:name="T488" style:parent-style-name="Шрифтнаабзацапоподразбиране" style:family="text">
      <style:text-properties fo:font-weight="bold" style:font-weight-asian="bold"/>
    </style:style>
    <style:style style:name="T489" style:parent-style-name="Шрифтнаабзацапоподразбиране" style:family="text">
      <style:text-properties fo:font-weight="bold" style:font-weight-asian="bold"/>
    </style:style>
    <style:style style:name="P490" style:parent-style-name="Списъкнаабзаци" style:family="paragraph">
      <style:paragraph-properties fo:margin-top="0in" fo:margin-bottom="0in"/>
    </style:style>
    <style:style style:name="T491" style:parent-style-name="Шрифтнаабзацапоподразбиране" style:family="text">
      <style:text-properties fo:font-weight="bold" style:font-weight-asian="bold"/>
    </style:style>
    <style:style style:name="T492" style:parent-style-name="Шрифтнаабзацапоподразбиране" style:family="text">
      <style:text-properties fo:font-weight="bold" style:font-weight-asian="bold"/>
    </style:style>
    <style:style style:name="T493" style:parent-style-name="Шрифтнаабзацапоподразбиране" style:family="text">
      <style:text-properties fo:font-weight="bold" style:font-weight-asian="bold"/>
    </style:style>
    <style:style style:name="T494" style:parent-style-name="Шрифтнаабзацапоподразбиране" style:family="text">
      <style:text-properties fo:font-weight="bold" style:font-weight-asian="bold"/>
    </style:style>
    <style:style style:name="T495" style:parent-style-name="Шрифтнаабзацапоподразбиране" style:family="text">
      <style:text-properties fo:font-weight="bold" style:font-weight-asian="bold"/>
    </style:style>
    <style:style style:name="P496" style:parent-style-name="Списъкнаабзаци" style:family="paragraph">
      <style:paragraph-properties fo:margin-top="0in" fo:margin-bottom="0in"/>
    </style:style>
    <style:style style:name="T497" style:parent-style-name="Шрифтнаабзацапоподразбиране" style:family="text">
      <style:text-properties fo:font-weight="bold" style:font-weight-asian="bold"/>
    </style:style>
    <style:style style:name="P498" style:parent-style-name="Списъкнаабзаци" style:family="paragraph">
      <style:paragraph-properties fo:margin-top="0in" fo:margin-bottom="0in"/>
    </style:style>
    <style:style style:name="T499" style:parent-style-name="Шрифтнаабзацапоподразбиране" style:family="text">
      <style:text-properties fo:font-weight="bold" style:font-weight-asian="bold"/>
    </style:style>
    <style:style style:name="T500" style:parent-style-name="Шрифтнаабзацапоподразбиране" style:family="text">
      <style:text-properties fo:font-weight="bold" style:font-weight-asian="bold"/>
    </style:style>
    <style:style style:name="T501" style:parent-style-name="Шрифтнаабзацапоподразбиране" style:family="text">
      <style:text-properties fo:font-weight="bold" style:font-weight-asian="bold"/>
    </style:style>
    <style:style style:name="T502" style:parent-style-name="Шрифтнаабзацапоподразбиране" style:family="text">
      <style:text-properties fo:font-weight="bold" style:font-weight-asian="bold"/>
    </style:style>
    <style:style style:name="T503" style:parent-style-name="Шрифтнаабзацапоподразбиране" style:family="text">
      <style:text-properties fo:font-weight="bold" style:font-weight-asian="bold"/>
    </style:style>
    <style:style style:name="T504" style:parent-style-name="Шрифтнаабзацапоподразбиране" style:family="text">
      <style:text-properties fo:font-weight="bold" style:font-weight-asian="bold"/>
    </style:style>
    <style:style style:name="P505" style:parent-style-name="Списъкнаабзаци" style:family="paragraph">
      <style:paragraph-properties fo:margin-top="0in" fo:margin-bottom="0in"/>
    </style:style>
    <style:style style:name="T506" style:parent-style-name="Шрифтнаабзацапоподразбиране" style:family="text">
      <style:text-properties fo:font-weight="bold" style:font-weight-asian="bold"/>
    </style:style>
    <style:style style:name="P507" style:parent-style-name="Списъкнаабзаци" style:family="paragraph">
      <style:paragraph-properties fo:margin-top="0in" fo:margin-bottom="0in"/>
    </style:style>
    <style:style style:name="T508" style:parent-style-name="Шрифтнаабзацапоподразбиране" style:family="text">
      <style:text-properties fo:font-weight="bold" style:font-weight-asian="bold"/>
    </style:style>
    <style:style style:name="P509" style:parent-style-name="Списъкнаабзаци" style:family="paragraph">
      <style:paragraph-properties fo:margin-top="0in" fo:margin-bottom="0in"/>
    </style:style>
    <style:style style:name="T510" style:parent-style-name="Шрифтнаабзацапоподразбиране" style:family="text">
      <style:text-properties fo:font-weight="bold" style:font-weight-asian="bold"/>
    </style:style>
    <style:style style:name="T511" style:parent-style-name="Шрифтнаабзацапоподразбиране" style:family="text">
      <style:text-properties fo:font-weight="bold" style:font-weight-asian="bold"/>
    </style:style>
    <style:style style:name="T512" style:parent-style-name="Шрифтнаабзацапоподразбиране" style:family="text">
      <style:text-properties fo:font-weight="bold" style:font-weight-asian="bold"/>
    </style:style>
    <style:style style:name="T513" style:parent-style-name="Шрифтнаабзацапоподразбиране" style:family="text">
      <style:text-properties fo:font-weight="bold" style:font-weight-asian="bold"/>
    </style:style>
    <style:style style:name="T514" style:parent-style-name="Шрифтнаабзацапоподразбиране" style:family="text">
      <style:text-properties fo:font-weight="bold" style:font-weight-asian="bold"/>
    </style:style>
    <style:style style:name="T515" style:parent-style-name="Шрифтнаабзацапоподразбиране" style:family="text">
      <style:text-properties fo:font-weight="bold" style:font-weight-asian="bold"/>
    </style:style>
    <style:style style:name="T516" style:parent-style-name="Шрифтнаабзацапоподразбиране" style:family="text">
      <style:text-properties fo:font-weight="bold" style:font-weight-asian="bold"/>
    </style:style>
    <style:style style:name="P517" style:parent-style-name="Списъкнаабзаци" style:family="paragraph">
      <style:paragraph-properties fo:margin-top="0in" fo:margin-bottom="0in"/>
    </style:style>
    <style:style style:name="T518" style:parent-style-name="Шрифтнаабзацапоподразбиране" style:family="text">
      <style:text-properties fo:font-weight="bold" style:font-weight-asian="bold"/>
    </style:style>
    <style:style style:name="P519" style:parent-style-name="Списъкнаабзаци" style:family="paragraph">
      <style:paragraph-properties fo:margin-top="0in" fo:margin-bottom="0in"/>
    </style:style>
    <style:style style:name="T520" style:parent-style-name="Шрифтнаабзацапоподразбиране" style:family="text">
      <style:text-properties fo:font-weight="bold" style:font-weight-asian="bold"/>
    </style:style>
    <style:style style:name="P521" style:parent-style-name="Списъкнаабзаци" style:family="paragraph">
      <style:paragraph-properties fo:margin-top="0in" fo:margin-bottom="0in"/>
    </style:style>
    <style:style style:name="T522" style:parent-style-name="Шрифтнаабзацапоподразбиране" style:family="text">
      <style:text-properties fo:font-weight="bold" style:font-weight-asian="bold"/>
    </style:style>
    <style:style style:name="T523" style:parent-style-name="Шрифтнаабзацапоподразбиране" style:family="text">
      <style:text-properties fo:font-weight="bold" style:font-weight-asian="bold"/>
    </style:style>
    <style:style style:name="T524" style:parent-style-name="Шрифтнаабзацапоподразбиране" style:family="text">
      <style:text-properties fo:font-weight="bold" style:font-weight-asian="bold"/>
    </style:style>
    <style:style style:name="T525" style:parent-style-name="Шрифтнаабзацапоподразбиране" style:family="text">
      <style:text-properties fo:font-weight="bold" style:font-weight-asian="bold"/>
    </style:style>
    <style:style style:name="T526" style:parent-style-name="Шрифтнаабзацапоподразбиране" style:family="text">
      <style:text-properties fo:font-weight="bold" style:font-weight-asian="bold"/>
    </style:style>
    <style:style style:name="T527" style:parent-style-name="Шрифтнаабзацапоподразбиране" style:family="text">
      <style:text-properties fo:font-weight="bold" style:font-weight-asian="bold"/>
    </style:style>
    <style:style style:name="T528" style:parent-style-name="Шрифтнаабзацапоподразбиране" style:family="text">
      <style:text-properties fo:font-weight="bold" style:font-weight-asian="bold"/>
    </style:style>
    <style:style style:name="T529" style:parent-style-name="Шрифтнаабзацапоподразбиране" style:family="text">
      <style:text-properties fo:font-weight="bold" style:font-weight-asian="bold"/>
    </style:style>
    <style:style style:name="T530" style:parent-style-name="Шрифтнаабзацапоподразбиране" style:family="text">
      <style:text-properties fo:font-weight="bold" style:font-weight-asian="bold"/>
    </style:style>
    <style:style style:name="T531" style:parent-style-name="Шрифтнаабзацапоподразбиране" style:family="text">
      <style:text-properties fo:font-weight="bold" style:font-weight-asian="bold"/>
    </style:style>
    <style:style style:name="T532" style:parent-style-name="Шрифтнаабзацапоподразбиране" style:family="text">
      <style:text-properties fo:font-weight="bold" style:font-weight-asian="bold"/>
    </style:style>
    <style:style style:name="T533" style:parent-style-name="Шрифтнаабзацапоподразбиране" style:family="text">
      <style:text-properties fo:font-weight="bold" style:font-weight-asian="bold"/>
    </style:style>
    <style:style style:name="T534" style:parent-style-name="Шрифтнаабзацапоподразбиране" style:family="text">
      <style:text-properties fo:font-weight="bold" style:font-weight-asian="bold"/>
    </style:style>
    <style:style style:name="T535" style:parent-style-name="Шрифтнаабзацапоподразбиране" style:family="text">
      <style:text-properties fo:font-weight="bold" style:font-weight-asian="bold"/>
    </style:style>
    <style:style style:name="T536" style:parent-style-name="Шрифтнаабзацапоподразбиране" style:family="text">
      <style:text-properties fo:font-weight="bold" style:font-weight-asian="bold"/>
    </style:style>
    <style:style style:name="P537" style:parent-style-name="Списъкнаабзаци" style:family="paragraph">
      <style:paragraph-properties fo:margin-top="0in" fo:margin-bottom="0in"/>
    </style:style>
    <style:style style:name="T538" style:parent-style-name="Шрифтнаабзацапоподразбиране" style:family="text">
      <style:text-properties fo:font-weight="bold" style:font-weight-asian="bold"/>
    </style:style>
    <style:style style:name="P539" style:parent-style-name="Списъкнаабзаци" style:family="paragraph">
      <style:paragraph-properties fo:margin-top="0in" fo:margin-bottom="0in"/>
    </style:style>
    <style:style style:name="T540" style:parent-style-name="Шрифтнаабзацапоподразбиране" style:family="text">
      <style:text-properties fo:font-weight="bold" style:font-weight-asian="bold"/>
    </style:style>
    <style:style style:name="T541" style:parent-style-name="Шрифтнаабзацапоподразбиране" style:family="text">
      <style:text-properties fo:font-weight="bold" style:font-weight-asian="bold"/>
    </style:style>
    <style:style style:name="T542" style:parent-style-name="Шрифтнаабзацапоподразбиране" style:family="text">
      <style:text-properties fo:font-weight="bold" style:font-weight-asian="bold"/>
    </style:style>
    <style:style style:name="T543" style:parent-style-name="Шрифтнаабзацапоподразбиране" style:family="text">
      <style:text-properties fo:font-weight="bold" style:font-weight-asian="bold"/>
    </style:style>
    <style:style style:name="T544" style:parent-style-name="Шрифтнаабзацапоподразбиране" style:family="text">
      <style:text-properties fo:font-weight="bold" style:font-weight-asian="bold" fo:font-style="italic" style:font-style-asian="italic"/>
    </style:style>
    <style:style style:name="T545" style:parent-style-name="Шрифтнаабзацапоподразбиране" style:family="text">
      <style:text-properties fo:font-weight="bold" style:font-weight-asian="bold"/>
    </style:style>
    <style:style style:name="T546" style:parent-style-name="Шрифтнаабзацапоподразбиране" style:family="text">
      <style:text-properties fo:font-weight="bold" style:font-weight-asian="bold"/>
    </style:style>
    <style:style style:name="T547" style:parent-style-name="Шрифтнаабзацапоподразбиране" style:family="text">
      <style:text-properties fo:font-weight="bold" style:font-weight-asian="bold"/>
    </style:style>
    <style:style style:name="T548" style:parent-style-name="Шрифтнаабзацапоподразбиране" style:family="text">
      <style:text-properties fo:font-weight="bold" style:font-weight-asian="bold"/>
    </style:style>
    <style:style style:name="P549" style:parent-style-name="Списъкнаабзаци" style:family="paragraph">
      <style:paragraph-properties fo:margin-top="0in" fo:margin-bottom="0in"/>
    </style:style>
    <style:style style:name="T550" style:parent-style-name="Шрифтнаабзацапоподразбиране" style:family="text">
      <style:text-properties fo:font-weight="bold" style:font-weight-asian="bold"/>
    </style:style>
    <style:style style:name="P551" style:parent-style-name="Списъкнаабзаци" style:family="paragraph">
      <style:paragraph-properties fo:margin-top="0in" fo:margin-bottom="0in"/>
    </style:style>
    <style:style style:name="T552" style:parent-style-name="Шрифтнаабзацапоподразбиране" style:family="text">
      <style:text-properties fo:font-weight="bold" style:font-weight-asian="bold"/>
    </style:style>
    <style:style style:name="T553" style:parent-style-name="Шрифтнаабзацапоподразбиране" style:family="text">
      <style:text-properties fo:font-weight="bold" style:font-weight-asian="bold"/>
    </style:style>
    <style:style style:name="T554" style:parent-style-name="Шрифтнаабзацапоподразбиране" style:family="text">
      <style:text-properties fo:font-weight="bold" style:font-weight-asian="bold"/>
    </style:style>
    <style:style style:name="T555" style:parent-style-name="Шрифтнаабзацапоподразбиране" style:family="text">
      <style:text-properties fo:font-weight="bold" style:font-weight-asian="bold"/>
    </style:style>
    <style:style style:name="T556" style:parent-style-name="Шрифтнаабзацапоподразбиране" style:family="text">
      <style:text-properties fo:font-weight="bold" style:font-weight-asian="bold"/>
    </style:style>
    <style:style style:name="T557" style:parent-style-name="Шрифтнаабзацапоподразбиране" style:family="text">
      <style:text-properties fo:font-weight="bold" style:font-weight-asian="bold"/>
    </style:style>
    <style:style style:name="T558" style:parent-style-name="Шрифтнаабзацапоподразбиране" style:family="text">
      <style:text-properties fo:font-weight="bold" style:font-weight-asian="bold"/>
    </style:style>
    <style:style style:name="T559" style:parent-style-name="Шрифтнаабзацапоподразбиране" style:family="text">
      <style:text-properties style:font-name="Consolas" fo:font-weight="bold" style:font-weight-asian="bold"/>
    </style:style>
    <style:style style:name="T560" style:parent-style-name="Шрифтнаабзацапоподразбиране" style:family="text">
      <style:text-properties fo:font-weight="bold" style:font-weight-asian="bold"/>
    </style:style>
    <style:style style:name="T561" style:parent-style-name="Шрифтнаабзацапоподразбиране" style:family="text">
      <style:text-properties fo:font-weight="bold" style:font-weight-asian="bold"/>
    </style:style>
    <style:style style:name="T562" style:parent-style-name="Шрифтнаабзацапоподразбиране" style:family="text">
      <style:text-properties fo:font-weight="bold" style:font-weight-asian="bold"/>
    </style:style>
    <style:style style:name="T563" style:parent-style-name="Шрифтнаабзацапоподразбиране" style:family="text">
      <style:text-properties fo:font-weight="bold" style:font-weight-asian="bold"/>
    </style:style>
    <style:style style:name="T564" style:parent-style-name="Шрифтнаабзацапоподразбиране" style:family="text">
      <style:text-properties fo:font-weight="bold" style:font-weight-asian="bold"/>
    </style:style>
    <style:style style:name="T565" style:parent-style-name="Шрифтнаабзацапоподразбиране" style:family="text">
      <style:text-properties fo:font-weight="bold" style:font-weight-asian="bold"/>
    </style:style>
    <style:style style:name="T566" style:parent-style-name="Шрифтнаабзацапоподразбиране" style:family="text">
      <style:text-properties fo:font-weight="bold" style:font-weight-asian="bold"/>
    </style:style>
    <style:style style:name="T567" style:parent-style-name="Шрифтнаабзацапоподразбиране" style:family="text">
      <style:text-properties fo:font-weight="bold" style:font-weight-asian="bold"/>
    </style:style>
    <style:style style:name="T568" style:parent-style-name="Шрифтнаабзацапоподразбиране" style:family="text">
      <style:text-properties fo:font-weight="bold" style:font-weight-asian="bold"/>
    </style:style>
    <style:style style:name="T569" style:parent-style-name="Шрифтнаабзацапоподразбиране" style:family="text">
      <style:text-properties fo:font-weight="bold" style:font-weight-asian="bold"/>
    </style:style>
    <style:style style:name="T570" style:parent-style-name="Шрифтнаабзацапоподразбиране" style:family="text">
      <style:text-properties fo:font-weight="bold" style:font-weight-asian="bold"/>
    </style:style>
    <style:style style:name="T571" style:parent-style-name="Шрифтнаабзацапоподразбиране" style:family="text">
      <style:text-properties fo:font-weight="bold" style:font-weight-asian="bold"/>
    </style:style>
    <style:style style:name="P572" style:parent-style-name="Списъкнаабзаци" style:family="paragraph"/>
    <style:style style:name="T573" style:parent-style-name="Шрифтнаабзацапоподразбиране" style:family="text">
      <style:text-properties fo:font-weight="bold" style:font-weight-asian="bold"/>
    </style:style>
    <style:style style:name="T574" style:parent-style-name="Шрифтнаабзацапоподразбиране" style:family="text">
      <style:text-properties fo:font-weight="bold" style:font-weight-asian="bold"/>
    </style:style>
    <style:style style:name="T575" style:parent-style-name="Шрифтнаабзацапоподразбиране" style:family="text">
      <style:text-properties fo:font-weight="bold" style:font-weight-asian="bold"/>
    </style:style>
    <style:style style:name="T576" style:parent-style-name="Шрифтнаабзацапоподразбиране" style:family="text">
      <style:text-properties fo:font-weight="bold" style:font-weight-asian="bold"/>
    </style:style>
    <style:style style:name="T577" style:parent-style-name="Шрифтнаабзацапоподразбиране" style:family="text">
      <style:text-properties fo:font-weight="bold" style:font-weight-asian="bold"/>
    </style:style>
    <style:style style:name="T578" style:parent-style-name="Шрифтнаабзацапоподразбиране" style:family="text">
      <style:text-properties fo:font-weight="bold" style:font-weight-asian="bold"/>
    </style:style>
    <style:style style:name="P579" style:parent-style-name="Code" style:family="paragraph"/>
    <style:style style:name="P580" style:parent-style-name="Code" style:family="paragraph"/>
    <style:style style:name="P581" style:parent-style-name="Code" style:family="paragraph"/>
    <style:style style:name="P582" style:parent-style-name="Code" style:family="paragraph"/>
    <style:style style:name="P583" style:parent-style-name="Code" style:family="paragraph"/>
    <style:style style:name="P584" style:parent-style-name="Code" style:family="paragraph"/>
    <style:style style:name="P585" style:parent-style-name="Code" style:family="paragraph"/>
    <style:style style:name="P586" style:parent-style-name="Code" style:family="paragraph"/>
    <style:style style:name="P587" style:parent-style-name="Code" style:family="paragraph"/>
    <style:style style:name="P588" style:parent-style-name="Code" style:family="paragraph"/>
    <style:style style:name="P589" style:parent-style-name="Code" style:family="paragraph"/>
    <style:style style:name="P590" style:parent-style-name="Списъкнаабзаци" style:family="paragraph"/>
    <style:style style:name="P591" style:parent-style-name="Списъкнаабзаци" style:family="paragraph"/>
    <style:style style:name="P592" style:parent-style-name="Списъкнаабзаци" style:family="paragraph"/>
    <style:style style:name="T593" style:parent-style-name="Шрифтнаабзацапоподразбиране" style:family="text">
      <style:text-properties fo:font-size="12pt" style:font-size-asian="12pt"/>
    </style:style>
    <style:style style:name="TableColumn595" style:family="table-column">
      <style:table-column-properties style:column-width="7.25in" style:use-optimal-column-width="false"/>
    </style:style>
    <style:style style:name="Table594" style:family="table">
      <style:table-properties style:width="7.25in" fo:margin-left="-0.0625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A" fo:background-color="#D9D9D9" style:writing-mode="lr-tb" fo:padding-top="0.0395in" fo:padding-left="0.059in" fo:padding-bottom="0.0395in" fo:padding-right="0.059in"/>
    </style:style>
    <style:style style:name="P598" style:parent-style-name="Standard" style:family="paragraph">
      <style:paragraph-properties fo:text-align="center" fo:margin-top="0in" fo:margin-bottom="0in" fo:line-height="100%"/>
    </style:style>
    <style:style style:name="T599" style:parent-style-name="Шрифтнаабзацапоподразбиране" style:family="text">
      <style:text-properties fo:font-weight="bold" style:font-weight-asian="bold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A" style:writing-mode="lr-tb" fo:padding-top="0.0395in" fo:padding-left="0.059in" fo:padding-bottom="0.0395in" fo:padding-right="0.059in"/>
    </style:style>
    <style:style style:name="P602" style:parent-style-name="Standard" style:family="paragraph">
      <style:paragraph-properties fo:margin-top="0in" fo:margin-bottom="0in" fo:line-height="100%"/>
    </style:style>
    <style:style style:name="T60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04" style:parent-style-name="Standard" style:family="paragraph">
      <style:paragraph-properties fo:margin-top="0in" fo:margin-bottom="0in" fo:line-height="100%"/>
    </style:style>
    <style:style style:name="T60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06" style:parent-style-name="Standard" style:family="paragraph">
      <style:paragraph-properties fo:margin-top="0in" fo:margin-bottom="0in" fo:line-height="100%"/>
    </style:style>
    <style:style style:name="T60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08" style:parent-style-name="Standard" style:family="paragraph">
      <style:paragraph-properties fo:margin-top="0in" fo:margin-bottom="0in" fo:line-height="100%"/>
    </style:style>
    <style:style style:name="T60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10" style:parent-style-name="Standard" style:family="paragraph">
      <style:paragraph-properties fo:margin-top="0in" fo:margin-bottom="0in" fo:line-height="100%"/>
    </style:style>
    <style:style style:name="T61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12" style:parent-style-name="Standard" style:family="paragraph">
      <style:paragraph-properties fo:margin-top="0in" fo:margin-bottom="0in" fo:line-height="100%"/>
    </style:style>
    <style:style style:name="T61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14" style:parent-style-name="Standard" style:family="paragraph">
      <style:paragraph-properties fo:margin-top="0in" fo:margin-bottom="0in" fo:line-height="100%"/>
    </style:style>
    <style:style style:name="T61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16" style:parent-style-name="Standard" style:family="paragraph">
      <style:paragraph-properties fo:margin-top="0in" fo:margin-bottom="0in" fo:line-height="100%"/>
    </style:style>
    <style:style style:name="T61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18" style:parent-style-name="Standard" style:family="paragraph">
      <style:paragraph-properties fo:margin-top="0in" fo:margin-bottom="0in" fo:line-height="100%"/>
    </style:style>
    <style:style style:name="T61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20" style:parent-style-name="Standard" style:family="paragraph">
      <style:paragraph-properties fo:margin-top="0in" fo:margin-bottom="0in" fo:line-height="100%"/>
    </style:style>
    <style:style style:name="T62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22" style:parent-style-name="Standard" style:family="paragraph">
      <style:paragraph-properties fo:margin-top="0in" fo:margin-bottom="0in" fo:line-height="100%"/>
    </style:style>
    <style:style style:name="T62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24" style:parent-style-name="Standard" style:family="paragraph">
      <style:paragraph-properties fo:margin-top="0in" fo:margin-bottom="0in" fo:line-height="100%"/>
    </style:style>
    <style:style style:name="T62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26" style:parent-style-name="Standard" style:family="paragraph">
      <style:paragraph-properties fo:margin-top="0in" fo:margin-bottom="0in" fo:line-height="100%"/>
    </style:style>
    <style:style style:name="T62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28" style:parent-style-name="Standard" style:family="paragraph">
      <style:paragraph-properties fo:margin-top="0in" fo:margin-bottom="0in" fo:line-height="100%"/>
    </style:style>
    <style:style style:name="T62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30" style:parent-style-name="Standard" style:family="paragraph">
      <style:paragraph-properties fo:margin-top="0in" fo:margin-bottom="0in" fo:line-height="100%"/>
    </style:style>
    <style:style style:name="T63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32" style:parent-style-name="Standard" style:family="paragraph">
      <style:paragraph-properties fo:margin-top="0in" fo:margin-bottom="0in" fo:line-height="100%"/>
    </style:style>
    <style:style style:name="T63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34" style:parent-style-name="Standard" style:family="paragraph">
      <style:paragraph-properties fo:margin-top="0in" fo:margin-bottom="0in" fo:line-height="100%"/>
    </style:style>
    <style:style style:name="T63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36" style:parent-style-name="Standard" style:family="paragraph">
      <style:paragraph-properties fo:margin-top="0in" fo:margin-bottom="0in" fo:line-height="100%"/>
    </style:style>
    <style:style style:name="T63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38" style:parent-style-name="Standard" style:family="paragraph">
      <style:paragraph-properties fo:margin-top="0in" fo:margin-bottom="0in" fo:line-height="100%"/>
    </style:style>
    <style:style style:name="T63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40" style:parent-style-name="Standard" style:family="paragraph">
      <style:paragraph-properties fo:margin-top="0in" fo:margin-bottom="0in" fo:line-height="100%"/>
    </style:style>
    <style:style style:name="T64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42" style:parent-style-name="Standard" style:family="paragraph">
      <style:paragraph-properties fo:margin-top="0in" fo:margin-bottom="0in" fo:line-height="100%"/>
    </style:style>
    <style:style style:name="T64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A" fo:background-color="#D9D9D9" style:writing-mode="lr-tb" fo:padding-top="0.0395in" fo:padding-left="0.059in" fo:padding-bottom="0.0395in" fo:padding-right="0.059in"/>
    </style:style>
    <style:style style:name="P646" style:parent-style-name="Standard" style:family="paragraph">
      <style:paragraph-properties fo:text-align="center" fo:margin-top="0in" fo:margin-bottom="0in" fo:line-height="100%"/>
    </style:style>
    <style:style style:name="T647" style:parent-style-name="Шрифтнаабзацапоподразбиране" style:family="text">
      <style:text-properties fo:font-weight="bold" style:font-weight-asian="bold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A" style:writing-mode="lr-tb" fo:padding-top="0.0395in" fo:padding-left="0.059in" fo:padding-bottom="0.0395in" fo:padding-right="0.059in"/>
    </style:style>
    <style:style style:name="P650" style:parent-style-name="Standard" style:family="paragraph">
      <style:paragraph-properties fo:margin-top="0in" fo:margin-bottom="0in" fo:line-height="100%"/>
    </style:style>
    <style:style style:name="T65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52" style:parent-style-name="Standard" style:family="paragraph">
      <style:paragraph-properties fo:margin-top="0in" fo:margin-bottom="0in" fo:line-height="100%"/>
    </style:style>
    <style:style style:name="T65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54" style:parent-style-name="Standard" style:family="paragraph">
      <style:paragraph-properties fo:margin-top="0in" fo:margin-bottom="0in" fo:line-height="100%"/>
    </style:style>
    <style:style style:name="T65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56" style:parent-style-name="Standard" style:family="paragraph">
      <style:paragraph-properties fo:margin-top="0in" fo:margin-bottom="0in" fo:line-height="100%"/>
    </style:style>
    <style:style style:name="T65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58" style:parent-style-name="Standard" style:family="paragraph">
      <style:paragraph-properties fo:margin-top="0in" fo:margin-bottom="0in" fo:line-height="100%"/>
    </style:style>
    <style:style style:name="T65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60" style:parent-style-name="Standard" style:family="paragraph">
      <style:paragraph-properties fo:margin-top="0in" fo:margin-bottom="0in" fo:line-height="100%"/>
    </style:style>
    <style:style style:name="T66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62" style:parent-style-name="Standard" style:family="paragraph">
      <style:paragraph-properties fo:margin-top="0in" fo:margin-bottom="0in" fo:line-height="100%"/>
    </style:style>
    <style:style style:name="T66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64" style:parent-style-name="Standard" style:family="paragraph">
      <style:paragraph-properties fo:margin-top="0in" fo:margin-bottom="0in" fo:line-height="100%"/>
    </style:style>
    <style:style style:name="T66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66" style:parent-style-name="Standard" style:family="paragraph">
      <style:paragraph-properties fo:margin-top="0in" fo:margin-bottom="0in" fo:line-height="100%"/>
    </style:style>
    <style:style style:name="T66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68" style:parent-style-name="Standard" style:family="paragraph">
      <style:paragraph-properties fo:margin-top="0in" fo:margin-bottom="0in" fo:line-height="100%"/>
    </style:style>
    <style:style style:name="T66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 fo:background-color="#FFFF00"/>
    </style:style>
    <style:style style:name="P670" style:parent-style-name="Standard" style:family="paragraph">
      <style:paragraph-properties fo:margin-top="0in" fo:margin-bottom="0in" fo:line-height="100%"/>
    </style:style>
    <style:style style:name="T67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72" style:parent-style-name="Standard" style:family="paragraph">
      <style:paragraph-properties fo:margin-top="0in" fo:margin-bottom="0in" fo:line-height="100%"/>
    </style:style>
    <style:style style:name="T67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74" style:parent-style-name="Standard" style:family="paragraph">
      <style:paragraph-properties fo:margin-top="0in" fo:margin-bottom="0in" fo:line-height="100%"/>
    </style:style>
    <style:style style:name="T67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76" style:parent-style-name="Standard" style:family="paragraph">
      <style:paragraph-properties fo:margin-top="0in" fo:margin-bottom="0in" fo:line-height="100%"/>
    </style:style>
    <style:style style:name="T67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78" style:parent-style-name="Standard" style:family="paragraph">
      <style:paragraph-properties fo:margin-top="0in" fo:margin-bottom="0in" fo:line-height="100%"/>
    </style:style>
    <style:style style:name="T67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80" style:parent-style-name="Standard" style:family="paragraph">
      <style:paragraph-properties fo:margin-top="0in" fo:margin-bottom="0in" fo:line-height="100%"/>
    </style:style>
    <style:style style:name="T68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82" style:parent-style-name="Standard" style:family="paragraph">
      <style:paragraph-properties fo:margin-top="0in" fo:margin-bottom="0in" fo:line-height="100%"/>
    </style:style>
    <style:style style:name="T68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84" style:parent-style-name="Standard" style:family="paragraph">
      <style:paragraph-properties fo:margin-top="0in" fo:margin-bottom="0in" fo:line-height="100%"/>
    </style:style>
    <style:style style:name="T68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86" style:parent-style-name="Standard" style:family="paragraph">
      <style:paragraph-properties fo:margin-top="0in" fo:margin-bottom="0in" fo:line-height="100%"/>
    </style:style>
    <style:style style:name="T68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88" style:parent-style-name="Standard" style:family="paragraph">
      <style:paragraph-properties fo:margin-top="0in" fo:margin-bottom="0in" fo:line-height="100%"/>
    </style:style>
    <style:style style:name="T68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 fo:background-color="#FFFF00"/>
    </style:style>
    <style:style style:name="P690" style:parent-style-name="Standard" style:family="paragraph">
      <style:paragraph-properties fo:margin-top="0in" fo:margin-bottom="0in" fo:line-height="100%"/>
    </style:style>
    <style:style style:name="T69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92" style:parent-style-name="Standard" style:family="paragraph">
      <style:paragraph-properties fo:margin-top="0in" fo:margin-bottom="0in" fo:line-height="100%"/>
    </style:style>
    <style:style style:name="T69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94" style:parent-style-name="Standard" style:family="paragraph">
      <style:paragraph-properties fo:margin-top="0in" fo:margin-bottom="0in" fo:line-height="100%"/>
    </style:style>
    <style:style style:name="T69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96" style:parent-style-name="Standard" style:family="paragraph">
      <style:paragraph-properties fo:margin-top="0in" fo:margin-bottom="0in" fo:line-height="100%"/>
    </style:style>
    <style:style style:name="T69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698" style:parent-style-name="Standard" style:family="paragraph">
      <style:paragraph-properties fo:margin-top="0in" fo:margin-bottom="0in" fo:line-height="100%"/>
    </style:style>
    <style:style style:name="T69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00" style:parent-style-name="Standard" style:family="paragraph">
      <style:paragraph-properties fo:margin-top="0in" fo:margin-bottom="0in" fo:line-height="100%"/>
    </style:style>
    <style:style style:name="T70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02" style:parent-style-name="Standard" style:family="paragraph">
      <style:paragraph-properties fo:margin-top="0in" fo:margin-bottom="0in" fo:line-height="100%"/>
    </style:style>
    <style:style style:name="T70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04" style:parent-style-name="Standard" style:family="paragraph">
      <style:paragraph-properties fo:margin-top="0in" fo:margin-bottom="0in" fo:line-height="100%"/>
    </style:style>
    <style:style style:name="T70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06" style:parent-style-name="Standard" style:family="paragraph">
      <style:paragraph-properties fo:margin-top="0in" fo:margin-bottom="0in" fo:line-height="100%"/>
    </style:style>
    <style:style style:name="T70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08" style:parent-style-name="Standard" style:family="paragraph">
      <style:paragraph-properties fo:margin-top="0in" fo:margin-bottom="0in" fo:line-height="100%"/>
    </style:style>
    <style:style style:name="T70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10" style:parent-style-name="Standard" style:family="paragraph">
      <style:paragraph-properties fo:margin-top="0in" fo:margin-bottom="0in" fo:line-height="100%"/>
    </style:style>
    <style:style style:name="T71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12" style:parent-style-name="Standard" style:family="paragraph">
      <style:paragraph-properties fo:margin-top="0in" fo:margin-bottom="0in" fo:line-height="100%"/>
    </style:style>
    <style:style style:name="T71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TableColumn715" style:family="table-column">
      <style:table-column-properties style:column-width="7.25in" style:use-optimal-column-width="false"/>
    </style:style>
    <style:style style:name="Table714" style:family="table">
      <style:table-properties style:width="7.25in" fo:margin-left="-0.0625in" table:align="lef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A" fo:background-color="#D9D9D9" style:writing-mode="lr-tb" fo:padding-top="0.0395in" fo:padding-left="0.059in" fo:padding-bottom="0.0395in" fo:padding-right="0.059in"/>
    </style:style>
    <style:style style:name="P718" style:parent-style-name="Standard" style:family="paragraph">
      <style:paragraph-properties fo:text-align="center" fo:margin-top="0in" fo:margin-bottom="0in" fo:line-height="100%"/>
    </style:style>
    <style:style style:name="T719" style:parent-style-name="Шрифтнаабзацапоподразбиране" style:family="text">
      <style:text-properties fo:font-weight="bold" style:font-weight-asian="bold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A" style:writing-mode="lr-tb" fo:padding-top="0.0395in" fo:padding-left="0.059in" fo:padding-bottom="0.0395in" fo:padding-right="0.059in"/>
    </style:style>
    <style:style style:name="P722" style:parent-style-name="Standard" style:family="paragraph">
      <style:paragraph-properties fo:margin-top="0in" fo:margin-bottom="0in" fo:line-height="100%"/>
    </style:style>
    <style:style style:name="T72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24" style:parent-style-name="Standard" style:family="paragraph">
      <style:paragraph-properties fo:margin-top="0in" fo:margin-bottom="0in" fo:line-height="100%"/>
    </style:style>
    <style:style style:name="T72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26" style:parent-style-name="Standard" style:family="paragraph">
      <style:paragraph-properties fo:margin-top="0in" fo:margin-bottom="0in" fo:line-height="100%"/>
    </style:style>
    <style:style style:name="T72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28" style:parent-style-name="Standard" style:family="paragraph">
      <style:paragraph-properties fo:margin-top="0in" fo:margin-bottom="0in" fo:line-height="100%"/>
    </style:style>
    <style:style style:name="T72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30" style:parent-style-name="Standard" style:family="paragraph">
      <style:paragraph-properties fo:margin-top="0in" fo:margin-bottom="0in" fo:line-height="100%"/>
    </style:style>
    <style:style style:name="T73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32" style:parent-style-name="Standard" style:family="paragraph">
      <style:paragraph-properties fo:margin-top="0in" fo:margin-bottom="0in" fo:line-height="100%"/>
    </style:style>
    <style:style style:name="T73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34" style:parent-style-name="Standard" style:family="paragraph">
      <style:paragraph-properties fo:margin-top="0in" fo:margin-bottom="0in" fo:line-height="100%"/>
    </style:style>
    <style:style style:name="T73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36" style:parent-style-name="Standard" style:family="paragraph">
      <style:paragraph-properties fo:margin-top="0in" fo:margin-bottom="0in" fo:line-height="100%"/>
    </style:style>
    <style:style style:name="T73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 fo:background-color="#FFFF00"/>
    </style:style>
    <style:style style:name="P738" style:parent-style-name="Standard" style:family="paragraph">
      <style:paragraph-properties fo:margin-top="0in" fo:margin-bottom="0in" fo:line-height="100%"/>
    </style:style>
    <style:style style:name="T73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40" style:parent-style-name="Standard" style:family="paragraph">
      <style:paragraph-properties fo:margin-top="0in" fo:margin-bottom="0in" fo:line-height="100%"/>
    </style:style>
    <style:style style:name="T74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42" style:parent-style-name="Standard" style:family="paragraph">
      <style:paragraph-properties fo:margin-top="0in" fo:margin-bottom="0in" fo:line-height="100%"/>
    </style:style>
    <style:style style:name="T74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44" style:parent-style-name="Standard" style:family="paragraph">
      <style:paragraph-properties fo:margin-top="0in" fo:margin-bottom="0in" fo:line-height="100%"/>
    </style:style>
    <style:style style:name="T74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46" style:parent-style-name="Standard" style:family="paragraph">
      <style:paragraph-properties fo:margin-top="0in" fo:margin-bottom="0in" fo:line-height="100%"/>
    </style:style>
    <style:style style:name="T74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48" style:parent-style-name="Standard" style:family="paragraph">
      <style:paragraph-properties fo:margin-top="0in" fo:margin-bottom="0in" fo:line-height="100%"/>
    </style:style>
    <style:style style:name="T74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50" style:parent-style-name="Standard" style:family="paragraph">
      <style:paragraph-properties fo:margin-top="0in" fo:margin-bottom="0in" fo:line-height="100%"/>
    </style:style>
    <style:style style:name="T75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52" style:parent-style-name="Standard" style:family="paragraph">
      <style:paragraph-properties fo:margin-top="0in" fo:margin-bottom="0in" fo:line-height="100%"/>
    </style:style>
    <style:style style:name="T75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54" style:parent-style-name="Standard" style:family="paragraph">
      <style:paragraph-properties fo:margin-top="0in" fo:margin-bottom="0in" fo:line-height="100%"/>
    </style:style>
    <style:style style:name="T75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56" style:parent-style-name="Standard" style:family="paragraph">
      <style:paragraph-properties fo:margin-top="0in" fo:margin-bottom="0in" fo:line-height="100%"/>
    </style:style>
    <style:style style:name="T75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58" style:parent-style-name="Standard" style:family="paragraph">
      <style:paragraph-properties fo:margin-top="0in" fo:margin-bottom="0in" fo:line-height="100%"/>
    </style:style>
    <style:style style:name="T75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60" style:parent-style-name="Standard" style:family="paragraph">
      <style:paragraph-properties fo:margin-top="0in" fo:margin-bottom="0in" fo:line-height="100%"/>
    </style:style>
    <style:style style:name="T76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62" style:parent-style-name="Standard" style:family="paragraph">
      <style:paragraph-properties fo:margin-top="0in" fo:margin-bottom="0in" fo:line-height="100%"/>
    </style:style>
    <style:style style:name="T76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64" style:parent-style-name="Standard" style:family="paragraph">
      <style:paragraph-properties fo:margin-top="0in" fo:margin-bottom="0in" fo:line-height="100%"/>
    </style:style>
    <style:style style:name="T76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66" style:parent-style-name="Standard" style:family="paragraph">
      <style:paragraph-properties fo:margin-top="0in" fo:margin-bottom="0in" fo:line-height="100%"/>
    </style:style>
    <style:style style:name="T76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68" style:parent-style-name="Standard" style:family="paragraph">
      <style:paragraph-properties fo:margin-top="0in" fo:margin-bottom="0in" fo:line-height="100%"/>
    </style:style>
    <style:style style:name="T76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70" style:parent-style-name="Standard" style:family="paragraph">
      <style:paragraph-properties fo:margin-top="0in" fo:margin-bottom="0in" fo:line-height="100%"/>
    </style:style>
    <style:style style:name="T77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72" style:parent-style-name="Standard" style:family="paragraph">
      <style:paragraph-properties fo:margin-top="0in" fo:margin-bottom="0in" fo:line-height="100%"/>
    </style:style>
    <style:style style:name="T77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A" fo:background-color="#D9D9D9" style:writing-mode="lr-tb" fo:padding-top="0.0395in" fo:padding-left="0.059in" fo:padding-bottom="0.0395in" fo:padding-right="0.059in"/>
    </style:style>
    <style:style style:name="P776" style:parent-style-name="Standard" style:family="paragraph">
      <style:paragraph-properties fo:text-align="center" fo:margin-top="0in" fo:margin-bottom="0in" fo:line-height="100%"/>
    </style:style>
    <style:style style:name="T777" style:parent-style-name="Шрифтнаабзацапоподразбиране" style:family="text">
      <style:text-properties fo:font-weight="bold" style:font-weight-asian="bold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A" style:writing-mode="lr-tb" fo:padding-top="0.0395in" fo:padding-left="0.059in" fo:padding-bottom="0.0395in" fo:padding-right="0.059in"/>
    </style:style>
    <style:style style:name="P780" style:parent-style-name="Standard" style:family="paragraph">
      <style:paragraph-properties fo:margin-top="0in" fo:margin-bottom="0in" fo:line-height="100%"/>
    </style:style>
    <style:style style:name="T78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82" style:parent-style-name="Standard" style:family="paragraph">
      <style:paragraph-properties fo:margin-top="0in" fo:margin-bottom="0in" fo:line-height="100%"/>
    </style:style>
    <style:style style:name="T78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84" style:parent-style-name="Standard" style:family="paragraph">
      <style:paragraph-properties fo:margin-top="0in" fo:margin-bottom="0in" fo:line-height="100%"/>
    </style:style>
    <style:style style:name="T78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86" style:parent-style-name="Standard" style:family="paragraph">
      <style:paragraph-properties fo:margin-top="0in" fo:margin-bottom="0in" fo:line-height="100%"/>
    </style:style>
    <style:style style:name="T78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88" style:parent-style-name="Standard" style:family="paragraph">
      <style:paragraph-properties fo:margin-top="0in" fo:margin-bottom="0in" fo:line-height="100%"/>
    </style:style>
    <style:style style:name="T78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90" style:parent-style-name="Standard" style:family="paragraph">
      <style:paragraph-properties fo:margin-top="0in" fo:margin-bottom="0in" fo:line-height="100%"/>
    </style:style>
    <style:style style:name="T79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92" style:parent-style-name="Standard" style:family="paragraph">
      <style:paragraph-properties fo:margin-top="0in" fo:margin-bottom="0in" fo:line-height="100%"/>
    </style:style>
    <style:style style:name="T79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94" style:parent-style-name="Standard" style:family="paragraph">
      <style:paragraph-properties fo:margin-top="0in" fo:margin-bottom="0in" fo:line-height="100%"/>
    </style:style>
    <style:style style:name="T79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 fo:background-color="#FFFF00"/>
    </style:style>
    <style:style style:name="P796" style:parent-style-name="Standard" style:family="paragraph">
      <style:paragraph-properties fo:margin-top="0in" fo:margin-bottom="0in" fo:line-height="100%"/>
    </style:style>
    <style:style style:name="T79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798" style:parent-style-name="Standard" style:family="paragraph">
      <style:paragraph-properties fo:margin-top="0in" fo:margin-bottom="0in" fo:line-height="100%"/>
    </style:style>
    <style:style style:name="T79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00" style:parent-style-name="Standard" style:family="paragraph">
      <style:paragraph-properties fo:margin-top="0in" fo:margin-bottom="0in" fo:line-height="100%"/>
    </style:style>
    <style:style style:name="T80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02" style:parent-style-name="Standard" style:family="paragraph">
      <style:paragraph-properties fo:margin-top="0in" fo:margin-bottom="0in" fo:line-height="100%"/>
    </style:style>
    <style:style style:name="T80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04" style:parent-style-name="Standard" style:family="paragraph">
      <style:paragraph-properties fo:margin-top="0in" fo:margin-bottom="0in" fo:line-height="100%"/>
    </style:style>
    <style:style style:name="T80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06" style:parent-style-name="Standard" style:family="paragraph">
      <style:paragraph-properties fo:margin-top="0in" fo:margin-bottom="0in" fo:line-height="100%"/>
    </style:style>
    <style:style style:name="T80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08" style:parent-style-name="Standard" style:family="paragraph">
      <style:paragraph-properties fo:margin-top="0in" fo:margin-bottom="0in" fo:line-height="100%"/>
    </style:style>
    <style:style style:name="T80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10" style:parent-style-name="Standard" style:family="paragraph">
      <style:paragraph-properties fo:margin-top="0in" fo:margin-bottom="0in" fo:line-height="100%"/>
    </style:style>
    <style:style style:name="T81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12" style:parent-style-name="Standard" style:family="paragraph">
      <style:paragraph-properties fo:margin-top="0in" fo:margin-bottom="0in" fo:line-height="100%"/>
    </style:style>
    <style:style style:name="T81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14" style:parent-style-name="Standard" style:family="paragraph">
      <style:paragraph-properties fo:margin-top="0in" fo:margin-bottom="0in" fo:line-height="100%"/>
    </style:style>
    <style:style style:name="T81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16" style:parent-style-name="Standard" style:family="paragraph">
      <style:paragraph-properties fo:margin-top="0in" fo:margin-bottom="0in" fo:line-height="100%"/>
    </style:style>
    <style:style style:name="T81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18" style:parent-style-name="Standard" style:family="paragraph">
      <style:paragraph-properties fo:margin-top="0in" fo:margin-bottom="0in" fo:line-height="100%"/>
    </style:style>
    <style:style style:name="T81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20" style:parent-style-name="Standard" style:family="paragraph">
      <style:paragraph-properties fo:margin-top="0in" fo:margin-bottom="0in" fo:line-height="100%"/>
    </style:style>
    <style:style style:name="T82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22" style:parent-style-name="Standard" style:family="paragraph">
      <style:paragraph-properties fo:margin-top="0in" fo:margin-bottom="0in" fo:line-height="100%"/>
    </style:style>
    <style:style style:name="T82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24" style:parent-style-name="Standard" style:family="paragraph">
      <style:paragraph-properties fo:margin-top="0in" fo:margin-bottom="0in" fo:line-height="100%"/>
    </style:style>
    <style:style style:name="T82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26" style:parent-style-name="Standard" style:family="paragraph">
      <style:paragraph-properties fo:margin-top="0in" fo:margin-bottom="0in" fo:line-height="100%"/>
    </style:style>
    <style:style style:name="T82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28" style:parent-style-name="Standard" style:family="paragraph">
      <style:paragraph-properties fo:margin-top="0in" fo:margin-bottom="0in" fo:line-height="100%"/>
    </style:style>
    <style:style style:name="T82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30" style:parent-style-name="Standard" style:family="paragraph">
      <style:paragraph-properties fo:margin-top="0in" fo:margin-bottom="0in" fo:line-height="100%"/>
    </style:style>
    <style:style style:name="T83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32" style:parent-style-name="Standard" style:family="paragraph">
      <style:paragraph-properties fo:margin-top="0in" fo:margin-bottom="0in" fo:line-height="100%"/>
    </style:style>
    <style:style style:name="T83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34" style:parent-style-name="Standard" style:family="paragraph">
      <style:paragraph-properties fo:margin-top="0in" fo:margin-bottom="0in" fo:line-height="100%"/>
    </style:style>
    <style:style style:name="T83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36" style:parent-style-name="Standard" style:family="paragraph">
      <style:paragraph-properties fo:margin-top="0in" fo:margin-bottom="0in" fo:line-height="100%"/>
    </style:style>
    <style:style style:name="T83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38" style:parent-style-name="Standard" style:family="paragraph">
      <style:paragraph-properties fo:margin-top="0in" fo:margin-bottom="0in" fo:line-height="100%"/>
    </style:style>
    <style:style style:name="T83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40" style:parent-style-name="Standard" style:family="paragraph">
      <style:paragraph-properties fo:margin-top="0in" fo:margin-bottom="0in" fo:line-height="100%"/>
    </style:style>
    <style:style style:name="T84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42" style:parent-style-name="Standard" style:family="paragraph">
      <style:paragraph-properties fo:margin-top="0in" fo:margin-bottom="0in" fo:line-height="100%"/>
    </style:style>
    <style:style style:name="T84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44" style:parent-style-name="Standard" style:family="paragraph">
      <style:paragraph-properties fo:margin-top="0in" fo:margin-bottom="0in" fo:line-height="100%"/>
    </style:style>
    <style:style style:name="T84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TableColumn847" style:family="table-column">
      <style:table-column-properties style:column-width="7.25in" style:use-optimal-column-width="false"/>
    </style:style>
    <style:style style:name="Table846" style:family="table">
      <style:table-properties style:width="7.25in" fo:margin-left="-0.0625in" table:align="lef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A" fo:background-color="#D9D9D9" style:writing-mode="lr-tb" fo:padding-top="0.0395in" fo:padding-left="0.059in" fo:padding-bottom="0.0395in" fo:padding-right="0.059in"/>
    </style:style>
    <style:style style:name="P850" style:parent-style-name="Standard" style:family="paragraph">
      <style:paragraph-properties fo:text-align="center" fo:margin-top="0in" fo:margin-bottom="0in" fo:line-height="100%"/>
    </style:style>
    <style:style style:name="T851" style:parent-style-name="Шрифтнаабзацапоподразбиране" style:family="text">
      <style:text-properties fo:font-weight="bold" style:font-weight-asian="bold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69in solid #00000A" style:writing-mode="lr-tb" fo:padding-top="0.0395in" fo:padding-left="0.059in" fo:padding-bottom="0.0395in" fo:padding-right="0.059in"/>
    </style:style>
    <style:style style:name="P854" style:parent-style-name="Standard" style:family="paragraph">
      <style:paragraph-properties fo:margin-top="0in" fo:margin-bottom="0in" fo:line-height="100%"/>
    </style:style>
    <style:style style:name="T85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56" style:parent-style-name="Standard" style:family="paragraph">
      <style:paragraph-properties fo:margin-top="0in" fo:margin-bottom="0in" fo:line-height="100%"/>
    </style:style>
    <style:style style:name="T85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58" style:parent-style-name="Standard" style:family="paragraph">
      <style:paragraph-properties fo:margin-top="0in" fo:margin-bottom="0in" fo:line-height="100%"/>
    </style:style>
    <style:style style:name="T85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60" style:parent-style-name="Standard" style:family="paragraph">
      <style:paragraph-properties fo:margin-top="0in" fo:margin-bottom="0in" fo:line-height="100%"/>
    </style:style>
    <style:style style:name="T86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62" style:parent-style-name="Standard" style:family="paragraph">
      <style:paragraph-properties fo:margin-top="0in" fo:margin-bottom="0in" fo:line-height="100%"/>
    </style:style>
    <style:style style:name="T86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64" style:parent-style-name="Standard" style:family="paragraph">
      <style:paragraph-properties fo:margin-top="0in" fo:margin-bottom="0in" fo:line-height="100%"/>
    </style:style>
    <style:style style:name="T86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66" style:parent-style-name="Standard" style:family="paragraph">
      <style:paragraph-properties fo:margin-top="0in" fo:margin-bottom="0in" fo:line-height="100%"/>
    </style:style>
    <style:style style:name="T86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68" style:parent-style-name="Standard" style:family="paragraph">
      <style:paragraph-properties fo:margin-top="0in" fo:margin-bottom="0in" fo:line-height="100%"/>
    </style:style>
    <style:style style:name="T86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70" style:parent-style-name="Standard" style:family="paragraph">
      <style:paragraph-properties fo:margin-top="0in" fo:margin-bottom="0in" fo:line-height="100%"/>
    </style:style>
    <style:style style:name="T87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72" style:parent-style-name="Standard" style:family="paragraph">
      <style:paragraph-properties fo:margin-top="0in" fo:margin-bottom="0in" fo:line-height="100%"/>
    </style:style>
    <style:style style:name="T87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74" style:parent-style-name="Standard" style:family="paragraph">
      <style:paragraph-properties fo:margin-top="0in" fo:margin-bottom="0in" fo:line-height="100%"/>
    </style:style>
    <style:style style:name="T87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76" style:parent-style-name="Standard" style:family="paragraph">
      <style:paragraph-properties fo:margin-top="0in" fo:margin-bottom="0in" fo:line-height="100%"/>
    </style:style>
    <style:style style:name="T87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78" style:parent-style-name="Standard" style:family="paragraph">
      <style:paragraph-properties fo:margin-top="0in" fo:margin-bottom="0in" fo:line-height="100%"/>
    </style:style>
    <style:style style:name="T87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80" style:parent-style-name="Standard" style:family="paragraph">
      <style:paragraph-properties fo:margin-top="0in" fo:margin-bottom="0in" fo:line-height="100%"/>
    </style:style>
    <style:style style:name="T88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82" style:parent-style-name="Standard" style:family="paragraph">
      <style:paragraph-properties fo:margin-top="0in" fo:margin-bottom="0in" fo:line-height="100%"/>
    </style:style>
    <style:style style:name="T88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84" style:parent-style-name="Standard" style:family="paragraph">
      <style:paragraph-properties fo:margin-top="0in" fo:margin-bottom="0in" fo:line-height="100%"/>
    </style:style>
    <style:style style:name="T88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86" style:parent-style-name="Standard" style:family="paragraph">
      <style:paragraph-properties fo:margin-top="0in" fo:margin-bottom="0in" fo:line-height="100%"/>
    </style:style>
    <style:style style:name="T88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88" style:parent-style-name="Standard" style:family="paragraph">
      <style:paragraph-properties fo:margin-top="0in" fo:margin-bottom="0in" fo:line-height="100%"/>
    </style:style>
    <style:style style:name="T88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890" style:parent-style-name="Standard" style:family="paragraph">
      <style:paragraph-properties fo:margin-top="0in" fo:margin-bottom="0in" fo:line-height="100%"/>
    </style:style>
    <style:style style:name="T89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A" fo:background-color="#D9D9D9" style:writing-mode="lr-tb" fo:padding-top="0.0395in" fo:padding-left="0.059in" fo:padding-bottom="0.0395in" fo:padding-right="0.059in"/>
    </style:style>
    <style:style style:name="P894" style:parent-style-name="Standard" style:family="paragraph">
      <style:paragraph-properties fo:text-align="center" fo:margin-top="0in" fo:margin-bottom="0in" fo:line-height="100%"/>
    </style:style>
    <style:style style:name="T895" style:parent-style-name="Шрифтнаабзацапоподразбиране" style:family="text">
      <style:text-properties fo:font-weight="bold" style:font-weight-asian="bold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069in solid #00000A" style:writing-mode="lr-tb" fo:padding-top="0.0395in" fo:padding-left="0.059in" fo:padding-bottom="0.0395in" fo:padding-right="0.059in"/>
    </style:style>
    <style:style style:name="P898" style:parent-style-name="Standard" style:family="paragraph">
      <style:paragraph-properties fo:margin-top="0in" fo:margin-bottom="0in" fo:line-height="100%"/>
    </style:style>
    <style:style style:name="T89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00" style:parent-style-name="Standard" style:family="paragraph">
      <style:paragraph-properties fo:margin-top="0in" fo:margin-bottom="0in" fo:line-height="100%"/>
    </style:style>
    <style:style style:name="T90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02" style:parent-style-name="Standard" style:family="paragraph">
      <style:paragraph-properties fo:margin-top="0in" fo:margin-bottom="0in" fo:line-height="100%"/>
    </style:style>
    <style:style style:name="T90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04" style:parent-style-name="Standard" style:family="paragraph">
      <style:paragraph-properties fo:margin-top="0in" fo:margin-bottom="0in" fo:line-height="100%"/>
    </style:style>
    <style:style style:name="T90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06" style:parent-style-name="Standard" style:family="paragraph">
      <style:paragraph-properties fo:margin-top="0in" fo:margin-bottom="0in" fo:line-height="100%"/>
    </style:style>
    <style:style style:name="T90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08" style:parent-style-name="Standard" style:family="paragraph">
      <style:paragraph-properties fo:margin-top="0in" fo:margin-bottom="0in" fo:line-height="100%"/>
    </style:style>
    <style:style style:name="T90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10" style:parent-style-name="Standard" style:family="paragraph">
      <style:paragraph-properties fo:margin-top="0in" fo:margin-bottom="0in" fo:line-height="100%"/>
    </style:style>
    <style:style style:name="T91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12" style:parent-style-name="Standard" style:family="paragraph">
      <style:paragraph-properties fo:margin-top="0in" fo:margin-bottom="0in" fo:line-height="100%"/>
    </style:style>
    <style:style style:name="T91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14" style:parent-style-name="Standard" style:family="paragraph">
      <style:paragraph-properties fo:margin-top="0in" fo:margin-bottom="0in" fo:line-height="100%"/>
    </style:style>
    <style:style style:name="T91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16" style:parent-style-name="Standard" style:family="paragraph">
      <style:paragraph-properties fo:margin-top="0in" fo:margin-bottom="0in" fo:line-height="100%"/>
    </style:style>
    <style:style style:name="T91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18" style:parent-style-name="Standard" style:family="paragraph">
      <style:paragraph-properties fo:margin-top="0in" fo:margin-bottom="0in" fo:line-height="100%"/>
    </style:style>
    <style:style style:name="T91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20" style:parent-style-name="Standard" style:family="paragraph">
      <style:paragraph-properties fo:margin-top="0in" fo:margin-bottom="0in" fo:line-height="100%"/>
    </style:style>
    <style:style style:name="T92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22" style:parent-style-name="Standard" style:family="paragraph">
      <style:paragraph-properties fo:margin-top="0in" fo:margin-bottom="0in" fo:line-height="100%"/>
    </style:style>
    <style:style style:name="T92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24" style:parent-style-name="Standard" style:family="paragraph">
      <style:paragraph-properties fo:margin-top="0in" fo:margin-bottom="0in" fo:line-height="100%"/>
    </style:style>
    <style:style style:name="T92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26" style:parent-style-name="Standard" style:family="paragraph">
      <style:paragraph-properties fo:margin-top="0in" fo:margin-bottom="0in" fo:line-height="100%"/>
    </style:style>
    <style:style style:name="T92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28" style:parent-style-name="Standard" style:family="paragraph">
      <style:paragraph-properties fo:margin-top="0in" fo:margin-bottom="0in" fo:line-height="100%"/>
    </style:style>
    <style:style style:name="T92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30" style:parent-style-name="Standard" style:family="paragraph">
      <style:paragraph-properties fo:margin-top="0in" fo:margin-bottom="0in" fo:line-height="100%"/>
    </style:style>
    <style:style style:name="T93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32" style:parent-style-name="Standard" style:family="paragraph">
      <style:paragraph-properties fo:margin-top="0in" fo:margin-bottom="0in" fo:line-height="100%"/>
    </style:style>
    <style:style style:name="T93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34" style:parent-style-name="Standard" style:family="paragraph">
      <style:paragraph-properties fo:margin-top="0in" fo:margin-bottom="0in" fo:line-height="100%"/>
    </style:style>
    <style:style style:name="T935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36" style:parent-style-name="Standard" style:family="paragraph">
      <style:paragraph-properties fo:margin-top="0in" fo:margin-bottom="0in" fo:line-height="100%"/>
    </style:style>
    <style:style style:name="T937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38" style:parent-style-name="Standard" style:family="paragraph">
      <style:paragraph-properties fo:margin-top="0in" fo:margin-bottom="0in" fo:line-height="100%"/>
    </style:style>
    <style:style style:name="T939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40" style:parent-style-name="Standard" style:family="paragraph">
      <style:paragraph-properties fo:margin-top="0in" fo:margin-bottom="0in" fo:line-height="100%"/>
    </style:style>
    <style:style style:name="T941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P942" style:parent-style-name="Standard" style:family="paragraph">
      <style:paragraph-properties fo:margin-top="0in" fo:margin-bottom="0in" fo:line-height="100%"/>
    </style:style>
    <style:style style:name="T943" style:parent-style-name="Шрифтнаабзацапоподразбиране" style:family="text">
      <style:text-properties style:font-name="Consolas" style:font-name-complex="Consolas" fo:color="#000000" fo:font-size="10pt" style:font-size-asian="10pt" style:font-size-complex="10pt"/>
    </style:style>
    <style:style style:name="T944" style:parent-style-name="Шрифтнаабзацапоподразбиране" style:family="text">
      <style:text-properties fo:font-weight="bold" style:font-weight-asian="bold"/>
    </style:style>
    <style:style style:name="T945" style:parent-style-name="Шрифтнаабзацапоподразбиране" style:family="text">
      <style:text-properties fo:font-weight="bold" style:font-weight-asian="bold"/>
    </style:style>
    <style:style style:name="T946" style:parent-style-name="Шрифтнаабзацапоподразбиране" style:family="text">
      <style:text-properties fo:font-weight="bold" style:font-weight-asian="bold"/>
    </style:style>
    <style:style style:name="T947" style:parent-style-name="Шрифтнаабзацапоподразбиране" style:family="text">
      <style:text-properties fo:font-weight="bold" style:font-weight-asian="bold"/>
    </style:style>
    <style:style style:name="T948" style:parent-style-name="Шрифтнаабзацапоподразбиране" style:family="text">
      <style:text-properties fo:font-weight="bold" style:font-weight-asian="bold"/>
    </style:style>
    <style:style style:name="T949" style:parent-style-name="Шрифтнаабзацапоподразбиране" style:family="text">
      <style:text-properties fo:font-weight="bold" style:font-weight-asian="bold"/>
    </style:style>
    <style:style style:name="T950" style:parent-style-name="Шрифтнаабзацапоподразбиране" style:family="text">
      <style:text-properties fo:font-weight="bold" style:font-weight-asian="bold"/>
    </style:style>
    <style:style style:name="T951" style:parent-style-name="Шрифтнаабзацапоподразбиране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<text:span text:style-name="T3">OOP Basics Exam – Dungeons and Code Wizards</text:span></text:h>
      <text:p text:style-name="P4"><text:span text:style-name="T5">The time has come for your OOP Basics exam. It will be a perilous journey, but if you manage to keep a cool head, you’ll be able to get through it with minimal damage.</text:span></text:p>
      <text:h text:style-name="Заглавие3" text:outline-level="3">Overview</text:h>
      <text:p text:style-name="Standard">In this exam, you need to build a Dungeons and Dragons-esque project, which has support for<text:s/><text:span text:style-name="T6">characters</text:span>,<text:s/><text:span text:style-name="T7">items</text:span><text:s/>and<text:s/><text:span text:style-name="T8">inventories<text:s/></text:span>for storing each character’s items. The project will consist of the<text:s/><text:span text:style-name="T9">entity classes<text:s/></text:span>and a<text:s/><text:span text:style-name="T10">controller class</text:span>, which manages the<text:s/><text:span text:style-name="T11">interaction</text:span><text:s/>between the characters and items.</text:p>
      <text:h text:style-name="Заглавие2" text:outline-level="2">Task 1: Structure (150 points)</text:h>
      <text:h text:style-name="Заглавие3" text:outline-level="3">Item</text:h>
      <text:p text:style-name="Standard">This is a<text:s/><text:span text:style-name="T12">base class</text:span><text:s/>for any<text:s/><text:span text:style-name="T13">items</text:span><text:s/>and it<text:s/><text:span text:style-name="T14">should not be able to be instantiated</text:span>.</text:p>
      <text:h text:style-name="Заглавие4" text:outline-level="4">Data</text:h>
      <text:p text:style-name="P15"><text:span text:style-name="CodeChar">Weight</text:span><text:s/>– an<text:s/><text:span text:style-name="T16">integer number</text:span></text:p>
      <text:h text:style-name="Заглавие4" text:outline-level="4">Behavior</text:h>
      <text:p text:style-name="Standard">Each<text:s/><text:span text:style-name="T17">item</text:span><text:s/>has the following<text:s/><text:span text:style-name="T18">behavior</text:span>:</text:p>
      <text:h text:style-name="Заглавие5" text:outline-level="5">void AffectCharacter(Character character)</text:h>
      <text:p text:style-name="Standard">For an item to affect a character, the character<text:s/><text:span text:style-name="T19">needs to</text:span><text:s/><text:span text:style-name="T20">be alive</text:span>.</text:p>
      <text:p text:style-name="Standard">If not,<text:s/><text:span text:style-name="T21">throw</text:span><text:s/>an<text:span text:style-name="T22"><text:s/></text:span><text:span text:style-name="CodeChar">InvalidOperationException</text:span><text:span text:style-name="T23"><text:s/>with the message<text:s/></text:span>“<text:span text:style-name="T24">Must be alive to perform this action!</text:span>”.</text:p>
      <text:p text:style-name="Standard"><text:span text:style-name="T25">Throw this exception everywhere a character needs to be alive to perform the action.</text:span></text:p>
      <text:h text:style-name="Заглавие4" text:outline-level="4">Constructor</text:h>
      <text:p text:style-name="Standard">An<text:s/><text:span text:style-name="T26">item</text:span><text:s/>should take the following values upon initialization:</text:p>
      <text:p text:style-name="Standard"><text:span text:style-name="T27">int</text:span><text:span text:style-name="T28"><text:s/>weight</text:span></text:p>
      <text:h text:style-name="Заглавие3" text:outline-level="3">HealthPotion</text:h>
      <text:p text:style-name="P29">The<text:s/><text:span text:style-name="T30">health potion</text:span><text:s/>always has a<text:s/><text:span text:style-name="T31">weight</text:span><text:s/>of<text:span text:style-name="T32"><text:s/>5</text:span>.</text:p>
      <text:h text:style-name="Заглавие4" text:outline-level="4">Behavior</text:h>
      <text:p text:style-name="Standard">Each<text:s/><text:span text:style-name="CodeChar">HealthPotion</text:span><text:s/>has the following<text:s/><text:span text:style-name="T33">behavior</text:span>:</text:p>
      <text:h text:style-name="Заглавие5" text:outline-level="5">void AffectCharacter(Character character)</text:h>
      <text:p text:style-name="Standard">For an item to affect a character, the character<text:s/><text:span text:style-name="T34">needs to</text:span><text:s/><text:span text:style-name="T35">be alive</text:span>.</text:p>
      <text:p text:style-name="Standard">The character’s<text:s/><text:span text:style-name="T36">health</text:span><text:s/>gets<text:s/><text:span text:style-name="T37">increased</text:span><text:s/>/<text:span text:style-name="T38">УВЕЛИЧАВА СЕ</text:span><text:span text:style-name="T39">/<text:s/></text:span>by<text:s/><text:span text:style-name="T40">20 points</text:span>.</text:p>
      <text:h text:style-name="Заглавие4" text:outline-level="4">Constructor</text:h>
      <text:p text:style-name="Standard">An<text:s/><text:span text:style-name="T41">item</text:span><text:s/>should be able to be instantiated<text:s/><text:span text:style-name="T42">without any parameters</text:span>.</text:p>
      <text:h text:style-name="Заглавие3" text:outline-level="3">PoisonPotion</text:h>
      <text:p text:style-name="P43">The<text:s/><text:span text:style-name="T44">poison potion</text:span><text:s/>always has a<text:s/><text:span text:style-name="T45">weight</text:span><text:s/>of<text:span text:style-name="T46"><text:s/>5</text:span>.</text:p>
      <text:h text:style-name="Заглавие4" text:outline-level="4">Behavior</text:h>
      <text:p text:style-name="Standard">Each<text:s/><text:span text:style-name="CodeChar">PoisonPotion</text:span><text:s/>has the following<text:s/><text:span text:style-name="T47">behavior</text:span>:</text:p>
      <text:h text:style-name="Заглавие5" text:outline-level="5">void AffectCharacter(Character character)</text:h>
      <text:p text:style-name="Standard">For an item to affect a character, the character<text:s/><text:span text:style-name="T48">needs to</text:span><text:s/><text:span text:style-name="T49">be alive</text:span>.</text:p>
      <text:p text:style-name="Standard">The character’s<text:s/><text:span text:style-name="T50">health</text:span><text:s/>gets<text:s/><text:span text:style-name="T51">decreased</text:span><text:s/><text:span text:style-name="T52">/</text:span><text:span text:style-name="T53">НАМАЛЯВА СЕ</text:span><text:span text:style-name="T54">/ by</text:span><text:s/><text:span text:style-name="T55">20 points</text:span>.<text:s/><text:span text:style-name="T56">If the character’s health<text:s/></text:span><text:span text:style-name="T57">drops to zero</text:span><text:span text:style-name="T58">, the character<text:s/></text:span><text:span text:style-name="T59">dies<text:s/></text:span><text:span text:style-name="T60">(</text:span><text:span text:style-name="T61">IsAlive</text:span><text:span text:style-name="T62"><text:s/></text:span><text:span text:style-name="T63"></text:span><text:span text:style-name="T64"><text:s/></text:span><text:span text:style-name="T65">false</text:span><text:span text:style-name="T66">).</text:span></text:p>
      <text:h text:style-name="Заглавие4" text:outline-level="4">Constructor</text:h>
      <text:p text:style-name="Standard">A<text:s/><text:span text:style-name="CodeChar">PoisonPotion</text:span><text:s/>should be able to be instantiated<text:s/><text:span text:style-name="T67">without any parameters</text:span>.</text:p>
      <text:h text:style-name="Заглавие3" text:outline-level="3">ArmorRepairKit</text:h>
      <text:p text:style-name="P68">The armor repair kit always has a<text:s/><text:span text:style-name="T69">weight</text:span><text:s/>of<text:span text:style-name="T70"><text:s/>10</text:span>.</text:p>
      <text:h text:style-name="Заглавие4" text:outline-level="4">Behavior</text:h>
      <text:p text:style-name="Standard">Each<text:s/><text:span text:style-name="CodeChar">ArmorRepairKit</text:span><text:s/>has the following<text:s/><text:span text:style-name="T71">behavior</text:span>:</text:p>
      <text:h text:style-name="Заглавие5" text:outline-level="5">void AffectCharacter(Character character)</text:h>
      <text:p text:style-name="Standard">For an item to affect a character, the character<text:s/><text:span text:style-name="T72">needs to</text:span><text:s/><text:span text:style-name="T73">be alive</text:span>.</text:p>
      <text:p text:style-name="Standard">The character’s<text:s/><text:span text:style-name="T74">armor</text:span><text:s/>restored up to the<text:s/><text:span text:style-name="T75">base armor</text:span><text:s/>value.</text:p>
      <text:p text:style-name="Standard">Example: Armor: 10, Base Armor: 100<text:s/><text:span text:style-name="T76"></text:span><text:s/>Armor: 100</text:p>
      <text:h text:style-name="Заглавие4" text:outline-level="4">Constructor</text:h>
      <text:p text:style-name="Standard">An<text:s/><text:span text:style-name="CodeChar">ArmorRepairKit</text:span><text:s/>should be able to be instantiated<text:s/><text:span text:style-name="T77">without any parameters</text:span>.</text:p>
      <text:h text:style-name="P78" text:outline-level="3">Bag</text:h>
      <text:p text:style-name="Standard">This is a<text:s/><text:span text:style-name="T79">base class</text:span><text:s/>for any<text:s/><text:span text:style-name="T80">bags</text:span><text:s/>and it<text:s/><text:span text:style-name="T81">should not be able to be instantiated</text:span>.</text:p>
      <text:h text:style-name="Заглавие4" text:outline-level="4">Data</text:h>
      <text:p text:style-name="P82"><text:span text:style-name="CodeChar">Capacity</text:span><text:s/>– an<text:s/><text:span text:style-name="T83">integer number</text:span>. Default value: 100</text:p>
      <text:p text:style-name="P84"><text:span text:style-name="CodeChar">Load</text:span><text:s/>– Calculated property. The<text:s/><text:span text:style-name="T85">sum of the weights</text:span><text:s/>of the<text:s/><text:span text:style-name="T86">items</text:span><text:s/>in the bag.</text:p>
      <text:p text:style-name="P87"><text:span text:style-name="CodeChar">Items</text:span><text:s/>–<text:s/><text:span text:style-name="T88">Read-only collection</text:span><text:s/>of type<text:s/><text:span text:style-name="CodeChar">Item</text:span></text:p>
      <text:h text:style-name="Заглавие4" text:outline-level="4">Behavior</text:h>
      <text:p text:style-name="Standard">Each<text:s/><text:span text:style-name="T89">bag</text:span><text:s/>has the following<text:s/><text:span text:style-name="T90">behavior</text:span>:</text:p>
      <text:h text:style-name="Заглавие5" text:outline-level="5">void AddItem(Item item)</text:h>
      <text:p text:style-name="Standard">If the current load + the weight of the item attempted to be added is<text:s/><text:span text:style-name="T91">greater than<text:s/></text:span>the bag’s<text:s/><text:span text:style-name="T92">capacity</text:span>, throw an<text:s/><text:span text:style-name="CodeChar">InvalidOperationException</text:span><text:span text:style-name="T93"><text:s/></text:span>with the message “<text:span text:style-name="CodeChar">Bag is full!</text:span>”</text:p>
      <text:p text:style-name="Standard">If the check passes, the<text:s/><text:span text:style-name="T94">item</text:span><text:s/>is added to the<text:s/><text:span text:style-name="T95">bag</text:span>.</text:p>
      <text:h text:style-name="Заглавие5" text:outline-level="5">Item GetItem(string name)</text:h>
      <text:p text:style-name="Standard">If no items exist in the bag, throw an<text:s/><text:span text:style-name="CodeChar">InvalidOperationException</text:span><text:s/>with the message “<text:span text:style-name="CodeChar">Bag is empty!</text:span>”</text:p>
      <text:p text:style-name="Standard">If an item with that<text:s/><text:span text:style-name="T96">name</text:span><text:s/><text:span text:style-name="T97">doesn’t exist<text:s/></text:span>in the bag, throw an<text:s/><text:span text:style-name="CodeChar">ArgumentException</text:span><text:s/>with the message “<text:span text:style-name="CodeChar">No item with name {name} in bag!</text:span>”</text:p>
      <text:p text:style-name="Standard">If both checks pass, the<text:s/><text:span text:style-name="T98">item</text:span><text:s/>is removed from the<text:s/><text:span text:style-name="T99">bag<text:s/></text:span>and<text:s/><text:span text:style-name="T100">returned<text:s/></text:span>to the<text:s/><text:span text:style-name="T101">caller</text:span>.</text:p>
      <text:h text:style-name="Заглавие4" text:outline-level="4">Constructor</text:h>
      <text:p text:style-name="Standard">A<text:s/><text:span text:style-name="T102">Bag</text:span><text:s/>should take the following values upon initialization:</text:p>
      <text:p text:style-name="Standard"><text:span text:style-name="T103">int</text:span><text:span text:style-name="T104"><text:s/>capacity</text:span></text:p>
      <text:h text:style-name="Заглавие3" text:outline-level="3">Backpack</text:h>
      <text:p text:style-name="Standard">This is a<text:s/><text:span text:style-name="T105">type of bag<text:s/></text:span>with 100 capacity.</text:p>
      <text:h text:style-name="Заглавие3" text:outline-level="3">Satchel</text:h>
      <text:p text:style-name="Standard">This is a<text:s/><text:span text:style-name="T106">type of bag<text:s/></text:span>with 20 capacity.</text:p>
      <text:h text:style-name="P107" text:outline-level="3">Character</text:h>
      <text:p text:style-name="Standard">This is a<text:s/><text:span text:style-name="T108">base class</text:span><text:s/>for any<text:s/><text:span text:style-name="T109">characters</text:span><text:s/>and it<text:s/><text:span text:style-name="T110">should not be able to be instantiated</text:span>.</text:p>
      <text:h text:style-name="Заглавие4" text:outline-level="4">Data</text:h>
      <text:list text:style-name="WWNum29">
        <text:list-item>
          <text:p text:style-name="P111"><text:span text:style-name="CodeChar">Name<text:s/></text:span>– a<text:s/><text:span text:style-name="T112">string (cannot be null or whitespace)</text:span>.</text:p>
          <text:list text:continue-numbering="true">
            <text:list-item>
              <text:p text:style-name="P113"><text:span text:style-name="T114">Throw an ArgumentException with the message “Name cannot be null or whitespace!”</text:span></text:p>
            </text:list-item>
          </text:list>
        </text:list-item>
        <text:list-item>
          <text:p text:style-name="P115"><text:span text:style-name="T116">BaseHealth</text:span><text:s/>– a<text:s/><text:span text:style-name="T117">floating-point number</text:span></text:p>
        </text:list-item>
        <text:list-item>
          <text:p text:style-name="P118"><text:span text:style-name="CodeChar">Health</text:span><text:s/>– a<text:s/><text:span text:style-name="T119">floating-point number<text:s/></text:span>(current health).</text:p>
          <text:list text:continue-numbering="true">
            <text:list-item>
              <text:p text:style-name="P120">Health maxes out at<text:s/><text:span text:style-name="T121">BaseHealth</text:span><text:s/>and mins out at 0.</text:p>
            </text:list-item>
          </text:list>
        </text:list-item>
        <text:list-item>
          <text:p text:style-name="P122"><text:span text:style-name="T123">BaseArmor</text:span><text:s/>– a<text:s/><text:span text:style-name="T124">floating-point number</text:span></text:p>
        </text:list-item>
        <text:list-item>
          <text:p text:style-name="P125"><text:span text:style-name="CodeChar">Armor</text:span><text:s/>– a<text:s/><text:span text:style-name="T126">floating-point number<text:s/></text:span>(current armor)</text:p>
          <text:list text:continue-numbering="true">
            <text:list-item>
              <text:p text:style-name="P127">Armor maxes out at<text:s/><text:span text:style-name="T128">BaseArmor</text:span><text:s/>and mins out at 0.</text:p>
            </text:list-item>
          </text:list>
        </text:list-item>
        <text:list-item>
          <text:p text:style-name="P129"><text:span text:style-name="T130">AbilityPoints</text:span><text:s/>– a<text:s/><text:span text:style-name="T131">floating-point number</text:span></text:p>
        </text:list-item>
        <text:list-item>
          <text:p text:style-name="P132"><text:span text:style-name="T133">Bag</text:span><text:span text:style-name="T134"><text:s/>– a parameter of type<text:s/></text:span><text:span text:style-name="T135">Bag</text:span></text:p>
        </text:list-item>
        <text:list-item>
          <text:p text:style-name="P136"><text:span text:style-name="CodeChar">Faction</text:span><text:s/>– a constant value with<text:s/><text:span text:style-name="T137">2 possible values</text:span>:<text:s/><text:span text:style-name="T138">CSharp</text:span><text:s/>and<text:s/><text:span text:style-name="T139">Java</text:span></text:p>
        </text:list-item>
        <text:list-item>
          <text:p text:style-name="P140"><text:span text:style-name="CodeChar">IsAlive</text:span><text:s/>– boolean value (default value:<text:s/><text:span text:style-name="CodeChar">True</text:span>)</text:p>
        </text:list-item>
        <text:list-item>
          <text:p text:style-name="P141"><text:span text:style-name="CodeChar">RestHealMultiplier</text:span><text:span text:style-name="T142"><text:s/></text:span>– a<text:s/><text:span text:style-name="T143">floating-point number</text:span><text:s/>(default:<text:s/><text:span text:style-name="T144">0.2</text:span>),<text:s/><text:span text:style-name="T145">could be overriden</text:span></text:p>
        </text:list-item>
      </text:list>
      <text:h text:style-name="Заглавие4" text:outline-level="4">Behavior</text:h>
      <text:p text:style-name="Standard">Each<text:s/><text:span text:style-name="T146">character</text:span><text:s/>has the following<text:s/><text:span text:style-name="T147">behavior</text:span>:</text:p>
      <text:h text:style-name="Заглавие5" text:outline-level="5">void TakeDamage(double hitPoints)</text:h>
      <text:p text:style-name="Standard">For a character to take damage, they need to<text:s/><text:span text:style-name="T148">be alive</text:span>.</text:p>
      <text:p text:style-name="Standard">The character takes damage equal to the<text:s/><text:span text:style-name="T149">hit points</text:span>. Taking damage works like so:</text:p>
      <text:p text:style-name="Standard">The character’s<text:s/><text:span text:style-name="T150">armor<text:s/></text:span>is<text:s/><text:span text:style-name="T151">reduced</text:span><text:s/>by the<text:s/><text:span text:style-name="T152">hit point amount</text:span>, then if there are<text:s/><text:span text:style-name="T153">still hit points left</text:span>, they take that amount of<text:s/><text:span text:style-name="T154">health damage</text:span>.</text:p>
      <text:p text:style-name="Standard">If the character’s<text:s/><text:span text:style-name="T155">health</text:span><text:s/>drops to<text:s/><text:span text:style-name="T156">zero</text:span>, the character<text:s/><text:span text:style-name="T157">dies<text:s/></text:span>(<text:span text:style-name="CodeChar">IsAlive</text:span><text:s/>become<text:s/><text:span text:style-name="T158">false</text:span>)</text:p>
      <text:p text:style-name="Standard">Example: Health:<text:s/><text:span text:style-name="T159">100</text:span>, Armor:<text:s/><text:span text:style-name="T160">30</text:span>, Hit Points:<text:s/><text:span text:style-name="T161">40</text:span><text:s/><text:span text:style-name="T162"></text:span><text:s/>Health:<text:s/><text:span text:style-name="T163">90</text:span>, Armor:<text:s/><text:span text:style-name="T164">0</text:span></text:p>
      <text:h text:style-name="Заглавие5" text:outline-level="5">void Rest()</text:h>
      <text:p text:style-name="Standard">For a character to rest, they need to<text:s/><text:span text:style-name="T165">be alive</text:span>.</text:p>
      <text:p text:style-name="Standard">The character’s<text:s/><text:span text:style-name="T166">health</text:span><text:s/>increases by their<text:s/><text:span text:style-name="CodeChar">BaseHealth</text:span>, multiplied by their<text:s/><text:span text:style-name="CodeChar">RestHealMultiplier</text:span></text:p>
      <text:p text:style-name="Standard">Example:<text:s/><text:span text:style-name="CodeChar">Health</text:span>:<text:s/><text:span text:style-name="T167">50</text:span>,<text:s/><text:span text:style-name="CodeChar">BaseHealth</text:span>:<text:s/><text:span text:style-name="T168">100</text:span>,<text:s/><text:span text:style-name="CodeChar">RestHealMultiplier</text:span>:<text:s/><text:span text:style-name="T169">0.2</text:span><text:s/><text:span text:style-name="T170"></text:span><text:s/><text:span text:style-name="CodeChar">Health</text:span>: 50 + (100 * 0.2)<text:s/><text:span text:style-name="T171"></text:span><text:s/>70</text:p>
      <text:h text:style-name="Заглавие5" text:outline-level="5">void UseItem(Item item)</text:h>
      <text:p text:style-name="Standard">For a character to use an item, they need to be<text:s/><text:span text:style-name="T172">alive</text:span>.</text:p>
      <text:p text:style-name="Standard">The item affects the character with the item effect.</text:p>
      <text:h text:style-name="Заглавие5" text:outline-level="5">void UseItemOn(Item item, Character character)</text:h>
      <text:p text:style-name="Standard">For a character to use an item on another character,<text:s/><text:span text:style-name="T173">both of them</text:span><text:s/>need to be<text:s/><text:span text:style-name="T174">alive</text:span>.</text:p>
      <text:p text:style-name="Standard">The item affects the targeted character with the item effect.</text:p>
      <text:h text:style-name="Заглавие5" text:outline-level="5">vo<text:span text:style-name="T175">id GiveCharacterItem(Item item, Character character)</text:span></text:h>
      <text:p text:style-name="Standard">For a character to give another character an item,<text:s/><text:span text:style-name="T176">both of them<text:s/></text:span>need to be<text:s/><text:span text:style-name="T177">alive</text:span>.</text:p>
      <text:p text:style-name="Standard">The targeted character<text:s/><text:span text:style-name="T178">receives the item</text:span>.</text:p>
      <text:h text:style-name="Заглавие5" text:outline-level="5">void ReceiveItem(Item item)</text:h>
      <text:p text:style-name="Standard">For a character to receive an item, they need to be<text:s/><text:span text:style-name="T179">alive</text:span>.</text:p>
      <text:p text:style-name="Standard">The character puts the<text:s/><text:span text:style-name="T180">item</text:span><text:s/>into their<text:s/><text:span text:style-name="T181">bag</text:span>.</text:p>
      <text:h text:style-name="Заглавие4" text:outline-level="4">Constructor</text:h>
      <text:p text:style-name="Standard">A<text:s/><text:span text:style-name="T182">character</text:span><text:s/>should take the following values upon initialization:</text:p>
      <text:p text:style-name="Standard"><text:span text:style-name="T183">string</text:span><text:span text:style-name="T184"><text:s/>name,<text:s/></text:span><text:span text:style-name="T185">double</text:span><text:span text:style-name="T186"><text:s/>health,<text:s/></text:span><text:span text:style-name="T187">double</text:span><text:span text:style-name="T188"><text:s/>armor,<text:s/></text:span><text:span text:style-name="T189">double</text:span><text:span text:style-name="T190"><text:s/>abilityPoints, Bag bag, Faction faction</text:span></text:p>
      <text:h text:style-name="Заглавие3" text:outline-level="3">IAttackable</text:h>
      <text:p text:style-name="Standard">A<text:s/><text:span text:style-name="T191">contract</text:span><text:s/>for any class that<text:s/><text:span text:style-name="T192">implements it</text:span>, that includes an “<text:span text:style-name="CodeChar">Attack(Character character)</text:span>” method</text:p>
      <text:h text:style-name="Заглавие3" text:outline-level="3">IHealable</text:h>
      <text:p text:style-name="Standard">A<text:s/><text:span text:style-name="T193">contract</text:span><text:s/>for any class that<text:s/><text:span text:style-name="T194">implements it</text:span>, that includes a “<text:span text:style-name="CodeChar">Heal(Character character)</text:span>” method</text:p>
      <text:h text:style-name="Заглавие3" text:outline-level="3">Warrior</text:h>
      <text:p text:style-name="Standard">The<text:s/><text:span text:style-name="T195">Warrior</text:span><text:s/>is a special class, who can<text:s/><text:span text:style-name="T196">attack</text:span><text:s/>other characters.</text:p>
      <text:h text:style-name="Заглавие4" text:outline-level="4">Data</text:h>
      <text:p text:style-name="Standard">The Warrior class always has<text:s/><text:span text:style-name="T197">100 Base Health</text:span>,<text:s/><text:span text:style-name="T198">50 Base Armor</text:span>,<text:s/><text:span text:style-name="T199">40 Ability Points</text:span>, and a<text:s/><text:span text:style-name="T200">Satchel</text:span><text:s/>as a bag.</text:p>
      <text:h text:style-name="Заглавие4" text:outline-level="4">Constructor</text:h>
      <text:p text:style-name="Standard">The<text:s/><text:span text:style-name="T201">Warrior<text:s/></text:span>only needs a<text:s/><text:span text:style-name="T202">name<text:s/></text:span>and a<text:s/><text:span text:style-name="T203">faction</text:span><text:s/>for initialization:</text:p>
      <text:p text:style-name="Standard"><text:span text:style-name="T204">string</text:span><text:span text:style-name="T205"><text:s/>name, Faction faction</text:span></text:p>
      <text:h text:style-name="Заглавие4" text:outline-level="4">Behavior</text:h>
      <text:p text:style-name="Standard">The warrior only has<text:s/><text:span text:style-name="T206">one special behavior</text:span><text:s/>(every other behavior is<text:s/><text:span text:style-name="T207">inherited</text:span>):</text:p>
      <text:h text:style-name="Заглавие5" text:outline-level="5">void Attack(Character character)</text:h>
      <text:p text:style-name="Standard">For a character to attack another character,<text:s/><text:span text:style-name="T208">both of them need to be alive</text:span>.</text:p>
      <text:p text:style-name="Standard">If the character they are trying to attack is the same character, throw an<text:s/><text:span text:style-name="CodeChar">InvalidOperationException</text:span><text:s/>with the message “<text:span text:style-name="CodeChar">Cannot attack self!</text:span>”</text:p>
      <text:p text:style-name="Standard">If the character the character is attacking is from the<text:s/><text:span text:style-name="T209">same faction</text:span>, throw an<text:s/><text:span text:style-name="CodeChar">ArgumentException</text:span><text:s/>with the message “<text:span text:style-name="CodeChar">Friendly fire! Both characters are from {faction} faction!</text:span>”</text:p>
      <text:p text:style-name="Standard">If all of those checks pass, the<text:s/><text:span text:style-name="T210">receiving character takes damage</text:span><text:s/>with<text:s/><text:span text:style-name="T211">hit points</text:span><text:s/>equal to the<text:s/><text:span text:style-name="T212">attacking character’s</text:span><text:s/><text:span text:style-name="T213">ability points</text:span>.</text:p>
      <text:h text:style-name="Заглавие3" text:outline-level="3">Cleric</text:h>
      <text:p text:style-name="Standard">The<text:s/><text:span text:style-name="T214">Cleric</text:span><text:s/>is a special class, who can<text:s/><text:span text:style-name="T215">heal</text:span><text:s/>other characters.</text:p>
      <text:h text:style-name="Заглавие4" text:outline-level="4">Data</text:h>
      <text:p text:style-name="P216">The Cleric class always has<text:s/><text:span text:style-name="T217">50 Base Health</text:span>,<text:s/><text:span text:style-name="T218">25 Base Armor</text:span>,<text:s/><text:span text:style-name="T219">40 Ability Points</text:span>, and a<text:s/><text:span text:style-name="T220">Backpack</text:span><text:s/>as a bag.</text:p>
      <text:p text:style-name="P221">The cleric’s<text:s/><text:span text:style-name="CodeChar">RestHealMultiplier</text:span><text:s/>is<text:s/><text:span text:style-name="T222">0.5</text:span>.</text:p>
      <text:h text:style-name="Заглавие4" text:outline-level="4">Constructor</text:h>
      <text:p text:style-name="Standard">The<text:s/><text:span text:style-name="T223">Cleric<text:s/></text:span>only needs a<text:s/><text:span text:style-name="T224">name<text:s/></text:span>and a<text:s/><text:span text:style-name="T225">faction</text:span><text:s/>for initialization:</text:p>
      <text:p text:style-name="Standard"><text:span text:style-name="T226">string</text:span><text:span text:style-name="T227"><text:s/>name, Faction faction</text:span></text:p>
      <text:h text:style-name="Заглавие4" text:outline-level="4">Behavior</text:h>
      <text:p text:style-name="Standard">The cleric only has<text:s/><text:span text:style-name="T228">one special behavior</text:span><text:s/>(every other behavior is<text:s/><text:span text:style-name="T229">inherited</text:span>):</text:p>
      <text:h text:style-name="Заглавие5" text:outline-level="5">void Heal(Character character)</text:h>
      <text:p text:style-name="Standard">For a character to heal another character,<text:s/><text:span text:style-name="T230">both of them need to be alive</text:span>.</text:p>
      <text:p text:style-name="Standard">If the character the character is healing is from a<text:s/><text:span text:style-name="T231">different faction</text:span>, throw an<text:s/><text:span text:style-name="CodeChar">InvalidOperationException</text:span><text:s/>with the message “<text:span text:style-name="CodeChar">Cannot heal enemy character!</text:span>”</text:p>
      <text:p text:style-name="Standard">If both of those checks pass, the<text:s/><text:span text:style-name="T232">receiving character’s health increases by the healer’s ability points</text:span>.</text:p>
      <text:h text:style-name="Заглавие2" text:outline-level="2">Task 2: Business Logic (200 points)</text:h>
      <text:h text:style-name="Заглавие3" text:outline-level="3">The Controller Class</text:h>
      <text:p text:style-name="Standard">The business logic of the program should be concentrated around several<text:s/><text:span text:style-name="T233">commands</text:span>. Implement a class called<text:s/><text:span text:style-name="CodeChar">DungeonMaster</text:span>, which will hold the<text:s/><text:span text:style-name="T234">main functionality</text:span>.</text:p>
      <text:p text:style-name="Standard">The Dungeon Master keeps track of the<text:s/><text:span text:style-name="T235">character party</text:span><text:s/>and the<text:s/><text:span text:style-name="T236">item pool</text:span><text:s/>(the items in the game, which can be picked up). It also keeps track of the<text:s/><text:span text:style-name="T237">last survivor’s consecutive rounds (explained below)</text:span>.</text:p>
      <text:p text:style-name="Standard"><text:span text:style-name="T238">Note: The<text:s/></text:span><text:span text:style-name="T239">DungeonMaster</text:span><text:span text:style-name="T240"><text:s/>class SHOULD NOT handle exceptions! The tests are designed to expect exceptions, not messages!</text:span></text:p>
      <text:p text:style-name="Standard">The main functionality is represented by these<text:s/><text:span text:style-name="T241">public</text:span><text:s/><text:span text:style-name="T242">methods</text:span>:</text:p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p text:style-name="P247">DungeonMaster.cs</text:p>
          </table:table-cell>
        </table:table-row>
        <table:table-row table:style-name="TableRow248">
          <table:table-cell table:style-name="TableCell249">
            <text:p text:style-name="P250"><text:span text:style-name="T251">public</text:span><text:span text:style-name="T252"><text:s/></text:span><text:span text:style-name="T253">string</text:span><text:span text:style-name="T254"><text:s/>JoinParty(</text:span><text:span text:style-name="T255">string</text:span><text:span text:style-name="T256">[] args)</text:span></text:p>
            <text:p text:style-name="P257"><text:span text:style-name="T258">{</text:span></text:p>
            <text:p text:style-name="P259"><text:span text:style-name="T260"><text:s text:c="4"/></text:span><text:span text:style-name="T261">throw</text:span><text:span text:style-name="T262"><text:s/></text:span><text:span text:style-name="T263">new</text:span><text:span text:style-name="T264"><text:s/></text:span><text:span text:style-name="T265">NotImplementedException</text:span><text:span text:style-name="T266">();</text:span></text:p>
            <text:p text:style-name="P267"><text:span text:style-name="T268">}</text:span></text:p>
            <text:p text:style-name="P269"/>
            <text:p text:style-name="P270"><text:span text:style-name="T271">public</text:span><text:span text:style-name="T272"><text:s/></text:span><text:span text:style-name="T273">string</text:span><text:span text:style-name="T274"><text:s/>AddItemToPool(</text:span><text:span text:style-name="T275">string</text:span><text:span text:style-name="T276">[] args)</text:span></text:p>
            <text:p text:style-name="P277"><text:span text:style-name="T278">{</text:span></text:p>
            <text:p text:style-name="P279"><text:span text:style-name="T280"><text:s text:c="4"/></text:span><text:span text:style-name="T281">throw</text:span><text:span text:style-name="T282"><text:s/></text:span><text:span text:style-name="T283">new</text:span><text:span text:style-name="T284"><text:s/></text:span><text:span text:style-name="T285">NotImplementedException</text:span><text:span text:style-name="T286">();</text:span></text:p>
            <text:p text:style-name="P287"><text:span text:style-name="T288">}</text:span></text:p>
            <text:p text:style-name="P289"/>
            <text:p text:style-name="P290"><text:span text:style-name="T291">public</text:span><text:span text:style-name="T292"><text:s/></text:span><text:span text:style-name="T293">string</text:span><text:span text:style-name="T294"><text:s/>PickUpItem(</text:span><text:span text:style-name="T295">string</text:span><text:span text:style-name="T296">[] args)</text:span></text:p>
            <text:p text:style-name="P297"><text:span text:style-name="T298">{</text:span></text:p>
            <text:p text:style-name="P299"><text:span text:style-name="T300"><text:s text:c="4"/></text:span><text:span text:style-name="T301">throw</text:span><text:span text:style-name="T302"><text:s/></text:span><text:span text:style-name="T303">new</text:span><text:span text:style-name="T304"><text:s/></text:span><text:span text:style-name="T305">NotImplementedException</text:span><text:span text:style-name="T306">();</text:span></text:p>
            <text:p text:style-name="P307"><text:span text:style-name="T308">}</text:span></text:p>
            <text:p text:style-name="P309"/>
            <text:p text:style-name="P310"><text:span text:style-name="T311">public</text:span><text:span text:style-name="T312"><text:s/></text:span><text:span text:style-name="T313">string</text:span><text:span text:style-name="T314"><text:s/>UseItem(</text:span><text:span text:style-name="T315">string</text:span><text:span text:style-name="T316">[] args)</text:span></text:p>
            <text:p text:style-name="P317"><text:span text:style-name="T318">{</text:span></text:p>
            <text:p text:style-name="P319"><text:span text:style-name="T320"><text:s text:c="4"/></text:span><text:span text:style-name="T321">throw</text:span><text:span text:style-name="T322"><text:s/></text:span><text:span text:style-name="T323">new</text:span><text:span text:style-name="T324"><text:s/></text:span><text:span text:style-name="T325">NotImplementedException</text:span><text:span text:style-name="T326">();</text:span></text:p>
            <text:p text:style-name="P327"><text:span text:style-name="T328">}</text:span></text:p>
            <text:p text:style-name="P329"/>
            <text:p text:style-name="P330"><text:span text:style-name="T331">public</text:span><text:span text:style-name="T332"><text:s/></text:span><text:span text:style-name="T333">string</text:span><text:span text:style-name="T334"><text:s/>UseItemOn(</text:span><text:span text:style-name="T335">string</text:span><text:span text:style-name="T336">[] args)</text:span></text:p>
            <text:p text:style-name="P337"><text:span text:style-name="T338">{</text:span></text:p>
            <text:p text:style-name="P339"><text:span text:style-name="T340"><text:s text:c="4"/></text:span><text:span text:style-name="T341">throw</text:span><text:span text:style-name="T342"><text:s/></text:span><text:span text:style-name="T343">new</text:span><text:span text:style-name="T344"><text:s/></text:span><text:span text:style-name="T345">NotImplementedException</text:span><text:span text:style-name="T346">();</text:span></text:p>
            <text:p text:style-name="P347"><text:span text:style-name="T348">}</text:span></text:p>
            <text:p text:style-name="P349"/>
            <text:p text:style-name="P350"><text:span text:style-name="T351">public</text:span><text:span text:style-name="T352"><text:s/></text:span><text:span text:style-name="T353">string</text:span><text:span text:style-name="T354"><text:s/>GiveCharacterItem(</text:span><text:span text:style-name="T355">string</text:span><text:span text:style-name="T356">[] args)</text:span></text:p>
            <text:p text:style-name="P357"><text:span text:style-name="T358">{</text:span></text:p>
            <text:p text:style-name="P359"><text:span text:style-name="T360"><text:s text:c="4"/></text:span><text:span text:style-name="T361">throw</text:span><text:span text:style-name="T362"><text:s/></text:span><text:span text:style-name="T363">new</text:span><text:span text:style-name="T364"><text:s/></text:span><text:span text:style-name="T365">NotImplementedException</text:span><text:span text:style-name="T366">();</text:span></text:p>
            <text:p text:style-name="P367"><text:span text:style-name="T368">}</text:span></text:p>
            <text:p text:style-name="P369"/>
            <text:p text:style-name="P370"><text:span text:style-name="T371">public</text:span><text:span text:style-name="T372"><text:s/></text:span><text:span text:style-name="T373">string</text:span><text:span text:style-name="T374"><text:s/>GetStats()</text:span></text:p>
            <text:p text:style-name="P375"><text:span text:style-name="T376">{</text:span></text:p>
            <text:p text:style-name="P377"><text:span text:style-name="T378"><text:s text:c="4"/></text:span><text:span text:style-name="T379">throw</text:span><text:span text:style-name="T380"><text:s/></text:span><text:span text:style-name="T381">new</text:span><text:span text:style-name="T382"><text:s/></text:span><text:span text:style-name="T383">NotImplementedException</text:span><text:span text:style-name="T384">();</text:span></text:p>
            <text:p text:style-name="P385"><text:span text:style-name="T386">}</text:span></text:p>
            <text:p text:style-name="P387"/>
            <text:p text:style-name="P388"><text:span text:style-name="T389">public</text:span><text:span text:style-name="T390"><text:s/></text:span><text:span text:style-name="T391">string</text:span><text:span text:style-name="T392"><text:s/>Attack(</text:span><text:span text:style-name="T393">string</text:span><text:span text:style-name="T394">[] args)</text:span></text:p>
            <text:p text:style-name="P395"><text:span text:style-name="T396">{</text:span></text:p>
            <text:p text:style-name="P397"><text:span text:style-name="T398"><text:s text:c="4"/></text:span><text:span text:style-name="T399">throw</text:span><text:span text:style-name="T400"><text:s/></text:span><text:span text:style-name="T401">new</text:span><text:span text:style-name="T402"><text:s/></text:span><text:span text:style-name="T403">NotImplementedException</text:span><text:span text:style-name="T404">();</text:span></text:p>
            <text:p text:style-name="P405"><text:span text:style-name="T406">}</text:span></text:p>
            <text:p text:style-name="P407"/>
            <text:p text:style-name="P408"><text:span text:style-name="T409">public</text:span><text:span text:style-name="T410"><text:s/></text:span><text:span text:style-name="T411">string</text:span><text:span text:style-name="T412"><text:s/>Heal(</text:span><text:span text:style-name="T413">string</text:span><text:span text:style-name="T414">[] args)</text:span></text:p>
            <text:p text:style-name="P415"><text:span text:style-name="T416">{</text:span></text:p>
            <text:p text:style-name="P417"><text:span text:style-name="T418"><text:s text:c="4"/>throw</text:span><text:span text:style-name="T419"><text:s/></text:span><text:span text:style-name="T420">new</text:span><text:span text:style-name="T421"><text:s/></text:span><text:span text:style-name="T422">NotImplementedException</text:span><text:span text:style-name="T423">();</text:span></text:p>
            <text:p text:style-name="P424"><text:span text:style-name="T425">}</text:span></text:p>
            <text:p text:style-name="P426"/>
            <text:p text:style-name="P427"><text:span text:style-name="T428">public</text:span><text:span text:style-name="T429"><text:s/></text:span><text:span text:style-name="T430">string</text:span><text:span text:style-name="T431"><text:s/>EndTurn(</text:span><text:span text:style-name="T432">string</text:span><text:span text:style-name="T433">[] args)</text:span></text:p>
            <text:p text:style-name="P434"><text:span text:style-name="T435">{</text:span></text:p>
            <text:p text:style-name="P436"><text:span text:style-name="T437"><text:s text:c="4"/></text:span><text:span text:style-name="T438">throw</text:span><text:span text:style-name="T439"><text:s/></text:span><text:span text:style-name="T440">new</text:span><text:span text:style-name="T441"><text:s/></text:span><text:span text:style-name="T442">NotImplementedException</text:span><text:span text:style-name="T443">();</text:span></text:p>
            <text:p text:style-name="P444"><text:span text:style-name="T445">}</text:span></text:p>
            <text:p text:style-name="P446"/>
            <text:p text:style-name="P447"><text:span text:style-name="T448">public</text:span><text:span text:style-name="T449"><text:s/></text:span><text:span text:style-name="T450">bool</text:span><text:span text:style-name="T451"><text:s/>IsGameOver()</text:span></text:p>
            <text:p text:style-name="P452"><text:span text:style-name="T453">{</text:span></text:p>
            <text:p text:style-name="P454"><text:span text:style-name="T455"><text:s text:c="5"/>throw</text:span><text:span text:style-name="T456"><text:s/></text:span><text:span text:style-name="T457">new</text:span><text:span text:style-name="T458"><text:s/></text:span><text:span text:style-name="T459">NotImplementedException</text:span><text:span text:style-name="T460">();</text:span></text:p>
            <text:p text:style-name="P461"><text:span text:style-name="T462">}</text:span></text:p>
          </table:table-cell>
        </table:table-row>
      </table:table>
      <text:p text:style-name="Standard"><text:span text:style-name="T463">NOTE: DungeonMaster class<text:s/></text:span>methods are called from the outside so these methods<text:s/><text:span text:style-name="T464">must</text:span><text:s/><text:span text:style-name="T465">NOT</text:span><text:s/>receive the command parameter (the<text:s/><text:span text:style-name="T466">first argument</text:span><text:s/>from the input line) as part of the arguments!</text:p>
      <text:p text:style-name="Standard"><text:span text:style-name="T467">ALSO NOTE: The<text:s/></text:span><text:span text:style-name="CodeChar">DungeonMaster</text:span><text:s/><text:span text:style-name="T468">class should not handle any exceptions. That should be the responsibility of the class, which reads the commands and passes them to the<text:s/></text:span><text:span text:style-name="CodeChar">DungeonMaster</text:span><text:span text:style-name="T469">.</text:span></text:p>
      <text:h text:style-name="Заглавие3" text:outline-level="3">Commands</text:h>
      <text:p text:style-name="Standard">There are several commands that control the business logic of the application and you are supposed to build.<text:s/><text:line-break/>They are stated below.</text:p>
      <text:h text:style-name="Заглавие4" text:outline-level="4">JoinParty Command</text:h>
      <text:h text:style-name="Заглавие5" text:outline-level="5">Parameters</text:h>
      <text:list text:style-name="WWNum18">
        <text:list-item>
          <text:p text:style-name="P470"><text:span text:style-name="CodeChar">faction</text:span><text:s/>– a<text:s/><text:span text:style-name="T471">string</text:span></text:p>
        </text:list-item>
        <text:list-item>
          <text:p text:style-name="P472"><text:span text:style-name="CodeChar">characterType</text:span><text:s/>–<text:s/><text:span text:style-name="T473">string</text:span></text:p>
        </text:list-item>
        <text:list-item>
          <text:p text:style-name="P474"><text:span text:style-name="CodeChar">name</text:span><text:s/>–<text:s/><text:span text:style-name="T475">string</text:span></text:p>
        </text:list-item>
      </text:list>
      <text:h text:style-name="Заглавие5" text:outline-level="5">Functionality</text:h>
      <text:p text:style-name="Standard"><text:span text:style-name="T476">Creates a character</text:span><text:s/>and<text:s/><text:span text:style-name="T477">adds them</text:span><text:s/>to the<text:s/><text:span text:style-name="T478">party</text:span>.</text:p>
      <text:p text:style-name="Standard">If the<text:s/><text:span text:style-name="T479">faction</text:span><text:s/>is invalid, throw an<text:s/><text:span text:style-name="CodeChar">ArgumentException</text:span><text:s/>with the message “<text:span text:style-name="CodeChar">Invalid faction "{faction}"!</text:span>”</text:p>
      <text:p text:style-name="Standard">If the<text:s/><text:span text:style-name="T480">character type<text:s/></text:span>is invalid, throw an<text:s/><text:span text:style-name="CodeChar">ArgumentException</text:span><text:s/>with the message “<text:span text:style-name="CodeChar">Invalid character type "{characterType}"!</text:span>”</text:p>
      <text:p text:style-name="Standard">Returns the<text:s/><text:span text:style-name="T481">string</text:span><text:s/>“<text:span text:style-name="CodeChar">{name} joined the party!</text:span>”</text:p>
      <text:h text:style-name="Заглавие4" text:outline-level="4">AddItemToPool Command</text:h>
      <text:h text:style-name="Заглавие5" text:outline-level="5">Parameters</text:h>
      <text:list text:style-name="WWNum18" text:continue-numbering="true">
        <text:list-item>
          <text:p text:style-name="P482"><text:span text:style-name="CodeChar">itemName</text:span><text:s/>–<text:span text:style-name="T483">string</text:span></text:p>
        </text:list-item>
      </text:list>
      <text:h text:style-name="Заглавие5" text:outline-level="5">Functionality</text:h>
      <text:p text:style-name="Standard"><text:span text:style-name="T484">Creates an item</text:span><text:s/>and<text:s/><text:span text:style-name="T485">adds it<text:s/></text:span>to the<text:s/><text:span text:style-name="T486">item pool</text:span>.</text:p>
      <text:p text:style-name="Standard">If the<text:s/><text:span text:style-name="T487">item type</text:span><text:s/>is<text:s/><text:span text:style-name="T488">invalid</text:span>, throw an<text:s/><text:span text:style-name="CodeChar">ArgumentException</text:span><text:s/>with the message “<text:span text:style-name="CodeChar">"Invalid item "{name}"!</text:span>”</text:p>
      <text:p text:style-name="Standard">Returns the<text:s/><text:span text:style-name="T489">string</text:span><text:s/>“<text:span text:style-name="CodeChar">{itemName} added to pool.</text:span>”</text:p>
      <text:h text:style-name="Заглавие4" text:outline-level="4">PickUpItem Command</text:h>
      <text:h text:style-name="Заглавие5" text:outline-level="5">Parameters</text:h>
      <text:list text:style-name="WWNum18" text:continue-numbering="true">
        <text:list-item>
          <text:p text:style-name="P490"><text:span text:style-name="CodeChar">characterName</text:span><text:s/>–<text:s/><text:span text:style-name="T491">string</text:span></text:p>
        </text:list-item>
      </text:list>
      <text:h text:style-name="Заглавие5" text:outline-level="5">Functionality</text:h>
      <text:p text:style-name="Standard">Makes the character with the specified name<text:s/><text:span text:style-name="T492">pick up the last item in the item pool</text:span>.</text:p>
      <text:p text:style-name="Standard">If the character doesn’t exist in the<text:s/><text:span text:style-name="T493">party</text:span>, throw an<text:s/><text:span text:style-name="CodeChar">ArgumentException</text:span><text:s/>with the message “<text:span text:style-name="CodeChar">Character {name} not found!</text:span>”</text:p>
      <text:p text:style-name="Standard">If there’s<text:s/><text:span text:style-name="T494">no items left</text:span><text:s/>in the pool, throw an<text:s/><text:span text:style-name="CodeChar">InvalidOperationException</text:span><text:s/>with the message “<text:span text:style-name="CodeChar">No items left in pool!</text:span>”</text:p>
      <text:p text:style-name="Standard">Returns the<text:s/><text:span text:style-name="T495">string</text:span><text:s/>“<text:span text:style-name="CodeChar">{characterName} picked up {itemName}!</text:span>”</text:p>
      <text:h text:style-name="Заглавие4" text:outline-level="4">UseItem Command</text:h>
      <text:h text:style-name="Заглавие5" text:outline-level="5">Parameters</text:h>
      <text:list text:style-name="WWNum18" text:continue-numbering="true">
        <text:list-item>
          <text:p text:style-name="P496"><text:span text:style-name="CodeChar">characterName</text:span><text:s/>– a<text:s/><text:span text:style-name="T497">string</text:span></text:p>
        </text:list-item>
        <text:list-item>
          <text:p text:style-name="P498"><text:span text:style-name="CodeChar">itemName</text:span><text:s/>–<text:s/><text:span text:style-name="T499">string</text:span></text:p>
        </text:list-item>
      </text:list>
      <text:h text:style-name="Заглавие5" text:outline-level="5">Functionality</text:h>
      <text:p text:style-name="Standard"><text:span text:style-name="T500">Makes the character</text:span><text:s/>with that name use an<text:s/><text:span text:style-name="T501">item with that name</text:span><text:s/><text:span text:style-name="T502">from their bag</text:span>.</text:p>
      <text:p text:style-name="Standard">If the character doesn’t exist in the<text:s/><text:span text:style-name="T503">party</text:span>, throw an<text:s/><text:span text:style-name="CodeChar">ArgumentException</text:span><text:s/>with the message “<text:span text:style-name="CodeChar">Character {name} not found!</text:span>”</text:p>
      <text:p text:style-name="Standard">The rest of the exceptions should be processed by the called functionality (empty bag, etc.)</text:p>
      <text:p text:style-name="Standard">Returns the<text:s/><text:span text:style-name="T504">string</text:span><text:s/>“<text:span text:style-name="CodeChar">{character.Name} used {itemName}.</text:span>”</text:p>
      <text:h text:style-name="Заглавие4" text:outline-level="4">UseItemOn Command</text:h>
      <text:h text:style-name="Заглавие5" text:outline-level="5">Parameters</text:h>
      <text:list text:style-name="WWNum18" text:continue-numbering="true">
        <text:list-item>
          <text:p text:style-name="P505"><text:span text:style-name="CodeChar">giverName</text:span><text:s/>– a<text:s/><text:span text:style-name="T506">string</text:span></text:p>
        </text:list-item>
        <text:list-item>
          <text:p text:style-name="P507"><text:span text:style-name="CodeChar">receiverName</text:span><text:s/>–<text:s/><text:span text:style-name="T508">string</text:span></text:p>
        </text:list-item>
        <text:list-item>
          <text:p text:style-name="P509"><text:span text:style-name="CodeChar">itemName</text:span><text:s/>–<text:s/><text:span text:style-name="T510">string</text:span></text:p>
        </text:list-item>
      </text:list>
      <text:h text:style-name="Заглавие5" text:outline-level="5">Functionality</text:h>
      <text:p text:style-name="Standard"><text:span text:style-name="T511">Makes the giver</text:span><text:s/><text:span text:style-name="T512">get</text:span><text:s/>an<text:s/><text:span text:style-name="T513">item with that name</text:span><text:s/><text:span text:style-name="T514">from their bag</text:span><text:s/>and<text:s/><text:span text:style-name="T515">uses it on the receiving character</text:span>.</text:p>
      <text:p text:style-name="Standard">Process any edge cases (giver not found, receiver not found, item not found, etc.) in the same way as in the above commands.</text:p>
      <text:p text:style-name="Standard">Returns the<text:s/><text:span text:style-name="T516">string</text:span><text:s/>“<text:span text:style-name="CodeChar">{giverName} used {itemName} on {receiverName}.</text:span>”</text:p>
      <text:h text:style-name="Заглавие4" text:outline-level="4">GiveCharacterItem Command</text:h>
      <text:h text:style-name="Заглавие5" text:outline-level="5">Parameters</text:h>
      <text:list text:style-name="WWNum18" text:continue-numbering="true">
        <text:list-item>
          <text:p text:style-name="P517"><text:span text:style-name="CodeChar">giverName</text:span><text:s/>– a<text:s/><text:span text:style-name="T518">string</text:span></text:p>
        </text:list-item>
        <text:list-item>
          <text:p text:style-name="P519"><text:span text:style-name="CodeChar">receiverName</text:span><text:s/>–<text:s/><text:span text:style-name="T520">string</text:span></text:p>
        </text:list-item>
        <text:list-item>
          <text:p text:style-name="P521"><text:span text:style-name="CodeChar">itemName</text:span><text:s/>–<text:s/><text:span text:style-name="T522">string</text:span></text:p>
        </text:list-item>
      </text:list>
      <text:h text:style-name="Заглавие5" text:outline-level="5">Functionality</text:h>
      <text:p text:style-name="Standard"><text:span text:style-name="T523">Makes the giver</text:span><text:s/><text:span text:style-name="T524">get</text:span><text:s/>an<text:s/><text:span text:style-name="T525">item with that name</text:span><text:s/><text:span text:style-name="T526">from their bag</text:span><text:s/>and<text:s/><text:span text:style-name="T527">gives it to the receiving character</text:span>.</text:p>
      <text:p text:style-name="Standard">Process any edge cases (giver not found, receiver not found, item not found, etc.) in the same way as in the above commands.</text:p>
      <text:p text:style-name="Standard">Returns the<text:s/><text:span text:style-name="T528">string</text:span><text:s/>“<text:span text:style-name="CodeChar">{giverName} gave {receiverName} {itemName}.</text:span>”</text:p>
      <text:h text:style-name="Заглавие4" text:outline-level="4">GetStats Command</text:h>
      <text:h text:style-name="Заглавие5" text:outline-level="5">Parameters</text:h>
      <text:p text:style-name="Standard">No parameters.</text:p>
      <text:h text:style-name="Заглавие5" text:outline-level="5">Functionality</text:h>
      <text:p text:style-name="Standard">Returns info about<text:s/><text:span text:style-name="T529">all characters</text:span>, sorted by<text:s/><text:span text:style-name="T530">whether</text:span><text:s/><text:span text:style-name="T531">they are alive</text:span><text:s/>(<text:span text:style-name="T532">descending</text:span>),<text:s/><text:span text:style-name="T533">then by</text:span><text:s/>their<text:s/><text:span text:style-name="T534">health</text:span><text:s/>(<text:span text:style-name="T535">descending</text:span>)</text:p>
      <text:p text:style-name="Standard">The format of a single character is:</text:p>
      <text:p text:style-name="Code">{name} - HP: {health}/{baseHealth}, AP: {armor}/{baseArmor}, Status: {Alive/Dead}</text:p>
      <text:p text:style-name="Standard">Returns the formatted character info for each character,<text:s/><text:span text:style-name="T536">separated by new lines</text:span>.</text:p>
      <text:h text:style-name="Заглавие4" text:outline-level="4">Attack Command</text:h>
      <text:h text:style-name="Заглавие5" text:outline-level="5">Parameters</text:h>
      <text:list text:style-name="WWNum18" text:continue-numbering="true">
        <text:list-item>
          <text:p text:style-name="P537"><text:span text:style-name="CodeChar">attackerName</text:span><text:s/>– a<text:s/><text:span text:style-name="T538">string</text:span></text:p>
        </text:list-item>
        <text:list-item>
          <text:p text:style-name="P539"><text:span text:style-name="CodeChar">receiverName</text:span><text:s/>–<text:s/><text:span text:style-name="T540">string</text:span></text:p>
        </text:list-item>
      </text:list>
      <text:h text:style-name="Заглавие5" text:outline-level="5">Functionality</text:h>
      <text:p text:style-name="Standard">Makes the<text:s/><text:span text:style-name="T541">attacker</text:span><text:s/><text:span text:style-name="T542">attack</text:span><text:s/>the<text:s/><text:span text:style-name="T543">receiver</text:span>.</text:p>
      <text:p text:style-name="Standard"><text:span text:style-name="T544">If any of the characters don’t exist in the party, throw exceptions with messages just like the above commands.</text:span></text:p>
      <text:p text:style-name="Standard">If the<text:s/><text:span text:style-name="T545">attacker cannot attack</text:span>, throw an<text:s/><text:span text:style-name="CodeChar">ArgumentException</text:span><text:s/>with the message “<text:span text:style-name="CodeChar">{attacker.Name} cannot attack!</text:span><text:bookmark-start text:name="_Hlk508726271"/>”<text:bookmark-end text:name="_Hlk508726271"/></text:p>
      <text:p text:style-name="Standard">The command output is in the following format:</text:p>
      <text:p text:style-name="Code">{attackerName} attacks {receiverName} for {attacker.AbilityPoints} hit points! {receiverName} has {receiverHealth}/{receiverBaseHealth} HP and {receiverArmor}/{receiverBaseArmor} AP left!</text:p>
      <text:p text:style-name="Standard">If the attacker ends up<text:s/><text:span text:style-name="T546">killing</text:span><text:s/>the receiver, add a<text:s/><text:span text:style-name="T547">new line</text:span>, plus “<text:span text:style-name="CodeChar">{receiver.Name} is dead!</text:span>” to the output.</text:p>
      <text:p text:style-name="Standard">Returns the<text:span text:style-name="T548"><text:s/>formatted string</text:span></text:p>
      <text:h text:style-name="Заглавие4" text:outline-level="4">Heal Command</text:h>
      <text:h text:style-name="Заглавие5" text:outline-level="5">Parameters</text:h>
      <text:list text:style-name="WWNum18" text:continue-numbering="true">
        <text:list-item>
          <text:p text:style-name="P549"><text:span text:style-name="CodeChar">healerName</text:span><text:s/>– a<text:s/><text:span text:style-name="T550">string</text:span></text:p>
        </text:list-item>
        <text:list-item>
          <text:p text:style-name="P551"><text:span text:style-name="CodeChar">healingReceiverName</text:span><text:s/>–<text:s/><text:span text:style-name="T552">string</text:span></text:p>
        </text:list-item>
      </text:list>
      <text:h text:style-name="Заглавие5" text:outline-level="5">Functionality</text:h>
      <text:p text:style-name="Standard">Makes the<text:s/><text:span text:style-name="T553">healer</text:span><text:s/><text:span text:style-name="T554">heal</text:span><text:s/>the<text:s/><text:span text:style-name="T555">healing</text:span><text:s/><text:span text:style-name="T556">receiver</text:span>.</text:p>
      <text:p text:style-name="Standard">If any of the characters don’t exist in the party, throw exceptions with messages just like the above commands.</text:p>
      <text:p text:style-name="Standard">If the<text:s/><text:span text:style-name="T557">healer cannot heal</text:span>, throw an<text:s/><text:span text:style-name="CodeChar">ArgumentException</text:span><text:s/>with the message “<text:span text:style-name="CodeChar">{healerName} cannot heal!</text:span>”</text:p>
      <text:p text:style-name="Standard">The command<text:s/><text:span text:style-name="T558">output</text:span><text:s/>is in the following format:</text:p>
      <text:p text:style-name="Standard"><text:span text:style-name="T559">{healer.Name} heals {receiver.Name} for {healer.AbilityPoints}! {receiver.Name} has {receiver.Health} health now!</text:span></text:p>
      <text:p text:style-name="Standard">Returns the<text:span text:style-name="T560"><text:s/>formatted string</text:span></text:p>
      <text:h text:style-name="Заглавие4" text:outline-level="4">EndTurn Command</text:h>
      <text:h text:style-name="Заглавие5" text:outline-level="5">Parameters</text:h>
      <text:p text:style-name="Standard">No parameters.</text:p>
      <text:h text:style-name="Заглавие5" text:outline-level="5">Functionality</text:h>
      <text:p text:style-name="Standard">Ends the turn. Several things happen when a turn ends.</text:p>
      <text:p text:style-name="Standard">First, each<text:s/><text:span text:style-name="T561">alive<text:s/></text:span>character<text:s/><text:span text:style-name="T562">rests</text:span>. Then the line “<text:span text:style-name="CodeChar">{character.Name} rests ({healthBeforeRest} =&gt; {currentHealth})</text:span>” is added to the output.</text:p>
      <text:p text:style-name="Standard">If there are<text:s/><text:span text:style-name="T563">one or zero</text:span><text:s/><text:span text:style-name="T564">alive</text:span><text:s/>characters left, the<text:s/><text:span text:style-name="T565">last survivor rounds<text:s/></text:span>are<text:s/><text:span text:style-name="T566">incremented by one</text:span>.</text:p>
      <text:p text:style-name="Standard">Returns all the “<text:span text:style-name="T567">x rests…</text:span>” commands, separated by new lines.</text:p>
      <text:h text:style-name="Заглавие4" text:outline-level="4">IsGameOver Command</text:h>
      <text:h text:style-name="Заглавие5" text:outline-level="5">Parameters</text:h>
      <text:p text:style-name="Standard">No parameters.</text:p>
      <text:h text:style-name="Заглавие5" text:outline-level="5">Functionality</text:h>
      <text:p text:style-name="Standard">If the<text:s/><text:span text:style-name="T568">last survivor</text:span><text:s/>survives<text:s/><text:span text:style-name="T569">alone</text:span><text:s/><text:span text:style-name="T570">more than one round</text:span>, the game is<text:s/><text:span text:style-name="T571">over</text:span>.</text:p>
      <text:p text:style-name="Standard">The command returns whether the game is over or not (<text:span text:style-name="CodeChar">true</text:span>/<text:span text:style-name="CodeChar">false</text:span>)</text:p>
      <text:h text:style-name="Заглавие2" text:outline-level="2">Task 3: Input / Output (100 points)</text:h>
      <text:h text:style-name="Заглавие3" text:outline-level="3">Input</text:h>
      <text:list text:style-name="WWNum23">
        <text:list-item>
          <text:p text:style-name="P572">You will receive commands<text:s/><text:span text:style-name="T573">until the game is over</text:span><text:s/>or<text:s/><text:span text:style-name="T574">until the command</text:span><text:s/>you read<text:s/><text:span text:style-name="T575">is</text:span><text:s/><text:span text:style-name="T576">null or empty</text:span>.</text:p>
        </text:list-item>
      </text:list>
      <text:p text:style-name="Standard">Below, you can see the<text:s/><text:span text:style-name="T577">format</text:span><text:s/>in which<text:s/><text:span text:style-name="T578">each command</text:span><text:s/>will be given in the input:</text:p>
      <text:list text:style-name="WWNum18" text:continue-numbering="true">
        <text:list-item>
          <text:p text:style-name="P579">JoinParty {Java/CSharp} {class} {name}</text:p>
        </text:list-item>
        <text:list-item>
          <text:p text:style-name="P580">AddItemToPool {itemName}</text:p>
        </text:list-item>
        <text:list-item>
          <text:p text:style-name="P581">PickUpItem {characterName}</text:p>
        </text:list-item>
        <text:list-item>
          <text:p text:style-name="P582">UseItem {characterName} {itemName}</text:p>
        </text:list-item>
        <text:list-item>
          <text:p text:style-name="P583">UseItemOn {giverName} {receiverName} {itemName}</text:p>
        </text:list-item>
        <text:list-item>
          <text:p text:style-name="P584">GiveCharacterItem {giverName} {receiverName} {itemName}</text:p>
        </text:list-item>
        <text:list-item>
          <text:p text:style-name="P585">GetStats</text:p>
        </text:list-item>
        <text:list-item>
          <text:p text:style-name="P586">Attack {attackerName} {attackTargetName}</text:p>
        </text:list-item>
        <text:list-item>
          <text:p text:style-name="P587">Heal {healerName} {healingTargetName}</text:p>
        </text:list-item>
        <text:list-item>
          <text:p text:style-name="P588">EndTurn</text:p>
        </text:list-item>
        <text:list-item>
          <text:p text:style-name="P589">IsGameOver</text:p>
        </text:list-item>
      </text:list>
      <text:h text:style-name="Заглавие3" text:outline-level="3">Output</text:h>
      <text:p text:style-name="Standard">Print the output from each command when issued. When the game is over, print “<text:span text:style-name="CodeChar">Final stats:</text:span>” and the output from the<text:s/><text:span text:style-name="CodeChar">GetStats</text:span><text:s/>command.</text:p>
      <text:p text:style-name="Standard">If an exception is thrown during any of the commands’ execution, print:</text:p>
      <text:list text:style-name="WWNum18" text:continue-numbering="true">
        <text:list-item>
          <text:p text:style-name="P590">“<text:span text:style-name="CodeChar">Parameter Error:</text:span><text:s/>” plus the message of the exception if it’s an<text:s/><text:span text:style-name="CodeChar">ArgumentException</text:span></text:p>
        </text:list-item>
        <text:list-item>
          <text:p text:style-name="P591">“<text:span text:style-name="CodeChar">Invalid Operation:</text:span><text:s/>” plus the message of the exception if it’s an<text:s/><text:span text:style-name="CodeChar">InvalidOperationException</text:span></text:p>
        </text:list-item>
      </text:list>
      <text:h text:style-name="Заглавие3" text:outline-level="3">Constraints</text:h>
      <text:list text:style-name="WWNum11">
        <text:list-item>
          <text:p text:style-name="P592"><text:span text:style-name="T593">The commands will always be in the provided format.</text:span></text:p>
        </text:list-item>
      </text:list>
      <text:h text:style-name="Заглавие3" text:outline-level="3">Examples</text:h>
      <table:table table:style-name="Table594">
        <table:table-columns>
          <table:table-column table:style-name="TableColumn595"/>
        </table:table-columns>
        <table:table-row table:style-name="TableRow596">
          <table:table-cell table:style-name="TableCell597">
            <text:p text:style-name="P598"><text:span text:style-name="T599">Input</text:span></text:p>
          </table:table-cell>
        </table:table-row>
        <table:table-row table:style-name="TableRow600">
          <table:table-cell table:style-name="TableCell601">
            <text:p text:style-name="P602"><text:span text:style-name="T603">JoinParty CSharp Warrior Gosho</text:span></text:p>
            <text:p text:style-name="P604"><text:span text:style-name="T605">JoinParty Java Warrior Pesho</text:span></text:p>
            <text:p text:style-name="P606"><text:span text:style-name="T607">AddItemToPool HealthPotion</text:span></text:p>
            <text:p text:style-name="P608"><text:span text:style-name="T609">AddItemToPool ArmorRepairKit</text:span></text:p>
            <text:p text:style-name="P610"><text:span text:style-name="T611">AddItemToPool PoisonPotion</text:span></text:p>
            <text:p text:style-name="P612"><text:span text:style-name="T613">PickUpItem Gosho</text:span></text:p>
            <text:p text:style-name="P614"><text:span text:style-name="T615">EndTurn</text:span></text:p>
            <text:p text:style-name="P616"><text:span text:style-name="T617">JoinParty Java Cleric Ivan</text:span></text:p>
            <text:p text:style-name="P618"><text:span text:style-name="T619">Attack Gosho Pesho</text:span></text:p>
            <text:p text:style-name="P620"><text:span text:style-name="T621">Attack Gosho Pesho</text:span></text:p>
            <text:p text:style-name="P622"><text:span text:style-name="T623">EndTurn</text:span></text:p>
            <text:p text:style-name="P624"><text:span text:style-name="T625">Attack Gosho Pesho</text:span></text:p>
            <text:p text:style-name="P626"><text:span text:style-name="T627">Heal Ivan Pesho</text:span></text:p>
            <text:p text:style-name="P628"><text:span text:style-name="T629">EndTurn</text:span></text:p>
            <text:p text:style-name="P630"><text:span text:style-name="T631">Attack Gosho Ivan</text:span></text:p>
            <text:p text:style-name="P632"><text:span text:style-name="T633">Attack Gosho Ivan</text:span></text:p>
            <text:p text:style-name="P634"><text:span text:style-name="T635">Attack Gosho Pesho</text:span></text:p>
            <text:p text:style-name="P636"><text:span text:style-name="T637">Attack Gosho Pesho</text:span></text:p>
            <text:p text:style-name="P638"><text:span text:style-name="T639">Attack Gosho Pesho</text:span></text:p>
            <text:p text:style-name="P640"><text:span text:style-name="T641">EndTurn</text:span></text:p>
            <text:p text:style-name="P642"><text:span text:style-name="T643">EndTurn</text:span></text:p>
          </table:table-cell>
        </table:table-row>
        <table:table-row table:style-name="TableRow644">
          <table:table-cell table:style-name="TableCell645">
            <text:p text:style-name="P646"><text:span text:style-name="T647">Output</text:span></text:p>
          </table:table-cell>
        </table:table-row>
        <table:table-row table:style-name="TableRow648">
          <table:table-cell table:style-name="TableCell649">
            <text:p text:style-name="P650"><text:span text:style-name="T651">Gosho joined the party!</text:span></text:p>
            <text:p text:style-name="P652"><text:span text:style-name="T653">Pesho joined the party!</text:span></text:p>
            <text:p text:style-name="P654"><text:span text:style-name="T655">HealthPotion added to pool.</text:span></text:p>
            <text:p text:style-name="P656"><text:span text:style-name="T657">ArmorRepairKit added to pool.</text:span></text:p>
            <text:p text:style-name="P658"><text:span text:style-name="T659">PoisonPotion added to pool.</text:span></text:p>
            <text:p text:style-name="P660"><text:span text:style-name="T661">Gosho picked up PoisonPotion!</text:span></text:p>
            <text:p text:style-name="P662"><text:span text:style-name="T663">Gosho rests (100 =&gt; 100)</text:span></text:p>
            <text:p text:style-name="P664"><text:span text:style-name="T665">Pesho rests (100 =&gt; 100)</text:span></text:p>
            <text:p text:style-name="P666"><text:span text:style-name="T667">Ivan joined the party!</text:span></text:p>
            <text:p text:style-name="P668"><text:span text:style-name="T669">Gosho attacks Pesho for 40 hit points! Pesho has 100/100 HP and 10/50 AP left!</text:span></text:p>
            <text:p text:style-name="P670"><text:span text:style-name="T671">Gosho attacks Pesho for 40 hit points! Pesho has 70/100 HP and 0/50 AP left!</text:span></text:p>
            <text:p text:style-name="P672"><text:span text:style-name="T673">Gosho rests (100 =&gt; 100)</text:span></text:p>
            <text:p text:style-name="P674"><text:span text:style-name="T675">Pesho rests (70 =&gt; 90)</text:span></text:p>
            <text:p text:style-name="P676"><text:span text:style-name="T677">Ivan rests (50 =&gt; 50)</text:span></text:p>
            <text:p text:style-name="P678"><text:span text:style-name="T679">Gosho attacks Pesho for 40 hit points! Pesho has 50/100 HP and 0/50 AP left!</text:span></text:p>
            <text:p text:style-name="P680"><text:span text:style-name="T681">Ivan heals Pesho for 40! Pesho has 90 health now!</text:span></text:p>
            <text:p text:style-name="P682"><text:span text:style-name="T683">Gosho rests (100 =&gt; 100)</text:span></text:p>
            <text:p text:style-name="P684"><text:span text:style-name="T685">Pesho rests (90 =&gt; 100)</text:span></text:p>
            <text:p text:style-name="P686"><text:span text:style-name="T687">Ivan rests (50 =&gt; 50)</text:span></text:p>
            <text:p text:style-name="P688"><text:span text:style-name="T689">Gosho attacks Ivan for 40 hit points! Ivan has 35/50 HP and 0/25 AP left!</text:span></text:p>
            <text:p text:style-name="P690"><text:span text:style-name="T691">Gosho attacks Ivan for 40 hit points! Ivan has 0/50 HP and 0/25 AP left!</text:span></text:p>
            <text:p text:style-name="P692"><text:span text:style-name="T693">Ivan is dead!</text:span></text:p>
            <text:p text:style-name="P694"><text:span text:style-name="T695">Gosho attacks Pesho for 40 hit points! Pesho has 60/100 HP and 0/50 AP left!</text:span></text:p>
            <text:p text:style-name="P696"><text:span text:style-name="T697">Gosho attacks Pesho for 40 hit points! Pesho has 20/100 HP and 0/50 AP left!</text:span></text:p>
            <text:p text:style-name="P698"><text:span text:style-name="T699">Gosho attacks Pesho for 40 hit points! Pesho has 0/100 HP and 0/50 AP left!</text:span></text:p>
            <text:p text:style-name="P700"><text:span text:style-name="T701">Pesho is dead!</text:span></text:p>
            <text:p text:style-name="P702"><text:span text:style-name="T703">Gosho rests (100 =&gt; 100)</text:span></text:p>
            <text:p text:style-name="P704"><text:span text:style-name="T705">Gosho rests (100 =&gt; 100)</text:span></text:p>
            <text:p text:style-name="P706"><text:span text:style-name="T707">Final stats:</text:span></text:p>
            <text:p text:style-name="P708"><text:span text:style-name="T709">Gosho - HP: 100/100, AP: 50/50, Status: Alive</text:span></text:p>
            <text:p text:style-name="P710"><text:span text:style-name="T711">Pesho - HP: 0/100, AP: 0/50, Status: Dead</text:span></text:p>
            <text:p text:style-name="P712"><text:span text:style-name="T713">Ivan - HP: 0/50, AP: 0/25, Status: Dead</text:span></text:p>
          </table:table-cell>
        </table:table-row>
      </table:table>
      <text:p text:style-name="Standard"/>
      <table:table table:style-name="Table714">
        <table:table-columns>
          <table:table-column table:style-name="TableColumn715"/>
        </table:table-columns>
        <table:table-row table:style-name="TableRow716">
          <table:table-cell table:style-name="TableCell717">
            <text:p text:style-name="P718"><text:span text:style-name="T719">Input</text:span></text:p>
          </table:table-cell>
        </table:table-row>
        <table:table-row table:style-name="TableRow720">
          <table:table-cell table:style-name="TableCell721">
            <text:p text:style-name="P722"><text:span text:style-name="T723">JoinParty CSharp Warrior Gosho</text:span></text:p>
            <text:p text:style-name="P724"><text:span text:style-name="T725">JoinParty CSharp Warrior Pesho</text:span></text:p>
            <text:p text:style-name="P726"><text:span text:style-name="T727">AddItemToPool HealthPotion</text:span></text:p>
            <text:p text:style-name="P728"><text:span text:style-name="T729">AddItemToPool PoisonPotion</text:span></text:p>
            <text:p text:style-name="P730"><text:span text:style-name="T731">PickUpItem Pesho</text:span></text:p>
            <text:p text:style-name="P732"><text:span text:style-name="T733">PickUpItem Gosho</text:span></text:p>
            <text:p text:style-name="P734"><text:span text:style-name="T735">PickUpItem Pesho</text:span></text:p>
            <text:p text:style-name="P736"><text:span text:style-name="T737">UseItem Pesho HealthPotion</text:span></text:p>
            <text:p text:style-name="P738"><text:span text:style-name="T739">UseItem Pesho PoisonPotion</text:span></text:p>
            <text:p text:style-name="P740"><text:span text:style-name="T741">UseItemOn Gosho Pesho HealthPotion</text:span></text:p>
            <text:p text:style-name="P742"><text:span text:style-name="T743">AddItemToPool PoisonPotion</text:span></text:p>
            <text:p text:style-name="P744"><text:span text:style-name="T745">PickUpItem Gosho</text:span></text:p>
            <text:p text:style-name="P746"><text:span text:style-name="T747">GiveCharacterItem Gosho Pesho PoisonPotion</text:span></text:p>
            <text:p text:style-name="P748"><text:span text:style-name="T749">JoinParty Java Warrior Ivan</text:span></text:p>
            <text:p text:style-name="P750"><text:span text:style-name="T751">Attack Ivan Gosho</text:span></text:p>
            <text:p text:style-name="P752"><text:span text:style-name="T753">Attack Ivan Gosho</text:span></text:p>
            <text:p text:style-name="P754"><text:span text:style-name="T755">Attack Ivan Gosho</text:span></text:p>
            <text:p text:style-name="P756"><text:span text:style-name="T757">Attack Gosho Ivan</text:span></text:p>
            <text:p text:style-name="P758"><text:span text:style-name="T759">Attack Ivan Gosho</text:span></text:p>
            <text:p text:style-name="P760"><text:span text:style-name="T761">EndTurn</text:span></text:p>
            <text:p text:style-name="P762"><text:span text:style-name="T763">Attack Ivan Pesho</text:span></text:p>
            <text:p text:style-name="P764"><text:span text:style-name="T765">Attack Ivan Pesho</text:span></text:p>
            <text:p text:style-name="P766"><text:span text:style-name="T767">Attack Ivan Pesho</text:span></text:p>
            <text:p text:style-name="P768"><text:span text:style-name="T769">Attack Ivan Pesho</text:span></text:p>
            <text:p text:style-name="P770"><text:span text:style-name="T771">EndTurn</text:span></text:p>
            <text:p text:style-name="P772"><text:span text:style-name="T773">EndTurn</text:span></text:p>
          </table:table-cell>
        </table:table-row>
        <table:table-row table:style-name="TableRow774">
          <table:table-cell table:style-name="TableCell775">
            <text:p text:style-name="P776"><text:span text:style-name="T777">Output</text:span></text:p>
          </table:table-cell>
        </table:table-row>
        <table:table-row table:style-name="TableRow778">
          <table:table-cell table:style-name="TableCell779">
            <text:p text:style-name="P780"><text:span text:style-name="T781">Gosho joined the party!</text:span></text:p>
            <text:p text:style-name="P782"><text:span text:style-name="T783">Pesho joined the party!</text:span></text:p>
            <text:p text:style-name="P784"><text:span text:style-name="T785">HealthPotion added to pool.</text:span></text:p>
            <text:p text:style-name="P786"><text:span text:style-name="T787">PoisonPotion added to pool.</text:span></text:p>
            <text:p text:style-name="P788"><text:span text:style-name="T789">Pesho picked up PoisonPotion!</text:span></text:p>
            <text:p text:style-name="P790"><text:span text:style-name="T791">Gosho picked up HealthPotion!</text:span></text:p>
            <text:p text:style-name="P792"><text:span text:style-name="T793">Invalid Operation: No items left in pool!</text:span></text:p>
            <text:p text:style-name="P794"><text:span text:style-name="T795">Invalid Operation: No item with name HealthPotion in bag!</text:span></text:p>
            <text:p text:style-name="P796"><text:span text:style-name="T797">Pesho used PoisonPotion.</text:span></text:p>
            <text:p text:style-name="P798"><text:span text:style-name="T799">Gosho used HealthPotion on Pesho.</text:span></text:p>
            <text:p text:style-name="P800"><text:span text:style-name="T801">PoisonPotion added to pool.</text:span></text:p>
            <text:p text:style-name="P802"><text:span text:style-name="T803">Gosho picked up PoisonPotion!</text:span></text:p>
            <text:p text:style-name="P804"><text:span text:style-name="T805">Gosho gave Pesho PoisonPotion.</text:span></text:p>
            <text:p text:style-name="P806"><text:span text:style-name="T807">Ivan joined the party!</text:span></text:p>
            <text:p text:style-name="P808"><text:span text:style-name="T809">Ivan attacks Gosho for 40 hit points! Gosho has 100/100 HP and 10/50 AP left!</text:span></text:p>
            <text:p text:style-name="P810"><text:span text:style-name="T811">Ivan attacks Gosho for 40 hit points! Gosho has 70/100 HP and 0/50 AP left!</text:span></text:p>
            <text:p text:style-name="P812"><text:span text:style-name="T813">Ivan attacks Gosho for 40 hit points! Gosho has 30/100 HP and 0/50 AP left!</text:span></text:p>
            <text:p text:style-name="P814"><text:span text:style-name="T815">Gosho attacks Ivan for 40 hit points! Ivan has 100/100 HP and 10/50 AP left!</text:span></text:p>
            <text:p text:style-name="P816"><text:span text:style-name="T817">Ivan attacks Gosho for 40 hit points! Gosho has 0/100 HP and 0/50 AP left!</text:span></text:p>
            <text:p text:style-name="P818"><text:span text:style-name="T819">Gosho is dead!</text:span></text:p>
            <text:p text:style-name="P820"><text:span text:style-name="T821">Pesho rests (100 =&gt; 100)</text:span></text:p>
            <text:p text:style-name="P822"><text:span text:style-name="T823">Ivan rests (100 =&gt; 100)</text:span></text:p>
            <text:p text:style-name="P824"><text:span text:style-name="T825">Ivan attacks Pesho for 40 hit points! Pesho has 100/100 HP and 10/50 AP left!</text:span></text:p>
            <text:p text:style-name="P826"><text:span text:style-name="T827">Ivan attacks Pesho for 40 hit points! Pesho has 70/100 HP and 0/50 AP left!</text:span></text:p>
            <text:p text:style-name="P828"><text:span text:style-name="T829">Ivan attacks Pesho for 40 hit points! Pesho has 30/100 HP and 0/50 AP left!</text:span></text:p>
            <text:p text:style-name="P830"><text:span text:style-name="T831">Ivan attacks Pesho for 40 hit points! Pesho has 0/100 HP and 0/50 AP left!</text:span></text:p>
            <text:p text:style-name="P832"><text:span text:style-name="T833">Pesho is dead!</text:span></text:p>
            <text:p text:style-name="P834"><text:span text:style-name="T835">Ivan rests (100 =&gt; 100)</text:span></text:p>
            <text:p text:style-name="P836"><text:span text:style-name="T837">Ivan rests (100 =&gt; 100)</text:span></text:p>
            <text:p text:style-name="P838"><text:span text:style-name="T839">Final stats:</text:span></text:p>
            <text:p text:style-name="P840"><text:span text:style-name="T841">Ivan - HP: 100/100, AP: 10/50, Status: Alive</text:span></text:p>
            <text:p text:style-name="P842"><text:span text:style-name="T843">Gosho - HP: 0/100, AP: 0/50, Status: Dead</text:span></text:p>
            <text:p text:style-name="P844"><text:span text:style-name="T845">Pesho - HP: 0/100, AP: 0/50, Status: Dead</text:span></text:p>
          </table:table-cell>
        </table:table-row>
      </table:table>
      <text:p text:style-name="Standard"/>
      <table:table table:style-name="Table846">
        <table:table-columns>
          <table:table-column table:style-name="TableColumn847"/>
        </table:table-columns>
        <table:table-row table:style-name="TableRow848">
          <table:table-cell table:style-name="TableCell849">
            <text:p text:style-name="P850"><text:span text:style-name="T851">Input</text:span></text:p>
          </table:table-cell>
        </table:table-row>
        <table:table-row table:style-name="TableRow852">
          <table:table-cell table:style-name="TableCell853">
            <text:p text:style-name="P854"><text:span text:style-name="T855">JoinParty Java Warrior Gosho</text:span></text:p>
            <text:p text:style-name="P856"><text:span text:style-name="T857">JoinParty CSharp Warrior Ivan</text:span></text:p>
            <text:p text:style-name="P858"><text:span text:style-name="T859">Attack Gosho Gosho</text:span></text:p>
            <text:p text:style-name="P860"><text:span text:style-name="T861">PickUpItem Gosho</text:span></text:p>
            <text:p text:style-name="P862"><text:span text:style-name="T863">AddItemToPool InvalidItem</text:span></text:p>
            <text:p text:style-name="P864"><text:span text:style-name="T865">AddItemToPool HealthPotion</text:span></text:p>
            <text:p text:style-name="P866"><text:span text:style-name="T867">UseItem Gosho InvalidItem</text:span></text:p>
            <text:p text:style-name="P868"><text:span text:style-name="T869">UseItem Gosho HealthPotion</text:span></text:p>
            <text:p text:style-name="P870"><text:span text:style-name="T871">PickUpItem InvalidCharacter</text:span></text:p>
            <text:p text:style-name="P872"><text:span text:style-name="T873">Attack Ivan Ivan</text:span></text:p>
            <text:p text:style-name="P874"><text:span text:style-name="T875">Attack Pesho Ivan</text:span></text:p>
            <text:p text:style-name="P876"><text:span text:style-name="T877">Attack Ivan Pesho</text:span></text:p>
            <text:p text:style-name="P878"><text:span text:style-name="T879">Attack A B</text:span></text:p>
            <text:p text:style-name="P880"><text:span text:style-name="T881">Attack Ivan Gosho</text:span></text:p>
            <text:p text:style-name="P882"><text:span text:style-name="T883">Attack Ivan Gosho</text:span></text:p>
            <text:p text:style-name="P884"><text:span text:style-name="T885">Attack Ivan Gosho</text:span></text:p>
            <text:p text:style-name="P886"><text:span text:style-name="T887">Attack Ivan Gosho</text:span></text:p>
            <text:p text:style-name="P888"><text:span text:style-name="T889">EndTurn</text:span></text:p>
            <text:p text:style-name="P890"><text:span text:style-name="T891">EndTurn</text:span></text:p>
          </table:table-cell>
        </table:table-row>
        <table:table-row table:style-name="TableRow892">
          <table:table-cell table:style-name="TableCell893">
            <text:p text:style-name="P894"><text:span text:style-name="T895">Output</text:span></text:p>
          </table:table-cell>
        </table:table-row>
        <table:table-row table:style-name="TableRow896">
          <table:table-cell table:style-name="TableCell897">
            <text:p text:style-name="P898"><text:span text:style-name="T899">Gosho joined the party!</text:span></text:p>
            <text:p text:style-name="P900"><text:span text:style-name="T901">Ivan joined the party!</text:span></text:p>
            <text:p text:style-name="P902"><text:span text:style-name="T903">Invalid Operation: Cannot attack self!</text:span></text:p>
            <text:p text:style-name="P904"><text:span text:style-name="T905">Invalid Operation: No items left in pool!</text:span></text:p>
            <text:p text:style-name="P906"><text:span text:style-name="T907">Parameter Error: Invalid item "InvalidItem"!</text:span></text:p>
            <text:p text:style-name="P908"><text:span text:style-name="T909">HealthPotion added to pool.</text:span></text:p>
            <text:p text:style-name="P910"><text:span text:style-name="T911">Invalid Operation: Bag is empty!</text:span></text:p>
            <text:p text:style-name="P912"><text:span text:style-name="T913">Invalid Operation: Bag is empty!</text:span></text:p>
            <text:p text:style-name="P914"><text:span text:style-name="T915">Parameter Error: Character InvalidCharacter not found!</text:span></text:p>
            <text:p text:style-name="P916"><text:span text:style-name="T917">Invalid Operation: Cannot attack self!</text:span></text:p>
            <text:p text:style-name="P918"><text:span text:style-name="T919">Parameter Error: Character Pesho not found!</text:span></text:p>
            <text:p text:style-name="P920"><text:span text:style-name="T921">Parameter Error: Character Pesho not found!</text:span></text:p>
            <text:p text:style-name="P922"><text:span text:style-name="T923">Parameter Error: Character A not found!</text:span></text:p>
            <text:p text:style-name="P924"><text:span text:style-name="T925">Ivan attacks Gosho for 40 hit points! Gosho has 100/100 HP and 10/50 AP left!</text:span></text:p>
            <text:p text:style-name="P926"><text:span text:style-name="T927">Ivan attacks Gosho for 40 hit points! Gosho has 70/100 HP and 0/50 AP left!</text:span></text:p>
            <text:p text:style-name="P928"><text:span text:style-name="T929">Ivan attacks Gosho for 40 hit points! Gosho has 30/100 HP and 0/50 AP left!</text:span></text:p>
            <text:p text:style-name="P930"><text:span text:style-name="T931">Ivan attacks Gosho for 40 hit points! Gosho has 0/100 HP and 0/50 AP left!</text:span></text:p>
            <text:p text:style-name="P932"><text:span text:style-name="T933">Gosho is dead!</text:span></text:p>
            <text:p text:style-name="P934"><text:span text:style-name="T935">Ivan rests (100 =&gt; 100)</text:span></text:p>
            <text:p text:style-name="P936"><text:span text:style-name="T937">Ivan rests (100 =&gt; 100)</text:span></text:p>
            <text:p text:style-name="P938"><text:span text:style-name="T939">Final stats:</text:span></text:p>
            <text:p text:style-name="P940"><text:span text:style-name="T941">Ivan - HP: 100/100, AP: 50/50, Status: Alive</text:span></text:p>
            <text:p text:style-name="P942"><text:span text:style-name="T943">Gosho - HP: 0/100, AP: 0/50, Status: Dead</text:span></text:p>
          </table:table-cell>
        </table:table-row>
      </table:table>
      <text:h text:style-name="Заглавие2" text:outline-level="2">Task 4: Bonus (50 points)</text:h>
      <text:h text:style-name="Заглавие3" text:outline-level="3">Factories</text:h>
      <text:p text:style-name="Standard">You know that the keyword<text:s/><text:span text:style-name="T944">new</text:span><text:s/>is a bottleneck and we are trying to use it as little as possible. We even try to separate it in classes. These classes are called<text:s/><text:span text:style-name="T945">Factories</text:span><text:s/>and the naming convention for them is<text:s/><text:span text:style-name="T946">{TypeOfObject}Factory</text:span>.<text:span text:style-name="T947"><text:s/></text:span>You need to have<text:s/><text:span text:style-name="T948">two</text:span><text:s/><text:span text:style-name="T949">different</text:span><text:s/><text:span text:style-name="T950">factories</text:span>,<text:s/><text:span text:style-name="T951">one for Characters and one for Items</text:span>. This is a design pattern and you can read more about it.<text:s/><text:a xlink:href="https://www.dotnetperls.com/factory" office:target-frame-name="_top" xlink:show="replace">Factory Pattern</text:a>. The factories must contain a method (“<text:span text:style-name="CodeChar">CreateCharacter</text:span>/<text:span text:style-name="CodeChar">CreateItem</text:span>”), which instantiates objects of that type.</text:p>
      <text:p text:style-name="Standard">If you try to create a character with an invalid type, throw an<text:s/><text:span text:style-name="CodeChar">ArgumentException</text:span><text:s/>with a message “<text:span text:style-name="CodeChar">Invalid character type "{type}"!</text:span>”.</text:p>
      <text:p text:style-name="Standard">If you try to create a character with an invalid type, throw an<text:s/><text:span text:style-name="CodeChar">ArgumentException</text:span><text:s/>with a message “<text:span text:style-name="CodeChar">Invalid item type "{type}"!</text:span>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Standard" style:next-style-name="Textbody" style:default-outline-level="1">
      <style:paragraph-properties fo:keep-with-next="always" fo:keep-together="always" fo:margin-top="0.1388in" fo:margin-bottom="0.0277in"/>
      <style:text-properties fo:font-weight="bold" style:font-weight-asian="bold" fo:color="#642D08" fo:font-size="20pt" style:font-size-asian="20pt" style:font-size-complex="16pt" fo:hyphenate="false"/>
    </style:style>
    <style:style style:name="Заглавие2" style:display-name="Заглавие 2" style:family="paragraph" style:parent-style-name="Standard" style:next-style-name="Textbody" style:default-outline-level="2">
      <style:paragraph-properties fo:keep-with-next="always" fo:keep-together="always" fo:margin-top="0.1388in" fo:margin-bottom="0.0277in"/>
      <style:text-properties fo:font-weight="bold" style:font-weight-asian="bold" style:font-weight-complex="bold" fo:color="#7C380A" fo:font-size="22pt" style:font-size-asian="22pt" style:font-size-complex="18pt" fo:hyphenate="false"/>
    </style:style>
    <style:style style:name="Заглавие3" style:display-name="Заглавие 3" style:family="paragraph" style:parent-style-name="Standard" style:next-style-name="Textbody" style:default-outline-level="3">
      <style:paragraph-properties fo:keep-with-next="always" fo:keep-together="always" fo:margin-top="0.0833in" fo:margin-bottom="0.0277in"/>
      <style:text-properties fo:font-weight="bold" style:font-weight-asian="bold" fo:color="#8F400B" fo:font-size="18pt" style:font-size-asian="18pt" style:font-size-complex="16pt" fo:hyphenate="false"/>
    </style:style>
    <style:style style:name="Заглавие4" style:display-name="Заглавие 4" style:family="paragraph" style:parent-style-name="Standard" style:next-style-name="Textbody" style:default-outline-level="4">
      <style:paragraph-properties fo:keep-with-next="always" fo:keep-together="always" fo:margin-top="0.0833in" fo:margin-bottom="0.0277in"/>
      <style:text-properties fo:font-weight="bold" style:font-weight-asian="bold" style:font-style-complex="italic" fo:color="#A34A0D" fo:font-size="14pt" style:font-size-asian="14pt" fo:hyphenate="false"/>
    </style:style>
    <style:style style:name="Заглавие5" style:display-name="Заглавие 5" style:family="paragraph" style:parent-style-name="Standard" style:next-style-name="Textbody" style:default-outline-level="5">
      <style:paragraph-properties fo:keep-with-next="always" fo:keep-together="always" fo:margin-bottom="0in"/>
      <style:text-properties fo:font-weight="bold" style:font-weight-asian="bold" fo:color="#B2500E" fo:hyphenate="false"/>
    </style:style>
    <style:style style:name="Заглавие6" style:display-name="Заглавие 6" style:family="paragraph" style:parent-style-name="Standard" style:next-style-name="Textbody" style:default-outline-level="6">
      <style:paragraph-properties fo:keep-with-next="always" fo:keep-together="always" fo:margin-top="0.0277in" fo:margin-bottom="0in"/>
      <style:text-properties style:font-name="Consolas" fo:font-weight="bold" style:font-weight-asian="bold" fo:color="#B2500E" fo:hyphenate="false"/>
    </style:style>
    <style:style style:name="Заглавие7" style:display-name="Заглавие 7" style:family="paragraph" style:parent-style-name="Standard" style:next-style-name="Textbody" style:default-outline-level="7">
      <style:paragraph-properties fo:keep-with-next="always" fo:keep-together="always" fo:margin-top="0.0277in" fo:margin-bottom="0in"/>
      <style:text-properties style:font-name="Cambria" fo:font-style="italic" style:font-style-asian="italic" style:font-style-complex="italic" fo:color="#243F60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Standard" style:display-name="Standard" style:family="paragraph">
      <style:paragraph-properties fo:widows="2" fo:orphans="2" fo:margin-top="0.0555in" fo:margin-bottom="0.0833in"/>
      <style:text-properties fo:hyphenate="false"/>
    </style:style>
    <style:style style:name="Заглавие" style:display-name="Заглавие" style:family="paragraph" style:parent-style-name="Standard" style:next-style-name="Textbody">
      <style:paragraph-properties fo:keep-with-next="always" fo:margin-top="0.1666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/>
      <style:text-properties fo:hyphenate="false"/>
    </style:style>
    <style:style style:name="Списък" style:display-name="Списък" style:family="paragraph" style:parent-style-name="Textbody">
      <style:text-properties style:font-name-complex="Lucida Sans" fo:hyphenate="false"/>
    </style:style>
    <style:style style:name="Надпис" style:display-name="Надпис" style:family="paragraph" style:parent-style-name="Standard">
      <style:paragraph-properties text:number-lines="false" fo:margin-top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 fo:margin-top="0in" fo:margin-bottom="0.1388in"/>
      <style:text-properties style:font-name-complex="FreeSans" fo:hyphenate="false"/>
    </style:style>
    <style:style style:name="Горенколонтитул" style:display-name="Горен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Доленколонтитул" style:display-name="Долен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Изнесентекст" style:display-name="Изнесен текст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Нормаленуеб" style:display-name="Нормален (уеб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Списъкнаабзаци" style:display-name="Списък на абзаци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de" style:display-name="Code" style:family="paragraph" style:parent-style-name="Standard">
      <style:text-properties style:font-name="Consolas" fo:font-weight="bold" style:font-weight-asian="bold" fo:hyphenate="false"/>
    </style:style>
    <style:style style:name="Редакция" style:display-name="Редакция" style:family="paragraph">
      <style:paragraph-properties fo:widows="2" fo:orphans="2" fo:margin-bottom="0in" fo:line-height="100%"/>
      <style:text-properties fo:hyphenate="false"/>
    </style:style>
    <style:style style:name="HeaderChar" style:display-name="Header Char" style:family="text" style:parent-style-name="Шрифтнаабзацапоподразбиране"/>
    <style:style style:name="FooterChar" style:display-name="Footer Char" style:family="text" style:parent-style-name="Шрифтнаабзацапоподразбиране"/>
    <style:style style:name="BalloonTextChar" style:display-name="Balloon Text Char" style:family="text" style:parent-style-name="Шрифтнаабзацапоподразбиране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Шрифтнаабзацапоподразбиране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Шрифтнаабзацапоподразбиране">
      <style:text-properties style:font-name-complex="F" fo:font-weight="bold" style:font-weight-asian="bold" fo:color="#642D08" fo:font-size="20pt" style:font-size-asian="20pt" style:font-size-complex="16pt"/>
    </style:style>
    <style:style style:name="Heading2Char" style:display-name="Heading 2 Char" style:family="text" style:parent-style-name="Шрифтнаабзацапоподразбиране">
      <style:text-properties style:font-name-complex="F" fo:font-weight="bold" style:font-weight-asian="bold" style:font-weight-complex="bold" fo:color="#7C380A" fo:font-size="22pt" style:font-size-asian="22pt" style:font-size-complex="18pt"/>
    </style:style>
    <style:style style:name="StrongEmphasis" style:display-name="Strong Emphasis" style:family="text" style:parent-style-name="Шрифтнаабзацапоподразбиране">
      <style:text-properties fo:font-weight="bold" style:font-weight-asian="bold" style:font-weight-complex="bold"/>
    </style:style>
    <style:style style:name="Heading3Char" style:display-name="Heading 3 Char" style:family="text" style:parent-style-name="Шрифтнаабзацапоподразбиране">
      <style:text-properties style:font-name-complex="F" fo:font-weight="bold" style:font-weight-asian="bold" fo:color="#8F400B" fo:font-size="18pt" style:font-size-asian="18pt" style:font-size-complex="16pt"/>
    </style:style>
    <style:style style:name="Heading4Char" style:display-name="Heading 4 Char" style:family="text" style:parent-style-name="Шрифтнаабзацапоподразбиране">
      <style:text-properties style:font-name-complex="F" fo:font-weight="bold" style:font-weight-asian="bold" style:font-style-complex="italic" fo:color="#A34A0D" fo:font-size="14pt" style:font-size-asian="14pt"/>
    </style:style>
    <style:style style:name="Прегледанахипервръзка" style:display-name="Прегледана хипервръзка" style:family="text" style:parent-style-name="Шрифтнаабзацапоподразбиране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5Char" style:display-name="Heading 5 Char" style:family="text" style:parent-style-name="Шрифтнаабзацапоподразбиране">
      <style:text-properties style:font-name-complex="F" fo:font-weight="bold" style:font-weight-asian="bold" fo:color="#B2500E"/>
    </style:style>
    <style:style style:name="CodeChar" style:display-name="Code Char" style:family="text" style:parent-style-name="Шрифтнаабзацапоподразбиране">
      <style:text-properties style:font-name="Consolas" fo:font-weight="bold" style:font-weight-asian="bold"/>
    </style:style>
    <style:style style:name="_tgc" style:display-name="_tgc" style:family="text" style:parent-style-name="Шрифтнаабзацапоподразбиране"/>
    <style:style style:name="ListParagraphChar" style:display-name="List Paragraph Char" style:family="text" style:parent-style-name="Шрифтнаабзацапоподразбиране"/>
    <style:style style:name="InternetLink0" style:display-name="Internet Link" style:family="text" style:parent-style-name="Шрифтнаабзацапоподразбиране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кцентиран" style:display-name="Акцентиран" style:family="text" style:parent-style-name="Шрифтнаабзацапоподразбиране">
      <style:text-properties fo:font-style="italic" style:font-style-asian="italic" style:font-style-complex="italic"/>
    </style:style>
    <style:style style:name="Heading6Char" style:display-name="Heading 6 Char" style:family="text" style:parent-style-name="Шрифтнаабзацапоподразбиране">
      <style:text-properties style:font-name="Consolas" style:font-name-complex="F" fo:font-weight="bold" style:font-weight-asian="bold" fo:color="#B2500E"/>
    </style:style>
    <style:style style:name="Heading7Char" style:display-name="Heading 7 Char" style:family="text" style:parent-style-name="Шрифтнаабзацапоподразбиране">
      <style:text-properties style:font-name="Cambria" style:font-name-complex="F" fo:font-style="italic" style:font-style-asian="italic" style:font-style-complex="italic" fo:color="#243F60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F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6" style:display-name="WWNum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8" style:display-name="WWNum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0" style:display-name="WWNum20">
      <text:list-level-style-number text:level="1" style:num-prefix="Task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1" style:display-name="WW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2" style:display-name="WWNum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3" style:display-name="WWNum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6" style:display-name="WWNum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7" style:display-name="WWNum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 style:font-name-complex="F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8" style:display-name="WWNum28">
      <text:list-level-style-bullet text:level="1" text:style-name="WW_CharLFO2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 style:font-name-complex="F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9" style:display-name="WWNum29">
      <text:list-level-style-bullet text:level="1" text:style-name="WW_CharLFO2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style:font-name-complex="F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30" style:display-name="WWNum30">
      <text:list-level-style-bullet text:level="1" text:style-name="WW_CharLFO30LVL1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 style:font-name-complex="F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31" style:display-name="WWNum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Symbol" style:font-name-complex="F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32" style:display-name="WWNum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118in" fo:margin-bottom="0.5513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1965in"/>
      </style:footer-style>
    </style:page-layout>
    <style:style style:name="P2" style:parent-style-name="Горенколонтитул" style:family="paragraph">
      <style:paragraph-properties fo:text-indent="-0.7875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# OOP Basics Exam</dc:title>
    <dc:description>C# OOP Basics Course @ SoftUni - https://softuni.bg/courses/csharp-oop-basics</dc:description>
    <dc:subject>C# OOP Basics</dc:subject>
    <meta:keyword>softuni</meta:keyword>
    <meta:keyword>OOP</meta:keyword>
    <meta:keyword>Basics</meta:keyword>
    <meta:keyword>exam</meta:keyword>
    <meta:initial-creator>Software University Foundation</meta:initial-creator>
    <dc:creator>stefan</dc:creator>
    <meta:creation-date>2017-01-11T16:41:00Z</meta:creation-date>
    <dc:date>2019-12-13T15:02:00Z</dc:date>
    <meta:print-date>2015-10-26T22:35:00Z</meta:print-date>
    <meta:template xlink:href="Normal.dotm" xlink:type="simple"/>
    <meta:editing-cycles>3073</meta:editing-cycles>
    <meta:editing-duration>PT166800S</meta:editing-duration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>programming, education, software engineering, software development</meta:user-defined>
    <meta:document-statistic meta:page-count="1" meta:paragraph-count="42" meta:word-count="3152" meta:character-count="21077" meta:row-count="149" meta:non-whitespace-character-count="17967"/>
  </office:meta>
</office:document-meta>
</file>